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fill="solid" draw:fill-color="#e6ff00" draw:textarea-horizontal-align="justify" draw:textarea-vertical-align="middle" draw:auto-grow-height="false" fo:min-height="0cm" fo:min-width="0cm"/>
    </style:style>
    <style:style style:name="gr4" style:family="graphic" style:parent-style-name="standard">
      <style:graphic-properties draw:fill="solid" draw:fill-color="#23ff23" draw:textarea-horizontal-align="justify" draw:textarea-vertical-align="middle" draw:auto-grow-height="false" fo:min-height="0cm" fo:min-width="0cm"/>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6.577cm"/>
    </style:style>
    <style:style style:name="gr10" style:family="graphic" style:parent-style-name="standard">
      <style:graphic-properties draw:fill="none" draw:textarea-vertical-align="middle" draw:auto-grow-height="false" fo:min-height="0.749cm" fo:min-width="0.499cm"/>
    </style:style>
    <style:style style:name="gr11" style:family="graphic" style:parent-style-name="standard">
      <style:graphic-properties draw:stroke="none" svg:stroke-color="#000000" draw:fill="none" draw:fill-color="#ffffff" draw:auto-grow-height="true" draw:auto-grow-width="false" fo:max-height="0cm" fo:min-height="1.25cm"/>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draw:auto-grow-height="true" draw:auto-grow-width="false" fo:max-height="0cm" fo:min-height="1.345cm"/>
    </style:style>
    <style:style style:name="gr14" style:family="graphic" style:parent-style-name="standard">
      <style:graphic-properties draw:fill="solid" draw:fill-color="#808080" draw:textarea-horizontal-align="justify" draw:textarea-vertical-align="middle" draw:auto-grow-height="false" fo:min-height="0cm" fo:min-width="0cm"/>
    </style:style>
    <style:style style:name="gr15" style:family="graphic" style:parent-style-name="standard">
      <style:graphic-properties draw:stroke="dash" draw:stroke-dash="Fine_20_Dashed" draw:marker-end="Arrow" draw:marker-end-width="0.3cm" draw:textarea-horizontal-align="center" draw:textarea-vertical-align="middle"/>
    </style:style>
    <style:style style:name="gr16" style:family="graphic" style:parent-style-name="standard">
      <style:graphic-properties draw:marker-start="Arrow" draw:marker-end="Arrow" draw:marker-end-width="0.3cm" draw:textarea-horizontal-align="center" draw:textarea-vertical-align="middle"/>
    </style:style>
    <style:style style:name="gr17" style:family="graphic" style:parent-style-name="standard">
      <style:graphic-properties draw:fill="solid" draw:fill-color="#ff0000" draw:textarea-horizontal-align="justify" draw:textarea-vertical-align="middle" draw:auto-grow-height="false" fo:min-height="0cm" fo:min-width="0cm"/>
    </style:style>
    <style:style style:name="gr18" style:family="graphic" style:parent-style-name="standard">
      <style:graphic-properties draw:fill="solid" draw:fill-color="#b3b3b3" draw:textarea-horizontal-align="justify" draw:textarea-vertical-align="middle" draw:auto-grow-height="false" fo:min-height="0cm" fo:min-width="0cm"/>
    </style:style>
    <style:style style:name="gr19" style:family="graphic" style:parent-style-name="standard">
      <style:graphic-properties draw:marker-end=""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2.237cm" fo:min-width="0cm"/>
    </style:style>
    <style:style style:name="gr21" style:family="graphic" style:parent-style-name="standard">
      <style:graphic-properties draw:fill="solid" draw:fill-color="#ff0000" draw:textarea-horizontal-align="justify" draw:textarea-vertical-align="middle" draw:auto-grow-height="false" fo:min-height="0cm" fo:min-width="0cm"/>
    </style:style>
    <style:style style:name="gr22" style:family="graphic" style:parent-style-name="standard">
      <style:graphic-properties draw:marker-start="Arrow" draw:marker-start-width="0.3cm" draw:marker-end="Arrow" draw:marker-end-width="0.3cm" draw:fill="solid" draw:fill-color="#e6ff00" draw:textarea-horizontal-align="center"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923cm"/>
    </style:style>
    <style:style style:name="gr24" style:family="graphic" style:parent-style-name="standard">
      <style:graphic-properties draw:stroke="none" svg:stroke-color="#000000" draw:fill="none" draw:fill-color="#ffffff" draw:textarea-horizontal-align="left" draw:auto-grow-height="true" draw:auto-grow-width="true" fo:min-height="7.585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7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3.33cm"/>
    </style:style>
    <style:style style:name="gr27" style:family="graphic" style:parent-style-name="standard">
      <style:graphic-properties draw:stroke="none" svg:stroke-color="#000000" draw:fill="none" draw:fill-color="#ffffff" draw:textarea-horizontal-align="left" draw:auto-grow-height="true" draw:auto-grow-width="false" fo:min-height="1.75cm" fo:min-width="6.577cm"/>
    </style:style>
    <style:style style:name="gr28" style:family="graphic" style:parent-style-name="standard">
      <style:graphic-properties draw:stroke="none" svg:stroke-color="#000000" draw:fill="none" draw:fill-color="#ffffff" draw:textarea-horizontal-align="left" draw:auto-grow-height="true" draw:auto-grow-width="true" fo:min-height="3.25cm" fo:min-width="0cm"/>
    </style:style>
    <style:style style:name="pr1" style:family="presentation" style:parent-style-name="Default-title">
      <style:graphic-properties draw:fill-color="#ffffff" draw:auto-grow-height="true" fo:min-height="3.507cm"/>
    </style:style>
    <style:style style:name="pr2" style:family="presentation" style:parent-style-name="Default-notes" style:list-style-name="L3">
      <style:graphic-properties draw:fill-color="#ffffff" draw:auto-grow-height="true" fo:min-height="13.365cm"/>
    </style:style>
    <style:style style:name="pr3" style:family="presentation" style:parent-style-name="Default-title" style:list-style-name="L4">
      <style:graphic-properties draw:fill-color="#ffffff" draw:auto-grow-height="true" fo:min-height="3.507cm"/>
    </style:style>
    <style:style style:name="pr4" style:family="presentation" style:parent-style-name="Default-outline1">
      <style:graphic-properties draw:fill-color="#ffffff" draw:auto-grow-height="true" fo:min-height="13.86cm"/>
    </style:style>
    <style:style style:name="pr5" style:family="presentation" style:parent-style-name="Default-notes" style:list-style-name="L3">
      <style:graphic-properties draw:fill-color="#ffffff" draw:auto-grow-height="true" fo:min-height="13.365cm"/>
    </style:style>
    <style:style style:name="pr6" style:family="presentation" style:parent-style-name="Default-notes" style:list-style-name="L3">
      <style:graphic-properties draw:fill-color="#ffffff" draw:auto-grow-height="true" fo:min-height="13.365cm"/>
    </style:style>
    <style:style style:name="pr7" style:family="presentation" style:parent-style-name="Default-notes" style:list-style-name="L3">
      <style:graphic-properties draw:fill-color="#ffffff" draw:auto-grow-height="true" fo:min-height="13.365cm"/>
    </style:style>
    <style:style style:name="pr8" style:family="presentation" style:parent-style-name="Default-notes">
      <style:graphic-properties draw:fill-color="#ffffff" draw:auto-grow-height="true" fo:min-height="13.365cm"/>
    </style:style>
    <style:style style:name="pr9" style:family="presentation" style:parent-style-name="Default-outline1">
      <style:graphic-properties draw:fill-color="#ffffff" fo:min-height="13.609cm"/>
    </style:style>
    <style:style style:name="pr10" style:family="presentation" style:parent-style-name="Default-notes">
      <style:graphic-properties draw:fill-color="#ffffff" fo:min-height="13.114cm"/>
    </style:style>
    <style:style style:name="pr11" style:family="presentation" style:parent-style-name="Default-title" style:list-style-name="L4">
      <style:graphic-properties draw:fill-color="#ffffff" draw:auto-grow-height="true" fo:min-height="3.507cm"/>
    </style:style>
    <style:style style:name="pr12" style:family="presentation" style:parent-style-name="Default-notes" style:list-style-name="L3">
      <style:graphic-properties draw:fill-color="#ffffff" draw:auto-grow-height="true" fo:min-height="13.365cm"/>
    </style:style>
    <style:style style:name="pr13" style:family="presentation" style:parent-style-name="Default-title" style:list-style-name="L4">
      <style:graphic-properties draw:fill-color="#ffffff" draw:auto-grow-height="true" fo:min-height="3.507cm"/>
    </style:style>
    <style:style style:name="pr14" style:family="presentation" style:parent-style-name="Default-notes" style:list-style-name="L3">
      <style:graphic-properties draw:fill-color="#ffffff" draw:auto-grow-height="true" fo:min-height="13.365cm"/>
    </style:style>
    <style:style style:name="pr15" style:family="presentation" style:parent-style-name="Default-title" style:list-style-name="L4">
      <style:graphic-properties draw:fill-color="#ffffff" draw:auto-grow-height="true" fo:min-height="3.507cm"/>
    </style:style>
    <style:style style:name="pr16" style:family="presentation" style:parent-style-name="Default-notes" style:list-style-name="L3">
      <style:graphic-properties draw:fill-color="#ffffff" draw:auto-grow-height="true" fo:min-height="13.365cm"/>
    </style:style>
    <style:style style:name="pr17" style:family="presentation" style:parent-style-name="Default-notes" style:list-style-name="L3">
      <style:graphic-properties draw:fill-color="#ffffff" draw:auto-grow-height="true" fo:min-height="13.365cm"/>
    </style:style>
    <style:style style:name="pr18" style:family="presentation" style:parent-style-name="Default-notes" style:list-style-name="L3">
      <style:graphic-properties draw:fill-color="#ffffff" draw:auto-grow-height="true" fo:min-height="13.365cm"/>
    </style:style>
    <style:style style:name="pr19" style:family="presentation" style:parent-style-name="Default-notes" style:list-style-name="L3">
      <style:graphic-properties draw:fill-color="#ffffff" draw:auto-grow-height="true" fo:min-height="13.365cm"/>
    </style:style>
    <style:style style:name="pr20" style:family="presentation" style:parent-style-name="Default-notes" style:list-style-name="L3">
      <style:graphic-properties draw:fill-color="#ffffff" draw:auto-grow-height="true" fo:min-height="13.365cm"/>
    </style:style>
    <style:style style:name="pr21" style:family="presentation" style:parent-style-name="Default-notes" style:list-style-name="L3">
      <style:graphic-properties draw:fill-color="#ffffff" draw:auto-grow-height="true" fo:min-height="13.365cm"/>
    </style:style>
    <style:style style:name="pr22" style:family="presentation" style:parent-style-name="Default-notes" style:list-style-name="L3">
      <style:graphic-properties draw:fill-color="#ffffff" draw:auto-grow-height="true" fo:min-height="13.365cm"/>
    </style:style>
    <style:style style:name="pr23" style:family="presentation" style:parent-style-name="Default-notes" style:list-style-name="L3">
      <style:graphic-properties draw:fill-color="#ffffff" draw:auto-grow-height="true" fo:min-height="13.365cm"/>
    </style:style>
    <style:style style:name="pr24" style:family="presentation" style:parent-style-name="Default-title" style:list-style-name="L4">
      <style:graphic-properties draw:fill-color="#ffffff" draw:auto-grow-height="true" fo:min-height="3.507cm"/>
    </style:style>
    <style:style style:name="pr25" style:family="presentation" style:parent-style-name="Default-outline1">
      <style:graphic-properties draw:fill-color="#ffffff" draw:auto-grow-height="true" fo:min-height="16.5cm"/>
    </style:style>
    <style:style style:name="pr26" style:family="presentation" style:parent-style-name="Default-notes" style:list-style-name="L3">
      <style:graphic-properties draw:fill-color="#ffffff" draw:auto-grow-height="true" fo:min-height="13.365cm"/>
    </style:style>
    <style:style style:name="pr27" style:family="presentation" style:parent-style-name="Default-notes" style:list-style-name="L3">
      <style:graphic-properties draw:fill-color="#ffffff" draw:auto-grow-height="true" fo:min-height="13.365cm"/>
    </style:style>
    <style:style style:name="pr28" style:family="presentation" style:parent-style-name="Default-notes" style:list-style-name="L3">
      <style:graphic-properties draw:fill-color="#ffffff" draw:auto-grow-height="true" fo:min-height="13.365cm"/>
    </style:style>
    <style:style style:name="pr29" style:family="presentation" style:parent-style-name="Default-notes" style:list-style-name="L3">
      <style:graphic-properties draw:fill-color="#ffffff" draw:auto-grow-height="true" fo:min-height="13.365cm"/>
    </style:style>
    <style:style style:name="pr30" style:family="presentation" style:parent-style-name="Default-notes" style:list-style-name="L3">
      <style:graphic-properties draw:fill-color="#ffffff" draw:auto-grow-height="true" fo:min-height="13.365cm"/>
    </style:style>
    <style:style style:name="pr31" style:family="presentation" style:parent-style-name="Default-notes" style:list-style-name="L3">
      <style:graphic-properties draw:fill-color="#ffffff" draw:auto-grow-height="true" fo:min-height="13.365cm"/>
    </style:style>
    <style:style style:name="pr32" style:family="presentation" style:parent-style-name="Default-notes" style:list-style-name="L3">
      <style:graphic-properties draw:fill-color="#ffffff" draw:auto-grow-height="true" fo:min-height="13.365cm"/>
    </style:style>
    <style:style style:name="pr33" style:family="presentation" style:parent-style-name="Default-title" style:list-style-name="L4">
      <style:graphic-properties draw:fill-color="#ffffff" draw:auto-grow-height="true" fo:min-height="3.507cm"/>
    </style:style>
    <style:style style:name="pr34" style:family="presentation" style:parent-style-name="Default-notes" style:list-style-name="L3">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paragraph-properties fo:text-align="center"/>
    </style:style>
    <style:style style:name="P5" style:family="paragraph">
      <style:paragraph-properties fo:margin-left="0cm" fo:margin-right="0cm" fo:text-indent="0cm"/>
      <style:text-properties fo:font-size="24pt"/>
    </style:style>
    <style:style style:name="P6" style:family="paragraph">
      <style:paragraph-properties fo:margin-left="0cm" fo:margin-right="0cm" fo:text-align="center" fo:text-indent="0cm"/>
    </style:style>
    <style:style style:name="P7" style:family="paragraph">
      <style:paragraph-properties fo:margin-left="0.6cm" fo:margin-right="0cm" fo:text-indent="-0.6cm"/>
      <style:text-properties fo:font-size="20pt"/>
    </style:style>
    <style:style style:name="P8" style:family="paragraph">
      <style:text-properties fo:font-size="24pt"/>
    </style:style>
    <style:style style:name="P9" style:family="paragraph">
      <style:paragraph-properties fo:margin-left="2.4cm" fo:margin-right="0cm" text:enable-numbering="true" fo:text-indent="-0.8cm"/>
    </style:style>
    <style:style style:name="P10" style:family="paragraph">
      <style:paragraph-properties fo:margin-left="2.4cm" fo:margin-right="0cm" fo:text-indent="-0.8cm"/>
    </style:style>
    <style:style style:name="P11" style:family="paragraph">
      <style:paragraph-properties fo:margin-left="0cm" fo:margin-right="0cm" fo:text-indent="0cm"/>
      <style:text-properties fo:font-size="18pt"/>
    </style:style>
    <style:style style:name="P12" style:family="paragraph">
      <style:paragraph-properties fo:margin-left="0cm" fo:margin-right="0cm" fo:text-align="center" fo:text-indent="0cm"/>
      <style:text-properties fo:font-size="18pt"/>
    </style:style>
    <style:style style:name="P13" style:family="paragraph">
      <style:paragraph-properties fo:text-align="center"/>
      <style:text-properties fo:font-size="24pt"/>
    </style:style>
    <style:style style:name="P14" style:family="paragraph">
      <style:paragraph-properties fo:margin-left="10.8cm" fo:margin-right="0cm" fo:text-indent="-0.6cm"/>
    </style:style>
    <style:style style:name="P15" style:family="paragraph">
      <style:paragraph-properties fo:margin-left="0cm" fo:margin-right="0cm" fo:text-align="center" fo:text-indent="0cm"/>
      <style:text-properties fo:font-size="24pt"/>
    </style:style>
    <style:style style:name="P16" style:family="paragraph">
      <style:paragraph-properties fo:margin-left="0cm" fo:margin-right="0cm" fo:text-indent="0cm"/>
      <style:text-properties fo:color="#ff0000" fo:font-size="24pt"/>
    </style:style>
    <style:style style:name="P17" style:family="paragraph">
      <style:paragraph-properties fo:margin-left="0cm" fo:margin-right="0cm" fo:text-align="center" text:enable-numbering="false" fo:text-indent="0cm"/>
    </style:style>
    <style:style style:name="P18" style:family="paragraph">
      <style:paragraph-properties fo:margin-left="0cm" fo:margin-right="0cm" text:enable-numbering="false" fo:text-indent="0cm"/>
    </style:style>
    <style:style style:name="P19" style:family="paragraph">
      <style:paragraph-properties fo:margin-left="0cm" fo:margin-right="0cm" text:enable-numbering="false" fo:text-indent="0cm"/>
      <style:text-properties fo:font-size="22pt"/>
    </style:style>
    <style:style style:name="P20" style:family="paragraph">
      <style:paragraph-properties fo:text-align="center" text:enable-numbering="true"/>
      <style:text-properties fo:font-size="24pt"/>
    </style:style>
    <style:style style:name="P21" style:family="paragraph">
      <style:paragraph-properties fo:margin-left="0cm" fo:margin-right="0cm" fo:text-align="start" fo:text-indent="0cm"/>
    </style:style>
    <style:style style:name="P22" style:family="paragraph">
      <style:paragraph-properties fo:margin-left="0cm" fo:margin-right="0cm" fo:text-align="start" fo:text-indent="0cm"/>
      <style:text-properties fo:font-size="18pt"/>
    </style:style>
    <style:style style:name="P23" style:family="paragraph">
      <style:paragraph-properties fo:margin-left="0cm" fo:margin-right="0cm" fo:text-align="center" fo:text-indent="0cm"/>
      <style:text-properties fo:font-family="Courier" style:font-family-generic="modern" style:font-pitch="variable" fo:font-size="24pt"/>
    </style:style>
    <style:style style:name="T1" style:family="text">
      <style:text-properties fo:font-size="80pt"/>
    </style:style>
    <style:style style:name="T2" style:family="text">
      <style:text-properties fo:font-size="28pt"/>
    </style:style>
    <style:style style:name="T3" style:family="text">
      <style:text-properties style:text-position="super 58%"/>
    </style:style>
    <style:style style:name="T4" style:family="text">
      <style:text-properties fo:font-size="24pt"/>
    </style:style>
    <style:style style:name="T5" style:family="text">
      <style:text-properties style:text-position="sub 58%" fo:font-size="24pt" style:font-size-asian="18pt" style:font-size-complex="18pt"/>
    </style:style>
    <style:style style:name="T6" style:family="text">
      <style:text-properties fo:font-size="32pt" fo:font-weight="bold" style:font-size-asian="32pt" style:font-size-complex="32pt"/>
    </style:style>
    <style:style style:name="T7" style:family="text">
      <style:text-properties fo:font-family="Courier" style:font-family-generic="modern" style:font-pitch="fixed" fo:font-size="22pt"/>
    </style:style>
    <style:style style:name="T8" style:family="text">
      <style:text-properties fo:font-size="22pt"/>
    </style:style>
    <style:style style:name="T9" style:family="text">
      <style:text-properties fo:font-size="20pt"/>
    </style:style>
    <style:style style:name="T10" style:family="text">
      <style:text-properties fo:font-size="18pt"/>
    </style:style>
    <style:style style:name="T11" style:family="text">
      <style:text-properties fo:font-family="Courier" style:font-family-generic="modern" style:font-pitch="fixed" fo:font-size="24pt"/>
    </style:style>
    <style:style style:name="T12" style:family="text">
      <style:text-properties style:use-window-font-color="true" fo:font-size="24pt"/>
    </style:style>
    <style:style style:name="T13" style:family="text">
      <style:text-properties style:use-window-font-color="true" style:text-position="sub 58%" fo:font-size="24pt" style:font-size-asian="18pt" style:font-size-complex="18pt"/>
    </style:style>
    <style:style style:name="T14" style:family="text">
      <style:text-properties fo:color="#ff0000" style:text-position="sub 58%" fo:font-size="24pt" style:font-size-asian="18pt" style:font-size-complex="18pt"/>
    </style:style>
    <style:style style:name="T15" style:family="text">
      <style:text-properties fo:color="#ff0000" fo:font-size="24pt" style:font-size-asian="18pt" style:font-size-complex="18pt"/>
    </style:style>
    <style:style style:name="T16" style:family="text">
      <style:text-properties fo:color="#00ff00" fo:font-size="24pt"/>
    </style:style>
    <style:style style:name="T17" style:family="text">
      <style:text-properties fo:color="#0000ff" fo:font-size="24pt"/>
    </style:style>
    <style:style style:name="T18" style:family="text">
      <style:text-properties fo:color="#ff00ff" fo:font-size="24pt"/>
    </style:style>
    <style:style style:name="T19" style:family="text">
      <style:text-properties fo:font-family="Courier" style:font-family-generic="modern" style:font-pitch="variable" fo:font-size="24pt"/>
    </style:style>
    <style:style style:name="T20" style:family="text">
      <style:text-properties style:text-position="sub 58%" fo:font-family="Courier" style:font-family-generic="modern" style:font-pitch="variable" fo:font-size="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7.093cm" svg:x="1.401cm" svg:y="6.955cm" presentation:class="title" presentation:user-transformed="true">
          <draw:text-box>
            <text:p text:style-name="P1"><text:span text:style-name="T1">Security Protocols</text:span><text:span text:style-name="T1"><text:line-break/></text:span>in chronological Order<text:line-break/><text:span text:style-name="T2"><text:line-break/></text:span><text:span text:style-name="T2">Thomas Biege &lt;thomas@suse.de&gt;</text:span></text:p>
          </draw:text-box>
        </draw:frame>
        <presentation:notes draw:style-name="dp2">
          <draw:page-thumbnail draw:style-name="gr1" draw:layer="layout" svg:width="14.856cm" svg:height="11.136cm" svg:x="3.071cm" svg:y="2.256cm" draw:page-number="1" presentation:class="page"/>
          <draw:frame presentation:style-name="pr2" draw:text-style-name="P2" draw:layer="layout" svg:width="16.799cm" svg:height="13.365cm" svg:x="2.099cm" svg:y="14.106cm" presentation:class="notes" presentation:placeholder="true">
            <draw:text-box/>
          </draw:frame>
        </presentation:notes>
      </draw:page>
      <draw:page draw:name="page2" draw:style-name="dp1" draw:master-page-name="Default" presentation:presentation-page-layout-name="AL1T1">
        <draw:frame presentation:style-name="pr3" draw:text-style-name="P1" draw:layer="layout" svg:width="25.199cm" svg:height="3.507cm" svg:x="1.4cm" svg:y="0.837cm" presentation:class="title">
          <draw:text-box>
            <text:p text:style-name="P1">Kerberos5</text:p>
          </draw:text-box>
        </draw:frame>
        <draw:frame presentation:style-name="pr4" draw:text-style-name="P3" draw:layer="layout" svg:width="26.5cm" svg:height="15.203cm" svg:x="1cm" svg:y="4.914cm" presentation:class="outline" presentation:user-transformed="true">
          <draw:text-box>
            <text:list text:style-name="L2">
              <text:list-item>
                <text:p text:style-name="P3">provides secure single-sign-on cross-realm Authentication (NO Authorisation) in untrusted Environments</text:p>
              </text:list-item>
            </text:list>
            <text:list text:style-name="L2">
              <text:list-item>
                <text:p text:style-name="P3">original development at MIT, part of „Project Athena“, publicly available since 1989</text:p>
              </text:list-item>
            </text:list>
            <text:list text:style-name="L2">
              <text:list-item>
                <text:p text:style-name="P3">various derivates: Heimdal, ActiveDirectory, ...</text:p>
              </text:list-item>
            </text:list>
            <text:list text:style-name="L2">
              <text:list-item>
                <text:p text:style-name="P3">uses only symmetric Cryptography</text:p>
              </text:list-item>
            </text:list>
            <text:list text:style-name="L2">
              <text:list-item>
                <text:p text:style-name="P3">needs „trusted 3<text:span text:style-name="T3">rd</text:span> Party“ aka the Key Distribution Center (KDC)</text:p>
              </text:list-item>
            </text:list>
            <text:list text:style-name="L2">
              <text:list-item>
                <text:p text:style-name="P3">RFC4120 (obsoletes RFC1510)</text:p>
              </text:list-item>
            </text:list>
          </draw:text-box>
        </draw:frame>
        <presentation:notes draw:style-name="dp2">
          <draw:page-thumbnail draw:style-name="gr1" draw:layer="layout" svg:width="14.856cm" svg:height="11.136cm" svg:x="3.071cm" svg:y="2.256cm" draw:page-number="2" presentation:class="page"/>
          <draw:frame presentation:style-name="pr5" draw:text-style-name="P2" draw:layer="layout" svg:width="16.799cm" svg:height="13.365cm" svg:x="2.099cm" svg:y="14.106cm" presentation:class="notes" presentation:placeholder="true">
            <draw:text-box/>
          </draw:frame>
        </presentation:notes>
      </draw:page>
      <draw:page draw:name="page3" draw:style-name="dp1" draw:master-page-name="Default" presentation:presentation-page-layout-name="AL2T19">
        <draw:frame presentation:style-name="pr1" draw:text-style-name="P1" draw:layer="layout" svg:width="25.199cm" svg:height="8.681cm" svg:x="1.5cm" svg:y="5.406cm" presentation:class="title" presentation:user-transformed="true">
          <draw:text-box>
            <text:p text:style-name="P1">Kerberos5<text:line-break/>-<text:line-break/>Simple Authentication<text:line-break/>-<text:line-break/>1. getting the Ticket-Granting-Ticket</text:p>
          </draw:text-box>
        </draw:frame>
        <presentation:notes draw:style-name="dp2">
          <draw:page-thumbnail draw:style-name="gr1" draw:layer="layout" svg:width="14.856cm" svg:height="11.136cm" svg:x="3.071cm" svg:y="2.256cm" draw:page-number="3" presentation:class="page"/>
          <draw:frame presentation:style-name="pr6" draw:text-style-name="P2" draw:layer="layout" svg:width="16.799cm" svg:height="13.365cm" svg:x="2.099cm" svg:y="14.106cm" presentation:class="notes" presentation:placeholder="true">
            <draw:text-box/>
          </draw:frame>
        </presentation:notes>
      </draw:page>
      <draw:page draw:name="page4"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1. AS_REQ</text:p>
          </draw:text-box>
        </draw:frame>
        <draw:custom-shape draw:style-name="gr2" draw:text-style-name="P4" draw:id="id1"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2"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1" draw:start-glue-point="8" draw:end-shape="id2" draw:end-glue-point="5">
          <text:p text:style-name="P1"/>
        </draw:connector>
        <draw:frame draw:style-name="gr6" draw:layer="layout" svg:width="3.233cm" svg:height="0.962cm" svg:x="5.5cm" svg:y="4cm">
          <draw:text-box>
            <text:p text:style-name="P1">KDC (AS)</text:p>
          </draw:text-box>
        </draw:frame>
        <draw:frame draw:style-name="gr6" draw:layer="layout" svg:width="4.528cm" svg:height="2.384cm" svg:x="0.785cm" svg:y="8cm">
          <draw:text-box>
            <text:p text:style-name="P1">- User Keys</text:p>
            <text:p text:style-name="P1">- Service Keys</text:p>
            <text:p text:style-name="P1">- Host Keys</text:p>
          </draw:text-box>
        </draw:frame>
        <draw:line draw:style-name="gr7" draw:text-style-name="P4" draw:layer="layout" svg:x1="12.5cm" svg:y1="12.5cm" svg:x2="7cm" svg:y2="7cm">
          <text:p text:style-name="P1"/>
        </draw:line>
        <draw:frame draw:style-name="gr8" draw:text-style-name="P1" draw:layer="layout" svg:width="6cm" svg:height="0.962cm" svg:x="11cm" svg:y="13.538cm">
          <draw:text-box>
            <text:p text:style-name="P1">kerberized Client</text:p>
          </draw:text-box>
        </draw:frame>
        <draw:frame draw:style-name="gr8" draw:text-style-name="P1" draw:layer="layout" svg:width="6cm" svg:height="0.962cm" svg:x="17cm" svg:y="4cm">
          <draw:text-box>
            <text:p text:style-name="P1">kerberized Service</text:p>
          </draw:text-box>
        </draw:frame>
        <draw:frame draw:style-name="gr9" draw:text-style-name="P1" draw:layer="layout" svg:width="7cm" svg:height="3.806cm" svg:x="1.5cm" svg:y="15.5cm">
          <draw:text-box>
            <text:p text:style-name="P1">Client Principal</text:p>
            <text:p text:style-name="P1">Client Timestamp</text:p>
            <text:p text:style-name="P1">Server Principal</text:p>
            <text:p text:style-name="P1">Random Nonce</text:p>
            <text:p text:style-name="P1">Requested Lifetime</text:p>
          </draw:text-box>
        </draw:frame>
        <draw:custom-shape draw:style-name="gr10" draw:text-style-name="P4" draw:layer="layout" svg:width="7cm" svg:height="4cm" svg:x="1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cm" svg:height="1.5cm" svg:x="8cm" svg:y="18.5cm">
          <draw:text-box>
            <text:p text:style-name="P1"><text:span text:style-name="T4">E</text:span><text:span text:style-name="T5">none</text:span></text:p>
          </draw:text-box>
        </draw:frame>
        <draw:custom-shape draw:style-name="gr12" draw:text-style-name="P4" draw:layer="layout" svg:width="3cm" svg:height="1cm" svg:x="7cm" svg:y="10.5cm">
          <text:p text:style-name="P6">AS_REQ</text:p>
          <draw:enhanced-geometry svg:viewBox="0 0 21600 21600" draw:glue-points="10800 0 0 10800 10800 21600 21600 10800" draw:text-areas="0 4300 21600 21600" draw:type="flowchart-card" draw:enhanced-path="M 4300 0 L 21600 0 21600 21600 0 21600 0 4300 4300 0 Z N"/>
        </draw:custom-shape>
        <presentation:notes draw:style-name="dp2">
          <draw:page-thumbnail draw:style-name="gr1" draw:layer="layout" svg:width="14.856cm" svg:height="11.136cm" svg:x="3.071cm" svg:y="2.256cm" draw:page-number="4" presentation:class="page"/>
          <draw:frame presentation:style-name="pr7" draw:text-style-name="P2" draw:layer="layout" svg:width="16.799cm" svg:height="13.365cm" svg:x="2.099cm" svg:y="14.106cm" presentation:class="notes" presentation:placeholder="true">
            <draw:text-box/>
          </draw:frame>
        </presentation:notes>
      </draw:page>
      <draw:page draw:name="page5"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2. AS_REP</text:p>
          </draw:text-box>
        </draw:frame>
        <draw:custom-shape draw:style-name="gr2" draw:text-style-name="P4" draw:id="id3"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4"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ustom-shape draw:style-name="gr12" draw:text-style-name="P4" draw:layer="layout" svg:width="3cm" svg:height="1cm" svg:x="10cm" svg:y="8.5cm">
          <text:p text:style-name="P6">AS_REP</text:p>
          <draw:enhanced-geometry svg:viewBox="0 0 21600 21600" draw:glue-points="10800 0 0 10800 10800 21600 21600 10800" draw:text-areas="0 4300 21600 21600" draw:type="flowchart-card" draw:enhanced-path="M 4300 0 L 21600 0 21600 21600 0 21600 0 4300 4300 0 Z N"/>
        </draw:custom-shape>
        <draw:connector draw:style-name="gr5" draw:text-style-name="P4" draw:layer="layout" draw:type="line" svg:x1="4cm" svg:y1="5.999cm" svg:x2="6cm" svg:y2="5.999cm" draw:start-shape="id3" draw:start-glue-point="8" draw:end-shape="id4" draw:end-glue-point="5">
          <text:p text:style-name="P1"/>
        </draw:connector>
        <draw:frame draw:style-name="gr6" draw:layer="layout" svg:width="3.233cm" svg:height="0.962cm" svg:x="5.5cm" svg:y="4cm">
          <draw:text-box>
            <text:p text:style-name="P1">KDC (AS)</text:p>
          </draw:text-box>
        </draw:frame>
        <draw:frame draw:style-name="gr6" draw:layer="layout" svg:width="4.528cm" svg:height="2.384cm" svg:x="0.785cm" svg:y="8cm">
          <draw:text-box>
            <text:p text:style-name="P1">- User Keys</text:p>
            <text:p text:style-name="P1">- Service Keys</text:p>
            <text:p text:style-name="P1">- Host Keys</text:p>
          </draw:text-box>
        </draw:frame>
        <draw:line draw:style-name="gr7" draw:text-style-name="P4" draw:layer="layout" svg:x1="7cm" svg:y1="7cm" svg:x2="12.5cm" svg:y2="12.5cm">
          <text:p text:style-name="P1"/>
        </draw:line>
        <draw:frame draw:style-name="gr8" draw:text-style-name="P1" draw:layer="layout" svg:width="6cm" svg:height="0.962cm" svg:x="11cm" svg:y="13.538cm">
          <draw:text-box>
            <text:p text:style-name="P1">kerberized Client</text:p>
          </draw:text-box>
        </draw:frame>
        <draw:frame draw:style-name="gr8" draw:text-style-name="P1" draw:layer="layout" svg:width="6cm" svg:height="0.962cm" svg:x="17cm" svg:y="4cm">
          <draw:text-box>
            <text:p text:style-name="P1">kerberized Service</text:p>
          </draw:text-box>
        </draw:frame>
        <draw:frame draw:style-name="gr9" draw:text-style-name="P1" draw:layer="layout" svg:width="10.5cm" svg:height="3.806cm" svg:x="15cm" svg:y="15.194cm">
          <draw:text-box>
            <text:p text:style-name="P1">TGS-Copy of Session-Key (SK1)</text:p>
            <text:p text:style-name="P1">Client Principal</text:p>
            <text:p text:style-name="P1">Ticket Lifetime</text:p>
            <text:p text:style-name="P1">KDC Timestamp</text:p>
            <text:p text:style-name="P1">Client IP Address</text:p>
          </draw:text-box>
        </draw:frame>
        <draw:custom-shape draw:style-name="gr10" draw:text-style-name="P4" draw:layer="layout" svg:width="10.5cm" svg:height="4cm" svg:x="14.5cm" svg:y="1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5cm" svg:height="1.5cm" svg:x="25cm" svg:y="18.5cm">
          <draw:text-box>
            <text:p text:style-name="P1"><text:span text:style-name="T4">E</text:span><text:span text:style-name="T5">TGS_key</text:span></text:p>
          </draw:text-box>
        </draw:frame>
        <draw:frame draw:style-name="gr9" draw:text-style-name="P1" draw:layer="layout" svg:width="10.577cm" svg:height="3.095cm" svg:x="0.923cm" svg:y="15.5cm">
          <draw:text-box>
            <text:p text:style-name="P1">User-Copy of Session-Key (SK1)</text:p>
            <text:p text:style-name="P1">krbtgt Principal Name</text:p>
            <text:p text:style-name="P1">Copy of Client's Random Nonce</text:p>
            <text:p text:style-name="P1">Ticket Lifetime</text:p>
          </draw:text-box>
        </draw:frame>
        <draw:custom-shape draw:style-name="gr10" draw:text-style-name="P4" draw:layer="layout" svg:width="10.5cm" svg:height="3cm" svg:x="0.5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5cm" svg:height="1.5cm" svg:x="11cm" svg:y="18cm">
          <draw:text-box>
            <text:p text:style-name="P1"><text:span text:style-name="T4">E</text:span><text:span text:style-name="T5">user_key</text:span></text:p>
          </draw:text-box>
        </draw:frame>
        <draw:frame draw:style-name="gr8" draw:text-style-name="P1" draw:layer="layout" svg:width="2cm" svg:height="0.962cm" svg:x="25cm" svg:y="16.538cm">
          <draw:text-box>
            <text:p text:style-name="P1">TGT</text:p>
          </draw:text-box>
        </draw:frame>
        <presentation:notes draw:style-name="dp2">
          <draw:page-thumbnail draw:style-name="gr1" draw:layer="layout" svg:width="14.856cm" svg:height="11.136cm" svg:x="3.071cm" svg:y="2.256cm" draw:page-number="5" presentation:class="page"/>
          <draw:frame presentation:style-name="pr8" draw:text-style-name="P2" draw:layer="layout" svg:width="16.799cm" svg:height="13.365cm" svg:x="2.1cm" svg:y="14.107cm" presentation:class="notes" presentation:placeholder="true" presentation:user-transformed="true">
            <draw:text-box/>
          </draw:frame>
        </presentation:notes>
      </draw:page>
      <draw:page draw:name="page6" draw:style-name="dp1" draw:master-page-name="Default" presentation:presentation-page-layout-name="AL2T19">
        <draw:frame presentation:style-name="pr1" draw:text-style-name="P1" draw:layer="layout" svg:width="25.199cm" svg:height="8.681cm" svg:x="1.5cm" svg:y="5.406cm" presentation:class="title" presentation:user-transformed="true">
          <draw:text-box>
            <text:p text:style-name="P1">Kerberos5<text:line-break/>-<text:line-break/>Simple Authentication<text:line-break/>-<text:line-break/>2. getting the Service-Ticket</text:p>
          </draw:text-box>
        </draw:frame>
        <presentation:notes draw:style-name="dp2">
          <draw:page-thumbnail draw:style-name="gr1" draw:layer="layout" svg:width="14.856cm" svg:height="11.136cm" svg:x="3.071cm" svg:y="2.256cm" draw:page-number="6"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7"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3. TGS_REQ</text:p>
          </draw:text-box>
        </draw:frame>
        <draw:custom-shape draw:style-name="gr2" draw:text-style-name="P4" draw:id="id5"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6"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5" draw:start-glue-point="8" draw:end-shape="id6" draw:end-glue-point="5">
          <text:p text:style-name="P1"/>
        </draw:connector>
        <draw:frame draw:style-name="gr6" draw:layer="layout" svg:width="3.681cm" svg:height="0.962cm" svg:x="5.049cm" svg:y="4cm">
          <draw:text-box>
            <text:p text:style-name="P1">KDC (TGS)</text:p>
          </draw:text-box>
        </draw:frame>
        <draw:frame draw:style-name="gr6" draw:layer="layout" svg:width="4.528cm" svg:height="2.384cm" svg:x="0.785cm" svg:y="8cm">
          <draw:text-box>
            <text:p text:style-name="P1">- User Keys</text:p>
            <text:p text:style-name="P1">- Service Keys</text:p>
            <text:p text:style-name="P1">- Host Keys</text:p>
          </draw:text-box>
        </draw:frame>
        <draw:line draw:style-name="gr7" draw:text-style-name="P4" draw:layer="layout" svg:x1="12.5cm" svg:y1="12.5cm" svg:x2="7cm" svg:y2="7cm">
          <text:p text:style-name="P1"/>
        </draw:line>
        <draw:frame draw:style-name="gr8" draw:text-style-name="P1" draw:layer="layout" svg:width="6cm" svg:height="0.962cm" svg:x="11cm" svg:y="13.538cm">
          <draw:text-box>
            <text:p text:style-name="P1">kerberized Client</text:p>
          </draw:text-box>
        </draw:frame>
        <draw:frame draw:style-name="gr8" draw:text-style-name="P1" draw:layer="layout" svg:width="6cm" svg:height="0.962cm" svg:x="17cm" svg:y="4cm">
          <draw:text-box>
            <text:p text:style-name="P1">kerberized Service</text:p>
          </draw:text-box>
        </draw:frame>
        <draw:frame draw:style-name="gr9" draw:text-style-name="P1" draw:layer="layout" svg:width="6.577cm" svg:height="3.095cm" svg:x="1.5cm" svg:y="15.5cm">
          <draw:text-box>
            <text:p text:style-name="P1">Service Principal</text:p>
            <text:p text:style-name="P1">TGT</text:p>
            <text:p text:style-name="P1">Authenticator</text:p>
            <text:p text:style-name="P1">Requested Lifetime</text:p>
          </draw:text-box>
        </draw:frame>
        <draw:custom-shape draw:style-name="gr10" draw:text-style-name="P4" draw:layer="layout" svg:width="7cm" svg:height="3.5cm" svg:x="1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cm" svg:height="1.5cm" svg:x="8cm" svg:y="18.5cm">
          <draw:text-box>
            <text:p text:style-name="P1"><text:span text:style-name="T4">E</text:span><text:span text:style-name="T5">none</text:span></text:p>
          </draw:text-box>
        </draw:frame>
        <draw:custom-shape draw:style-name="gr12" draw:text-style-name="P4" draw:layer="layout" svg:width="3cm" svg:height="1cm" svg:x="7cm" svg:y="10.5cm">
          <text:p text:style-name="P6">TGS_REQ</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 draw:layer="layout" svg:width="6.577cm" svg:height="2.384cm" svg:x="12.5cm" svg:y="15.5cm">
          <draw:text-box>
            <text:p text:style-name="P1">Client Realm</text:p>
            <text:p text:style-name="P1">Client Principal</text:p>
            <text:p text:style-name="P1">Client Timestamp</text:p>
          </draw:text-box>
        </draw:frame>
        <draw:custom-shape draw:style-name="gr10" draw:text-style-name="P4" draw:layer="layout" svg:width="7cm" svg:height="2.5cm" svg:x="12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4.5cm" svg:height="1.5cm" svg:x="19cm" svg:y="17cm">
          <draw:text-box>
            <text:p text:style-name="P1"><text:span text:style-name="T4">E</text:span><text:span text:style-name="T5">SK1</text:span></text:p>
          </draw:text-box>
        </draw:frame>
        <draw:frame draw:style-name="gr8" draw:text-style-name="P1" draw:layer="layout" svg:width="4.5cm" svg:height="0.962cm" svg:x="19.5cm" svg:y="16cm">
          <draw:text-box>
            <text:p text:style-name="P1">Authenticator</text:p>
          </draw:text-box>
        </draw:frame>
        <presentation:notes draw:style-name="dp2">
          <draw:page-thumbnail draw:style-name="gr1" draw:layer="layout" svg:width="14.856cm" svg:height="11.136cm" svg:x="3.071cm" svg:y="2.256cm" draw:page-number="7" presentation:class="page"/>
          <draw:frame presentation:style-name="pr8" draw:text-style-name="P2" draw:layer="layout" svg:width="16.799cm" svg:height="13.365cm" svg:x="2.1cm" svg:y="14.107cm" presentation:class="notes" presentation:placeholder="true" presentation:user-transformed="true">
            <draw:text-box/>
          </draw:frame>
        </presentation:notes>
      </draw:page>
      <draw:page draw:name="page8"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4. TGS_REP</text:p>
          </draw:text-box>
        </draw:frame>
        <draw:custom-shape draw:style-name="gr2" draw:text-style-name="P4" draw:id="id7"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8"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7" draw:start-glue-point="8" draw:end-shape="id8" draw:end-glue-point="5">
          <text:p text:style-name="P1"/>
        </draw:connector>
        <draw:frame draw:style-name="gr6" draw:layer="layout" svg:width="3.681cm" svg:height="0.962cm" svg:x="5.049cm" svg:y="4cm">
          <draw:text-box>
            <text:p text:style-name="P1">KDC (TGS)</text:p>
          </draw:text-box>
        </draw:frame>
        <draw:frame draw:style-name="gr6" draw:layer="layout" svg:width="4.528cm" svg:height="2.384cm" svg:x="0.785cm" svg:y="8cm">
          <draw:text-box>
            <text:p text:style-name="P1">- User Keys</text:p>
            <text:p text:style-name="P1">- Service Keys</text:p>
            <text:p text:style-name="P1">- Host Keys</text:p>
          </draw:text-box>
        </draw:frame>
        <draw:line draw:style-name="gr7" draw:text-style-name="P4" draw:layer="layout" svg:x1="7cm" svg:y1="7cm" svg:x2="12.5cm" svg:y2="12.5cm">
          <text:p text:style-name="P1"/>
        </draw:line>
        <draw:frame draw:style-name="gr8" draw:text-style-name="P1" draw:layer="layout" svg:width="6cm" svg:height="0.962cm" svg:x="11cm" svg:y="13.538cm">
          <draw:text-box>
            <text:p text:style-name="P1">kerberized Client</text:p>
          </draw:text-box>
        </draw:frame>
        <draw:frame draw:style-name="gr8" draw:text-style-name="P1" draw:layer="layout" svg:width="6cm" svg:height="0.962cm" svg:x="17cm" svg:y="4cm">
          <draw:text-box>
            <text:p text:style-name="P1">kerberized Service</text:p>
          </draw:text-box>
        </draw:frame>
        <draw:custom-shape draw:style-name="gr12" draw:text-style-name="P4" draw:layer="layout" svg:width="3cm" svg:height="1cm" svg:x="10cm" svg:y="8.5cm">
          <text:p text:style-name="P6">TGS_REP</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 draw:layer="layout" svg:width="11cm" svg:height="3.806cm" svg:x="13.5cm" svg:y="15.694cm">
          <draw:text-box>
            <text:p text:style-name="P1">Service-Copy of Session-Key (SK2)</text:p>
            <text:p text:style-name="P1">Client Principal</text:p>
            <text:p text:style-name="P1">Ticket Lifetime</text:p>
            <text:p text:style-name="P1">KDC Timestamp</text:p>
            <text:p text:style-name="P1">Client IP Address</text:p>
          </draw:text-box>
        </draw:frame>
        <draw:frame draw:style-name="gr11" draw:text-style-name="P5" draw:layer="layout" svg:width="4cm" svg:height="1.5cm" svg:x="24cm" svg:y="18.5cm">
          <draw:text-box>
            <text:p text:style-name="P1"><text:span text:style-name="T4">E</text:span><text:span text:style-name="T5">service_key</text:span></text:p>
          </draw:text-box>
        </draw:frame>
        <draw:frame draw:style-name="gr9" draw:text-style-name="P1" draw:layer="layout" svg:width="10.577cm" svg:height="2.384cm" svg:x="0.923cm" svg:y="15.5cm">
          <draw:text-box>
            <text:p text:style-name="P1">User-Copy of Session-Key (SK2)</text:p>
            <text:p text:style-name="P1">Service Principal Name</text:p>
            <text:p text:style-name="P1">Ticket Lifetime</text:p>
          </draw:text-box>
        </draw:frame>
        <draw:custom-shape draw:style-name="gr10" draw:text-style-name="P4" draw:layer="layout" svg:width="10.5cm" svg:height="2.5cm" svg:x="0.5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5cm" svg:height="1.5cm" svg:x="11cm" svg:y="17.5cm">
          <draw:text-box>
            <text:p text:style-name="P1"><text:span text:style-name="T4">E</text:span><text:span text:style-name="T5">SK1</text:span></text:p>
          </draw:text-box>
        </draw:frame>
        <draw:frame draw:style-name="gr13" draw:text-style-name="P1" draw:layer="layout" svg:width="3cm" svg:height="1.673cm" svg:x="24.5cm" svg:y="16.5cm">
          <draw:text-box>
            <text:p text:style-name="P1">Service Ticket</text:p>
          </draw:text-box>
        </draw:frame>
        <draw:custom-shape draw:style-name="gr10" draw:text-style-name="P4" draw:layer="layout" svg:width="11cm" svg:height="4cm" svg:x="13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1" draw:layer="layout" svg:width="14.856cm" svg:height="11.136cm" svg:x="3.071cm" svg:y="2.256cm" draw:page-number="8" presentation:class="page"/>
          <draw:frame presentation:style-name="pr8" draw:text-style-name="P2" draw:layer="layout" svg:width="16.799cm" svg:height="13.365cm" svg:x="2.1cm" svg:y="14.107cm" presentation:class="notes" presentation:placeholder="true" presentation:user-transformed="true">
            <draw:text-box/>
          </draw:frame>
        </presentation:notes>
      </draw:page>
      <draw:page draw:name="page9" draw:style-name="dp1" draw:master-page-name="Default" presentation:presentation-page-layout-name="AL2T19">
        <draw:frame presentation:style-name="pr1" draw:text-style-name="P1" draw:layer="layout" svg:width="25.199cm" svg:height="10.417cm" svg:x="1.5cm" svg:y="4.538cm" presentation:class="title" presentation:user-transformed="true">
          <draw:text-box>
            <text:p text:style-name="P1">Kerberos5<text:line-break/>-<text:line-break/>Simple Authentication<text:line-break/>-<text:line-break/>3. authenticated Application Connection</text:p>
          </draw:text-box>
        </draw:frame>
        <presentation:notes draw:style-name="dp2">
          <draw:page-thumbnail draw:style-name="gr1" draw:layer="layout" svg:width="14.856cm" svg:height="11.136cm" svg:x="3.071cm" svg:y="2.256cm" draw:page-number="9"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10" draw:style-name="dp1" draw:master-page-name="Default" presentation:presentation-page-layout-name="AL2T19">
        <draw:frame presentation:style-name="pr1" draw:text-style-name="P1" draw:layer="layout" svg:width="27cm" svg:height="3.507cm" svg:x="0.5cm" svg:y="0.493cm" presentation:class="title" presentation:user-transformed="true">
          <draw:text-box>
            <text:p text:style-name="P1">5. AP_REQ (Authentication Header)</text:p>
          </draw:text-box>
        </draw:frame>
        <draw:custom-shape draw:style-name="gr2" draw:text-style-name="P4" draw:id="id9"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10"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9" draw:start-glue-point="8" draw:end-shape="id10" draw:end-glue-point="5">
          <text:p text:style-name="P1"/>
        </draw:connector>
        <draw:frame draw:style-name="gr6" draw:layer="layout" svg:width="4.858cm" svg:height="0.962cm" svg:x="5.049cm" svg:y="4cm">
          <draw:text-box>
            <text:p text:style-name="P1">KDC (AS, TGS)</text:p>
          </draw:text-box>
        </draw:frame>
        <draw:frame draw:style-name="gr6" draw:layer="layout" svg:width="4.528cm" svg:height="2.384cm" svg:x="0.785cm" svg:y="8cm">
          <draw:text-box>
            <text:p text:style-name="P1">- User Keys</text:p>
            <text:p text:style-name="P1">- Service Keys</text:p>
            <text:p text:style-name="P1">- Host Keys</text:p>
          </draw:text-box>
        </draw:frame>
        <draw:frame draw:style-name="gr8" draw:text-style-name="P1" draw:layer="layout" svg:width="6cm" svg:height="0.962cm" svg:x="11cm" svg:y="13.538cm">
          <draw:text-box>
            <text:p text:style-name="P1">kerberized Client</text:p>
          </draw:text-box>
        </draw:frame>
        <draw:frame draw:style-name="gr8" draw:text-style-name="P1" draw:layer="layout" svg:width="6cm" svg:height="0.962cm" svg:x="17cm" svg:y="4cm">
          <draw:text-box>
            <text:p text:style-name="P1">kerberized Service</text:p>
          </draw:text-box>
        </draw:frame>
        <draw:custom-shape draw:style-name="gr12" draw:text-style-name="P4" draw:layer="layout" svg:width="3cm" svg:height="1.5cm" svg:x="14.5cm" svg:y="7.5cm">
          <text:p text:style-name="P6">AP_REQ</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 draw:layer="layout" svg:width="11cm" svg:height="3.806cm" svg:x="13.5cm" svg:y="15.694cm">
          <draw:text-box>
            <text:p text:style-name="P1">Service-Copy of Session-Key (SK2)</text:p>
            <text:p text:style-name="P1">Client Principal</text:p>
            <text:p text:style-name="P1">Ticket Lifetime</text:p>
            <text:p text:style-name="P1">KDC Timestamp</text:p>
            <text:p text:style-name="P1">Client IP Address</text:p>
          </draw:text-box>
        </draw:frame>
        <draw:frame draw:style-name="gr11" draw:text-style-name="P5" draw:layer="layout" svg:width="4cm" svg:height="1.5cm" svg:x="24cm" svg:y="18.5cm">
          <draw:text-box>
            <text:p text:style-name="P1"><text:span text:style-name="T4">E</text:span><text:span text:style-name="T5">service_key</text:span></text:p>
          </draw:text-box>
        </draw:frame>
        <draw:frame draw:style-name="gr13" draw:text-style-name="P1" draw:layer="layout" svg:width="3cm" svg:height="1.673cm" svg:x="24.5cm" svg:y="16.827cm">
          <draw:text-box>
            <text:p text:style-name="P1">Service Ticket</text:p>
          </draw:text-box>
        </draw:frame>
        <draw:custom-shape draw:style-name="gr10" draw:text-style-name="P4" draw:layer="layout" svg:width="11cm" svg:height="4cm" svg:x="13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14.5cm" svg:y1="12.5cm" svg:x2="19.5cm" svg:y2="7cm">
          <text:p text:style-name="P1"/>
        </draw:line>
        <draw:custom-shape draw:style-name="gr14" draw:text-style-name="P4" draw:layer="layout" svg:width="2cm" svg:height="2cm" svg:x="22cm" svg:y="9.5cm">
          <text:p text:style-name="P1"/>
          <draw:enhanced-geometry svg:viewBox="0 0 21600 21600" draw:glue-points="10800 0 0 10800 10800 21600 21600 10800" draw:type="flowchart-process" draw:enhanced-path="M 0 0 L 21600 0 21600 21600 0 21600 0 0 Z N"/>
        </draw:custom-shape>
        <draw:line draw:style-name="gr15" draw:text-style-name="P4" draw:layer="layout" svg:x1="23cm" svg:y1="9.5cm" svg:x2="20.5cm" svg:y2="6cm">
          <text:p text:style-name="P1"/>
        </draw:line>
        <draw:frame draw:style-name="gr6" draw:text-style-name="P4" draw:layer="layout" svg:width="6.158cm" svg:height="1.673cm" svg:x="20cm" svg:y="11.827cm">
          <draw:text-box>
            <text:p text:style-name="P6">Remote</text:p>
            <text:p text:style-name="P6">Authorization Server</text:p>
          </draw:text-box>
        </draw:frame>
        <draw:custom-shape draw:style-name="gr3" draw:text-style-name="P4" draw:layer="layout" svg:width="1.5cm" svg:height="2cm" svg:x="24.5cm" svg:y="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4" draw:layer="layout" svg:width="5.184cm" svg:height="1.673cm" svg:x="22.714cm" svg:y="7cm">
          <draw:text-box>
            <text:p text:style-name="P6">Local</text:p>
            <text:p text:style-name="P6">Authorisation DB</text:p>
          </draw:text-box>
        </draw:frame>
        <draw:line draw:style-name="gr7" draw:text-style-name="P4" draw:layer="layout" svg:x1="24.5cm" svg:y1="6cm" svg:x2="20.5cm" svg:y2="6cm">
          <text:p text:style-name="P1"/>
        </draw:line>
        <draw:line draw:style-name="gr7" draw:text-style-name="P4" draw:layer="layout" svg:x1="24.5cm" svg:y1="6cm" svg:x2="20.5cm" svg:y2="6cm">
          <text:p text:style-name="P1"/>
        </draw:line>
        <draw:line draw:style-name="gr7" draw:text-style-name="P4" draw:layer="layout" svg:x1="24.5cm" svg:y1="6cm" svg:x2="20.5cm" svg:y2="6cm">
          <text:p text:style-name="P1"/>
        </draw:line>
        <draw:line draw:style-name="gr15" draw:text-style-name="P4" draw:layer="layout" svg:x1="24.5cm" svg:y1="6cm" svg:x2="20.5cm" svg:y2="6cm">
          <text:p text:style-name="P1"/>
        </draw:line>
        <draw:frame draw:style-name="gr9" draw:text-style-name="P1" draw:layer="layout" svg:width="10.5cm" svg:height="2.384cm" svg:x="0.5cm" svg:y="16cm">
          <draw:text-box>
            <text:p text:style-name="P1">Service Ticket</text:p>
            <text:p text:style-name="P1">Authenticator</text:p>
            <text:p text:style-name="P1">APOptions: USE_SESSION_KEY</text:p>
          </draw:text-box>
        </draw:frame>
        <draw:custom-shape draw:style-name="gr10" draw:text-style-name="P4" draw:layer="layout" svg:width="10cm" svg:height="2.5cm" svg:x="0.5cm" svg:y="16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5cm" svg:height="1.5cm" svg:x="10cm" svg:y="18.5cm">
          <draw:text-box>
            <text:p text:style-name="P1"><text:span text:style-name="T4">E</text:span><text:span text:style-name="T5">none</text:span></text:p>
          </draw:text-box>
        </draw:frame>
        <presentation:notes draw:style-name="dp2">
          <draw:page-thumbnail draw:style-name="gr1" draw:layer="layout" svg:width="14.856cm" svg:height="11.136cm" svg:x="3.071cm" svg:y="2.256cm" draw:page-number="10" presentation:class="page"/>
          <draw:frame presentation:style-name="pr8" draw:text-style-name="P2" draw:layer="layout" svg:width="16.799cm" svg:height="13.365cm" svg:x="2.1cm" svg:y="14.107cm" presentation:class="notes" presentation:placeholder="true" presentation:user-transformed="true">
            <draw:text-box/>
          </draw:frame>
        </presentation:notes>
      </draw:page>
      <draw:page draw:name="page11"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6. AP_REP and Data Flow</text:p>
          </draw:text-box>
        </draw:frame>
        <draw:custom-shape draw:style-name="gr2" draw:text-style-name="P4" draw:id="id11"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12"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11" draw:start-glue-point="8" draw:end-shape="id12" draw:end-glue-point="5">
          <text:p text:style-name="P1"/>
        </draw:connector>
        <draw:frame draw:style-name="gr6" draw:layer="layout" svg:width="4.858cm" svg:height="0.962cm" svg:x="5.049cm" svg:y="4cm">
          <draw:text-box>
            <text:p text:style-name="P1">KDC (AS, TGS)</text:p>
          </draw:text-box>
        </draw:frame>
        <draw:frame draw:style-name="gr6" draw:layer="layout" svg:width="4.528cm" svg:height="2.384cm" svg:x="0.785cm" svg:y="8cm">
          <draw:text-box>
            <text:p text:style-name="P1">- User Keys</text:p>
            <text:p text:style-name="P1">- Service Keys</text:p>
            <text:p text:style-name="P1">- Host Keys</text:p>
          </draw:text-box>
        </draw:frame>
        <draw:frame draw:style-name="gr8" draw:text-style-name="P1" draw:layer="layout" svg:width="6cm" svg:height="0.962cm" svg:x="11cm" svg:y="13.538cm">
          <draw:text-box>
            <text:p text:style-name="P1">kerberized Client</text:p>
          </draw:text-box>
        </draw:frame>
        <draw:frame draw:style-name="gr8" draw:text-style-name="P1" draw:layer="layout" svg:width="6cm" svg:height="0.962cm" svg:x="17cm" svg:y="4cm">
          <draw:text-box>
            <text:p text:style-name="P1">kerberized Service</text:p>
          </draw:text-box>
        </draw:frame>
        <draw:custom-shape draw:style-name="gr12" draw:text-style-name="P4" draw:layer="layout" svg:width="2cm" svg:height="1.5cm" svg:x="18cm" svg:y="9cm">
          <text:p text:style-name="P6">Data</text:p>
          <draw:enhanced-geometry svg:viewBox="0 0 21600 21600" draw:glue-points="10800 0 0 10800 10800 21600 21600 10800" draw:text-areas="0 4300 21600 21600" draw:type="flowchart-card" draw:enhanced-path="M 4300 0 L 21600 0 21600 21600 0 21600 0 4300 4300 0 Z N"/>
        </draw:custom-shape>
        <draw:frame draw:style-name="gr11" draw:text-style-name="P5" draw:layer="layout" svg:width="4cm" svg:height="1.5cm" svg:x="20cm" svg:y="10cm">
          <draw:text-box>
            <text:p text:style-name="P1"><text:span text:style-name="T4">E</text:span><text:span text:style-name="T5">SK2</text:span></text:p>
          </draw:text-box>
        </draw:frame>
        <draw:line draw:style-name="gr16" draw:text-style-name="P4" draw:layer="layout" svg:x1="14.5cm" svg:y1="12.5cm" svg:x2="19.5cm" svg:y2="7cm">
          <text:p text:style-name="P1"/>
        </draw:line>
        <draw:frame draw:style-name="gr6" draw:text-style-name="P8" draw:layer="layout" svg:width="17.833cm" svg:height="1.195cm" svg:x="4.914cm" svg:y="17.244cm">
          <draw:text-box>
            <text:p text:style-name="P1"><text:span text:style-name="T4">Now both Side Share the same Encryption-Key</text:span></text:p>
          </draw:text-box>
        </draw:frame>
        <presentation:notes draw:style-name="dp2">
          <draw:page-thumbnail draw:style-name="gr1" draw:layer="layout" svg:width="14.856cm" svg:height="11.136cm" svg:x="3.071cm" svg:y="2.256cm" draw:page-number="11" presentation:class="page"/>
          <draw:frame presentation:style-name="pr8" draw:text-style-name="P2" draw:layer="layout" svg:width="16.799cm" svg:height="13.365cm" svg:x="2.1cm" svg:y="14.107cm" presentation:class="notes" presentation:placeholder="true" presentation:user-transformed="true">
            <draw:text-box/>
          </draw:frame>
        </presentation:notes>
      </draw:page>
      <draw:page draw:name="page12" draw:style-name="dp1" draw:master-page-name="Default" presentation:presentation-page-layout-name="AL2T19">
        <draw:frame presentation:style-name="pr1" draw:text-style-name="P1" draw:layer="layout" svg:width="25.199cm" svg:height="8.681cm" svg:x="1.5cm" svg:y="5.406cm" presentation:class="title" presentation:user-transformed="true">
          <draw:text-box>
            <text:p text:style-name="P1">Kerberos5<text:line-break/>-<text:line-break/>KRB_SAFE<text:line-break/>-<text:line-break/>Integrity</text:p>
          </draw:text-box>
        </draw:frame>
        <presentation:notes draw:style-name="dp2">
          <draw:page-thumbnail draw:style-name="gr1" draw:layer="layout" svg:width="14.84cm" svg:height="11.135cm" svg:x="3.073cm" svg:y="2.257cm" draw:page-number="12" presentation:class="page"/>
          <draw:frame presentation:style-name="pr8" draw:text-style-name="P7" draw:layer="layout" svg:width="16.79cm" svg:height="13.365cm" svg:x="2.098cm" svg:y="14.107cm" presentation:class="notes" presentation:placeholder="true" presentation:user-transformed="true">
            <draw:text-box/>
          </draw:frame>
        </presentation:notes>
      </draw:page>
      <draw:page draw:name="page13"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KRB_SAFE</text:p>
          </draw:text-box>
        </draw:frame>
        <draw:frame presentation:style-name="pr9" draw:text-style-name="P3" draw:layer="layout" svg:width="27cm" svg:height="15.661cm" svg:x="0.5cm" svg:y="4.914cm" presentation:class="outline" presentation:user-transformed="true">
          <draw:text-box>
            <text:list text:style-name="L2">
              <text:list-item>
                <text:p text:style-name="P3">For exchanging Application Data</text:p>
              </text:list-item>
            </text:list>
            <text:list text:style-name="L2">
              <text:list-item>
                <text:p text:style-name="P3">Keyed Checksum (Control Information + Payload)</text:p>
              </text:list-item>
            </text:list>
            <text:list text:style-name="L2">
              <text:list-item>
                <text:p text:style-name="P3">Contains Timestamp and Sequencenr. (random)</text:p>
              </text:list-item>
            </text:list>
            <text:list text:style-name="L2">
              <text:list-item>
                <text:p text:style-name="P3">Contains Sender's Address</text:p>
              </text:list-item>
            </text:list>
            <text:list text:style-name="L2">
              <text:list-item>
                <text:p text:style-name="P3">Timestamps do not need to be in Order but in Skew</text:p>
              </text:list-item>
            </text:list>
            <text:list text:style-name="L2">
              <text:list-item>
                <text:p text:style-name="P3">Check against Replay-Cache</text:p>
              </text:list-item>
            </text:list>
            <text:list text:style-name="L2">
              <text:list-item>
                <text:p text:style-name="P3">KRB_AP_ERR_MODIFIED: if there is neither a Timestamp nor a Secquncenr. or Checksum is wrong</text:p>
              </text:list-item>
            </text:list>
          </draw:text-box>
        </draw:frame>
        <presentation:notes draw:style-name="dp2">
          <draw:page-thumbnail draw:style-name="gr1" draw:layer="layout" svg:width="14.84cm" svg:height="11.135cm" svg:x="3.073cm" svg:y="2.257cm" draw:page-number="13" presentation:class="page"/>
          <draw:frame presentation:style-name="pr10" draw:text-style-name="P7" draw:layer="layout" svg:width="16.79cm" svg:height="13.114cm" svg:x="2.098cm" svg:y="14.107cm" presentation:class="notes" presentation:placeholder="true" presentation:user-transformed="true">
            <draw:text-box/>
          </draw:frame>
        </presentation:notes>
      </draw:page>
      <draw:page draw:name="page14" draw:style-name="dp1" draw:master-page-name="Default" presentation:presentation-page-layout-name="AL2T19">
        <draw:frame presentation:style-name="pr1" draw:text-style-name="P1" draw:layer="layout" svg:width="25.199cm" svg:height="8.681cm" svg:x="1.5cm" svg:y="5.406cm" presentation:class="title" presentation:user-transformed="true">
          <draw:text-box>
            <text:p text:style-name="P1">Kerberos5<text:line-break/>-<text:line-break/>KRB_PRIV<text:line-break/>-<text:line-break/>Confidentiality</text:p>
          </draw:text-box>
        </draw:frame>
        <presentation:notes draw:style-name="dp2">
          <draw:page-thumbnail draw:style-name="gr1" draw:layer="layout" svg:width="14.84cm" svg:height="11.135cm" svg:x="3.073cm" svg:y="2.257cm" draw:page-number="14" presentation:class="page"/>
          <draw:frame presentation:style-name="pr8" draw:text-style-name="P7" draw:layer="layout" svg:width="16.79cm" svg:height="13.365cm" svg:x="2.098cm" svg:y="14.107cm" presentation:class="notes" presentation:placeholder="true" presentation:user-transformed="true">
            <draw:text-box/>
          </draw:frame>
        </presentation:notes>
      </draw:page>
      <draw:page draw:name="page15"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KRB_PRIV</text:p>
          </draw:text-box>
        </draw:frame>
        <draw:frame presentation:style-name="pr4" draw:text-style-name="P3" draw:layer="layout" svg:width="27cm" svg:height="17.427cm" svg:x="0.5cm" svg:y="4.5cm" presentation:class="outline" presentation:user-transformed="true">
          <draw:text-box>
            <text:list text:style-name="L2">
              <text:list-item>
                <text:p text:style-name="P3">For exchanging Application Data</text:p>
              </text:list-item>
            </text:list>
            <text:list text:style-name="L2">
              <text:list-item>
                <text:p text:style-name="P3">Encryption of Payload</text:p>
              </text:list-item>
            </text:list>
            <text:list text:style-name="L2">
              <text:list-item>
                <text:p text:style-name="P3">Contains Timestamp and Sequencenr. (random)</text:p>
              </text:list-item>
            </text:list>
            <text:list text:style-name="L2">
              <text:list-item>
                <text:p text:style-name="P3">Contains Sender's Address</text:p>
              </text:list-item>
            </text:list>
            <text:list text:style-name="L2">
              <text:list-item>
                <text:p text:style-name="P3">Unsuccessful Decryption indicates Modification</text:p>
              </text:list-item>
            </text:list>
            <text:list text:style-name="L2">
              <text:list-item>
                <text:p text:style-name="P3">Timestamps do not need to be in Order but in Skew</text:p>
              </text:list-item>
            </text:list>
            <text:list text:style-name="L2">
              <text:list-item>
                <text:p text:style-name="P3">Check against Replay-Cache</text:p>
              </text:list-item>
            </text:list>
            <text:list text:style-name="L2">
              <text:list-item>
                <text:p text:style-name="P3">KRB_AP_ERR_MODIFIED: if there is neither a Timestamp nor a Secquncenr. or Checksum is wrong</text:p>
              </text:list-item>
            </text:list>
          </draw:text-box>
        </draw:frame>
        <presentation:notes draw:style-name="dp2">
          <draw:page-thumbnail draw:style-name="gr1" draw:layer="layout" svg:width="14.84cm" svg:height="11.135cm" svg:x="3.073cm" svg:y="2.257cm" draw:page-number="15" presentation:class="page"/>
          <draw:frame presentation:style-name="pr10" draw:text-style-name="P7" draw:layer="layout" svg:width="16.79cm" svg:height="13.114cm" svg:x="2.098cm" svg:y="14.107cm" presentation:class="notes" presentation:placeholder="true" presentation:user-transformed="true">
            <draw:text-box/>
          </draw:frame>
        </presentation:notes>
      </draw:page>
      <draw:page draw:name="page16" draw:style-name="dp1" draw:master-page-name="Default" presentation:presentation-page-layout-name="AL2T19">
        <draw:frame presentation:style-name="pr1" draw:text-style-name="P1" draw:layer="layout" svg:width="25.199cm" svg:height="8.681cm" svg:x="1.5cm" svg:y="5.406cm" presentation:class="title" presentation:user-transformed="true">
          <draw:text-box>
            <text:p text:style-name="P1">Kerberos5<text:line-break/>-<text:line-break/>KRB_CRED<text:line-break/>-<text:line-break/>Transfer Credentials</text:p>
          </draw:text-box>
        </draw:frame>
        <presentation:notes draw:style-name="dp2">
          <draw:page-thumbnail draw:style-name="gr1" draw:layer="layout" svg:width="14.832cm" svg:height="11.135cm" svg:x="3.071cm" svg:y="2.257cm" draw:page-number="16" presentation:class="page"/>
          <draw:frame presentation:style-name="pr8" draw:text-style-name="P7" draw:layer="layout" svg:width="16.781cm" svg:height="13.365cm" svg:x="2.096cm" svg:y="14.107cm" presentation:class="notes" presentation:placeholder="true" presentation:user-transformed="true">
            <draw:text-box/>
          </draw:frame>
        </presentation:notes>
      </draw:page>
      <draw:page draw:name="page17" draw:style-name="dp1" draw:master-page-name="Default" presentation:presentation-page-layout-name="AL1T1">
        <draw:frame presentation:style-name="pr11" draw:text-style-name="P1" draw:layer="layout" svg:width="25.199cm" svg:height="3.507cm" svg:x="1.4cm" svg:y="0.837cm" presentation:class="title">
          <draw:text-box>
            <text:p text:style-name="P1">KRB_CRED</text:p>
          </draw:text-box>
        </draw:frame>
        <draw:frame presentation:style-name="pr9" draw:text-style-name="P3" draw:layer="layout" svg:width="27cm" svg:height="13.609cm" svg:x="0.5cm" svg:y="4.914cm" presentation:class="outline" presentation:user-transformed="true">
          <draw:text-box>
            <text:list text:style-name="L2">
              <text:list-item>
                <text:p text:style-name="P3">Transfer Ticket(s) and encrypted Session-Key(s)</text:p>
              </text:list-item>
            </text:list>
            <text:list text:style-name="L2">
              <text:list-item>
                <text:p text:style-name="P3">If needed Sender- and/or Recipients Address is checked</text:p>
              </text:list-item>
            </text:list>
            <text:list text:style-name="L2">
              <text:list-item>
                <text:p text:style-name="P3">Timestamp is checked</text:p>
              </text:list-item>
            </text:list>
          </draw:text-box>
        </draw:frame>
        <presentation:notes draw:style-name="dp2">
          <draw:page-thumbnail draw:style-name="gr1" draw:layer="layout" svg:width="14.856cm" svg:height="11.136cm" svg:x="3.071cm" svg:y="2.256cm" draw:page-number="17" presentation:class="page"/>
          <draw:frame presentation:style-name="pr12" draw:text-style-name="P2" draw:layer="layout" svg:width="16.799cm" svg:height="13.365cm" svg:x="2.099cm" svg:y="14.106cm" presentation:class="notes" presentation:placeholder="true">
            <draw:text-box/>
          </draw:frame>
        </presentation:notes>
      </draw:page>
      <draw:page draw:name="page18" draw:style-name="dp1" draw:master-page-name="Default" presentation:presentation-page-layout-name="AL2T19">
        <draw:frame presentation:style-name="pr1" draw:text-style-name="P1" draw:layer="layout" svg:width="25.199cm" svg:height="5.209cm" svg:x="1.5cm" svg:y="7.142cm" presentation:class="title" presentation:user-transformed="true">
          <draw:text-box>
            <text:p text:style-name="P1">Kerberos5<text:line-break/>-<text:line-break/>Replay Attack Protection</text:p>
          </draw:text-box>
        </draw:frame>
        <presentation:notes draw:style-name="dp2">
          <draw:page-thumbnail draw:style-name="gr1" draw:layer="layout" svg:width="14.856cm" svg:height="11.136cm" svg:x="3.071cm" svg:y="2.256cm" draw:page-number="18"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19" draw:style-name="dp1" draw:master-page-name="Default" presentation:presentation-page-layout-name="AL1T1">
        <draw:frame presentation:style-name="pr13" draw:text-style-name="P1" draw:layer="layout" svg:width="25.199cm" svg:height="3.507cm" svg:x="1.4cm" svg:y="0.837cm" presentation:class="title">
          <draw:text-box>
            <text:p text:style-name="P1">Rising the Bar – Location</text:p>
          </draw:text-box>
        </draw:frame>
        <draw:frame presentation:style-name="pr9" draw:text-style-name="P3" draw:layer="layout" svg:width="25.199cm" svg:height="13.609cm" svg:x="1.4cm" svg:y="4.914cm" presentation:class="outline" presentation:user-transformed="true">
          <draw:text-box>
            <text:list text:style-name="L2">
              <text:list-item>
                <text:p text:style-name="P3"><text:span text:style-name="T6">The address field</text:span> of the ticket is compared to the address of the sender. This may not be enough because an attacker can spoof the address, abuse the original client host, or the address field was not used in the original ticket (proxying, NAT, ...).</text:p>
              </text:list-item>
            </text:list>
          </draw:text-box>
        </draw:frame>
        <presentation:notes draw:style-name="dp2">
          <draw:page-thumbnail draw:style-name="gr1" draw:layer="layout" svg:width="14.856cm" svg:height="11.136cm" svg:x="3.071cm" svg:y="2.256cm" draw:page-number="19" presentation:class="page"/>
          <draw:frame presentation:style-name="pr14" draw:text-style-name="P2" draw:layer="layout" svg:width="16.799cm" svg:height="13.365cm" svg:x="2.099cm" svg:y="14.106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Rising the Bar – Time</text:p>
          </draw:text-box>
        </draw:frame>
        <draw:frame presentation:style-name="pr9" draw:text-style-name="P3" draw:layer="layout" svg:width="25.199cm" svg:height="13.609cm" svg:x="1.4cm" svg:y="4.914cm" presentation:class="outline" presentation:user-transformed="true">
          <draw:text-box>
            <text:list text:style-name="L2">
              <text:list-item>
                <text:p text:style-name="P3"><text:span text:style-name="T6">Time-based authentication</text:span> is used to validate the freshness of a ticket within a defined time-skew. To keep the clocks in a network in sync a time-protocol like NTP is used. This protection is not bullet-proof because it leaves open an attack window. Therefore a third protection must be used.</text:p>
              </text:list-item>
            </text:list>
          </draw:text-box>
        </draw:frame>
        <presentation:notes draw:style-name="dp2">
          <draw:page-thumbnail draw:style-name="gr1" draw:layer="layout" svg:width="14.856cm" svg:height="11.136cm" svg:x="3.071cm" svg:y="2.256cm" draw:page-number="20" presentation:class="page"/>
          <draw:frame presentation:style-name="pr10" draw:text-style-name="P7" draw:layer="layout" svg:width="16.799cm" svg:height="13.114cm" svg:x="2.1cm" svg:y="14.107cm" presentation:class="notes" presentation:placeholder="true" presentation:user-transformed="true">
            <draw:text-box/>
          </draw:frame>
        </presentation:notes>
      </draw:page>
      <draw:page draw:name="page21"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Rising the Bar – Uniqueness</text:p>
          </draw:text-box>
        </draw:frame>
        <draw:frame presentation:style-name="pr9" draw:text-style-name="P3" draw:layer="layout" svg:width="26.5cm" svg:height="16.153cm" svg:x="0.5cm" svg:y="4.523cm" presentation:class="outline" presentation:user-transformed="true">
          <draw:text-box>
            <text:list text:style-name="L2">
              <text:list-item>
                <text:p text:style-name="P3"><text:span text:style-name="T6">The replay-cache</text:span> for authenticators is used to cache authenticators to the disk of the server. When an authenticator was sent twice the connection can be aborted. The application itself is responsible for installing and using a RC. Important functions:</text:p>
              </text:list-item>
            </text:list>
            <text:list text:style-name="L2">
              <text:list-item>
                <text:list>
                  <text:list-item>
                    <text:p text:style-name="P9"><text:span text:style-name="T7">krb5 rc initialize</text:span><text:span text:style-name="T8">: </text:span><text:span text:style-name="T9">Creates or refreshes the RC and also sets a life-span. If the RC exists the old one will be deleted.</text:span></text:p>
                  </text:list-item>
                </text:list>
              </text:list-item>
            </text:list>
            <text:list text:style-name="L2">
              <text:list-item>
                <text:list>
                  <text:list-item>
                    <text:p text:style-name="P10"><text:span text:style-name="T7">krb5 auth to rep</text:span><text:span text:style-name="T8">: </text:span><text:span text:style-name="T9">This function is used to check the rcache if the authenticator already exists and ...</text:span></text:p>
                  </text:list-item>
                </text:list>
              </text:list-item>
            </text:list>
            <text:list text:style-name="L2">
              <text:list-item>
                <text:list>
                  <text:list-item>
                    <text:p text:style-name="P10"><text:span text:style-name="T7">krb5 rc store</text:span><text:span text:style-name="T8">: </text:span><text:span text:style-name="T9">... if it does not exists it can be added by using this function.</text:span></text:p>
                  </text:list-item>
                </text:list>
              </text:list-item>
            </text:list>
            <text:list text:style-name="L2">
              <text:list-item>
                <text:list>
                  <text:list-item>
                    <text:p text:style-name="P10"><text:span text:style-name="T7">krb5 rc expunge</text:span><text:span text:style-name="T8">: </text:span><text:span text:style-name="T9">Removes expired (see. life-span above) authenticatorsfrom the cache</text:span></text:p>
                  </text:list-item>
                </text:list>
              </text:list-item>
            </text:list>
          </draw:text-box>
        </draw:frame>
        <presentation:notes draw:style-name="dp2">
          <draw:page-thumbnail draw:style-name="gr1" draw:layer="layout" svg:width="14.856cm" svg:height="11.136cm" svg:x="3.071cm" svg:y="2.256cm" draw:page-number="21" presentation:class="page"/>
          <draw:frame presentation:style-name="pr10" draw:text-style-name="P7" draw:layer="layout" svg:width="16.799cm" svg:height="13.114cm" svg:x="2.1cm" svg:y="14.107cm" presentation:class="notes" presentation:placeholder="true" presentation:user-transformed="true">
            <draw:text-box/>
          </draw:frame>
        </presentation:notes>
      </draw:page>
      <draw:page draw:name="page22"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Connect over Application Protocol</text:p>
          </draw:text-box>
        </draw:frame>
        <draw:custom-shape draw:style-name="gr4" draw:text-style-name="P4" draw:layer="layout" svg:width="2cm" svg:height="2cm" svg:x="3.5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17" draw:text-style-name="P4" draw:id="id14" draw:layer="layout" svg:width="2cm" svg:height="2cm" svg:x="12cm" svg:y="9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5.188cm" svg:height="0.962cm" svg:x="2.248cm" svg:y="4cm">
          <draw:text-box>
            <text:p text:style-name="P1"><text:span text:style-name="T10">kerberized Client</text:span></text:p>
          </draw:text-box>
        </draw:frame>
        <draw:line draw:style-name="gr16" draw:text-style-name="P4" draw:layer="layout" svg:x1="20.5cm" svg:y1="13.5cm" svg:x2="19.5cm" svg:y2="7cm">
          <text:p text:style-name="P1"/>
        </draw:line>
        <draw:frame draw:style-name="gr8" draw:text-style-name="P11" draw:layer="layout" svg:width="3cm" svg:height="0.962cm" svg:x="11.5cm" svg:y="11cm">
          <draw:text-box>
            <text:p text:style-name="P1"><text:span text:style-name="T10">Attacker</text:span></text:p>
          </draw:text-box>
        </draw:frame>
        <draw:frame draw:style-name="gr8" draw:text-style-name="P11" draw:layer="layout" svg:width="6cm" svg:height="0.962cm" svg:x="17cm" svg:y="4cm">
          <draw:text-box>
            <text:p text:style-name="P1"><text:span text:style-name="T10">kerberized Server</text:span></text:p>
          </draw:text-box>
        </draw:frame>
        <draw:custom-shape draw:style-name="gr12" draw:text-style-name="P12" draw:id="id13" draw:layer="layout" svg:width="2.6cm" svg:height="1cm" svg:x="6.9cm" svg:y="5.5cm">
          <text:p text:style-name="P6"><text:span text:style-name="T10">AP_REQ</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 draw:text-style-name="P4" draw:layer="layout" svg:width="2.5cm" svg:height="3cm" svg:x="22.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4" draw:layer="layout" draw:type="line" svg:x1="20.5cm" svg:y1="6cm" svg:x2="22.5cm" svg:y2="6cm">
          <text:p text:style-name="P1"/>
        </draw:connector>
        <draw:custom-shape draw:style-name="gr18" draw:text-style-name="P4" draw:layer="layout" svg:width="2cm" svg:height="2cm" svg:x="19.369cm" svg:y="13.5cm">
          <text:p text:style-name="P1"/>
          <draw:enhanced-geometry svg:viewBox="0 0 21600 21600" draw:glue-points="10800 0 0 10800 10800 21600 21600 10800" draw:type="flowchart-process" draw:enhanced-path="M 0 0 L 21600 0 21600 21600 0 21600 0 0 Z N"/>
        </draw:custom-shape>
        <draw:custom-shape draw:style-name="gr18" draw:text-style-name="P4" draw:layer="layout" svg:width="2cm" svg:height="2cm" svg:x="22.869cm" svg:y="13.5cm">
          <text:p text:style-name="P1"/>
          <draw:enhanced-geometry svg:viewBox="0 0 21600 21600" draw:glue-points="10800 0 0 10800 10800 21600 21600 10800" draw:type="flowchart-process" draw:enhanced-path="M 0 0 L 21600 0 21600 21600 0 21600 0 0 Z N"/>
        </draw:custom-shape>
        <draw:line draw:style-name="gr16" draw:text-style-name="P4" draw:layer="layout" svg:x1="24cm" svg:y1="13.5cm" svg:x2="19.5cm" svg:y2="7cm">
          <text:p text:style-name="P1"/>
        </draw:line>
        <draw:frame draw:style-name="gr6" draw:text-style-name="P4" draw:layer="layout" svg:width="2.339cm" svg:height="1.673cm" svg:x="19cm" svg:y="15.827cm">
          <draw:text-box>
            <text:p text:style-name="P6">NTP</text:p>
            <text:p text:style-name="P6">Server</text:p>
          </draw:text-box>
        </draw:frame>
        <draw:frame draw:style-name="gr6" draw:text-style-name="P4" draw:layer="layout" svg:width="2.339cm" svg:height="1.673cm" svg:x="22.869cm" svg:y="15.827cm">
          <draw:text-box>
            <text:p text:style-name="P6">DNS</text:p>
            <text:p text:style-name="P6">Server</text:p>
          </draw:text-box>
        </draw:frame>
        <draw:frame draw:style-name="gr6" draw:text-style-name="P4" draw:layer="layout" svg:width="4.494cm" svg:height="2.384cm" svg:x="21.531cm" svg:y="7.538cm">
          <draw:text-box>
            <text:p text:style-name="P6">Replay Cache</text:p>
            <text:p text:style-name="P6">of</text:p>
            <text:p text:style-name="P6">Authenticators</text:p>
          </draw:text-box>
        </draw:frame>
        <draw:frame draw:style-name="gr9" draw:text-style-name="P1" draw:layer="layout" svg:width="11cm" svg:height="3.806cm" svg:x="2.5cm" svg:y="15.694cm">
          <draw:text-box>
            <text:p text:style-name="P1">Service-Copy of Session-Key (SK2)</text:p>
            <text:p text:style-name="P1">Client Principal</text:p>
            <text:p text:style-name="P1">Ticket Lifetime</text:p>
            <text:p text:style-name="P1">KDC Timestamp</text:p>
            <text:p text:style-name="P1">Client IP Address</text:p>
          </draw:text-box>
        </draw:frame>
        <draw:frame draw:style-name="gr11" draw:text-style-name="P5" draw:layer="layout" svg:width="4cm" svg:height="1.5cm" svg:x="13cm" svg:y="18.5cm">
          <draw:text-box>
            <text:p text:style-name="P1"><text:span text:style-name="T4">E</text:span><text:span text:style-name="T5">service_key</text:span></text:p>
          </draw:text-box>
        </draw:frame>
        <draw:frame draw:style-name="gr13" draw:text-style-name="P1" draw:layer="layout" svg:width="3cm" svg:height="1.673cm" svg:x="13.5cm" svg:y="16.827cm">
          <draw:text-box>
            <text:p text:style-name="P1">Service Ticket</text:p>
          </draw:text-box>
        </draw:frame>
        <draw:custom-shape draw:style-name="gr10" draw:text-style-name="P4" draw:layer="layout" svg:width="11cm" svg:height="4cm" svg:x="2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5" draw:text-style-name="P4" draw:id="id15" draw:layer="layout" svg:x1="9.5cm" svg:y1="6cm" svg:x2="18.5cm" svg:y2="6cm">
          <text:p text:style-name="P1"/>
        </draw:line>
        <draw:connector draw:style-name="gr7" draw:text-style-name="P4" draw:layer="layout" draw:type="curve" svg:x1="9.5cm" svg:y1="5.999cm" svg:x2="12.999cm" svg:y2="9cm" draw:start-shape="id13" draw:start-glue-point="7" draw:end-shape="id14" draw:end-glue-point="4">
          <text:p text:style-name="P1"/>
        </draw:connector>
        <draw:line draw:style-name="gr19" draw:text-style-name="P4" draw:layer="layout" svg:x1="5.5cm" svg:y1="6cm" svg:x2="7cm" svg:y2="6cm">
          <text:p text:style-name="P1"/>
        </draw:line>
        <draw:connector draw:style-name="gr7" draw:text-style-name="P4" draw:layer="layout" draw:type="curve" draw:line-skew="-1.335cm" svg:x1="12.999cm" svg:y1="9cm" svg:x2="18.5cm" svg:y2="6cm" draw:start-shape="id14" draw:start-glue-point="4" draw:end-shape="id15" draw:end-glue-point="1">
          <text:p text:style-name="P1"/>
        </draw:connector>
        <draw:custom-shape draw:style-name="gr12" draw:text-style-name="P12" draw:layer="layout" svg:width="2.6cm" svg:height="1cm" svg:x="13.914cm" svg:y="6.662cm">
          <text:p text:style-name="P6"><text:span text:style-name="T10">AP_REQ</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6" draw:text-style-name="P13" draw:layer="layout" svg:width="10.632cm" svg:height="4.971cm" svg:x="0.186cm" svg:y="8.029cm">
          <draw:text-box>
            <text:p text:style-name="P6"><text:span text:style-name="T4">Attacker steals valid</text:span></text:p>
            <text:p text:style-name="P6"><text:span text:style-name="T4">Service-Ticket and replays</text:span></text:p>
            <text:p text:style-name="P6"><text:span text:style-name="T4">it before or after the original</text:span></text:p>
            <text:p text:style-name="P6"><text:span text:style-name="T4">Service-Ticket reaches</text:span></text:p>
            <text:p text:style-name="P6"><text:span text:style-name="T4">the Server.</text:span></text:p>
          </draw:text-box>
        </draw:frame>
        <presentation:notes draw:style-name="dp2">
          <draw:page-thumbnail draw:style-name="gr1" draw:layer="layout" svg:width="14.856cm" svg:height="11.136cm" svg:x="3.071cm" svg:y="2.256cm" draw:page-number="22"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23" draw:style-name="dp1" draw:master-page-name="Default" presentation:presentation-page-layout-name="AL2T19">
        <draw:frame presentation:style-name="pr1" draw:text-style-name="P1" draw:layer="layout" svg:width="25.199cm" svg:height="5.209cm" svg:x="1.5cm" svg:y="7.142cm" presentation:class="title" presentation:user-transformed="true">
          <draw:text-box>
            <text:p text:style-name="P1">Kerberos5<text:line-break/>-<text:line-break/>Man-in-the-Middle Attack Protection</text:p>
          </draw:text-box>
        </draw:frame>
        <presentation:notes draw:style-name="dp2">
          <draw:page-thumbnail draw:style-name="gr1" draw:layer="layout" svg:width="14.856cm" svg:height="11.136cm" svg:x="3.071cm" svg:y="2.256cm" draw:page-number="23"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24" draw:style-name="dp1" draw:master-page-name="Default" presentation:presentation-page-layout-name="AL1T1">
        <draw:frame presentation:style-name="pr15" draw:text-style-name="P1" draw:layer="layout" svg:width="25.199cm" svg:height="3.507cm" svg:x="1.4cm" svg:y="0.837cm" presentation:class="title">
          <draw:text-box>
            <text:p text:style-name="P1">Mutual Authentication (MA)</text:p>
          </draw:text-box>
        </draw:frame>
        <draw:frame presentation:style-name="pr9" draw:text-style-name="P3" draw:layer="layout" svg:width="25.199cm" svg:height="15.82cm" svg:x="1.4cm" svg:y="4.914cm" presentation:class="outline" presentation:user-transformed="true">
          <draw:text-box>
            <text:list text:style-name="L2">
              <text:list-item>
                <text:p text:style-name="P3"><text:span text:style-name="T4">Verifying the identity of the Server</text:span></text:p>
              </text:list-item>
            </text:list>
            <text:list text:style-name="L2">
              <text:list-item>
                <text:p text:style-name="P3"><text:span text:style-name="T4">This is done by sending a MA request from the client-side</text:span></text:p>
              </text:list-item>
            </text:list>
            <text:list text:style-name="L2">
              <text:list-item>
                <text:p text:style-name="P3"><text:span text:style-name="T4">The kerberized server has to use the Session- Key to encrpyt a message and send it back with a copy of the Client's Authenicator values (</text:span><text:span text:style-name="T11">ctime</text:span><text:span text:style-name="T4"> and </text:span><text:span text:style-name="T11">cusec</text:span><text:span text:style-name="T4">)</text:span></text:p>
              </text:list-item>
            </text:list>
            <text:list text:style-name="L2">
              <text:list-item>
                <text:p text:style-name="P3"><text:span text:style-name="T4">Only valid Servers know the right Service-Key and are able to decrypt the ticket which contains the Session-Key.</text:span></text:p>
              </text:list-item>
            </text:list>
            <text:list text:style-name="L2">
              <text:list-item>
                <text:p text:style-name="P3"><text:span text:style-name="T4">The Client verifies the copied values with the original values</text:span></text:p>
              </text:list-item>
            </text:list>
            <text:list text:style-name="L2">
              <text:list-item>
                <text:p text:style-name="P3"><text:span text:style-name="T4">The MA happens in the functions </text:span><text:span text:style-name="T11">krb5_rd_rep()</text:span><text:span text:style-name="T4"> (client-side) and </text:span><text:span text:style-name="T11">krb5_mk_rep() </text:span><text:span text:style-name="T4">(server-side)</text:span></text:p>
              </text:list-item>
            </text:list>
            <text:list text:style-name="L2">
              <text:list-item>
                <text:p text:style-name="P3"><text:span text:style-name="T4">It is done with every transfer if requested, not just at the beginning of the Connection.</text:span></text:p>
              </text:list-item>
            </text:list>
            <text:list text:style-name="L2">
              <text:list-item>
                <text:list>
                  <text:list-item>
                    <text:list>
                      <text:list-item>
                        <text:list>
                          <text:list-item>
                            <text:list>
                              <text:list-item>
                                <text:list>
                                  <text:list-item>
                                    <text:list>
                                      <text:list-item>
                                        <text:list>
                                          <text:list-item>
                                            <text:list>
                                              <text:list-item>
                                                <text:p text:style-name="P14"/>
                                              </text:list-item>
                                            </text:list>
                                          </text:list-item>
                                        </text:list>
                                      </text:list-item>
                                    </text:list>
                                  </text:list-item>
                                </text:list>
                              </text:list-item>
                            </text:list>
                          </text:list-item>
                        </text:list>
                      </text:list-item>
                    </text:list>
                  </text:list-item>
                </text:list>
              </text:list-item>
            </text:list>
          </draw:text-box>
        </draw:frame>
        <presentation:notes draw:style-name="dp2">
          <draw:page-thumbnail draw:style-name="gr1" draw:layer="layout" svg:width="14.856cm" svg:height="11.136cm" svg:x="3.071cm" svg:y="2.256cm" draw:page-number="24" presentation:class="page"/>
          <draw:frame presentation:style-name="pr16" draw:text-style-name="P2" draw:layer="layout" svg:width="16.799cm" svg:height="13.365cm" svg:x="2.099cm" svg:y="14.106cm" presentation:class="notes" presentation:placeholder="true">
            <draw:text-box/>
          </draw:frame>
        </presentation:notes>
      </draw:page>
      <draw:page draw:name="page25"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1. MA Request</text:p>
          </draw:text-box>
        </draw:frame>
        <draw:custom-shape draw:style-name="gr4" draw:text-style-name="P4" draw:layer="layout" svg:width="2cm" svg:height="2cm" svg:x="4cm" svg:y="6cm">
          <text:p text:style-name="P1"/>
          <draw:enhanced-geometry svg:viewBox="0 0 21600 21600" draw:glue-points="10800 0 0 10800 10800 21600 21600 10800" draw:type="flowchart-process" draw:enhanced-path="M 0 0 L 21600 0 21600 21600 0 21600 0 0 Z N"/>
        </draw:custom-shape>
        <draw:custom-shape draw:style-name="gr17" draw:text-style-name="P4" draw:layer="layout" svg:width="2cm" svg:height="2cm" svg:x="19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5.188cm" svg:height="0.962cm" svg:x="2.5cm" svg:y="5cm">
          <draw:text-box>
            <text:p text:style-name="P1"><text:span text:style-name="T10">kerberized Client</text:span></text:p>
          </draw:text-box>
        </draw:frame>
        <draw:frame draw:style-name="gr8" draw:text-style-name="P12" draw:layer="layout" svg:width="6cm" svg:height="1.673cm" svg:x="17cm" svg:y="4cm">
          <draw:text-box>
            <text:p text:style-name="P6"><text:span text:style-name="T10">kerberized Server</text:span></text:p>
            <text:p text:style-name="P6"><text:span text:style-name="T10">(Attacker)</text:span></text:p>
          </draw:text-box>
        </draw:frame>
        <draw:custom-shape draw:style-name="gr12" draw:text-style-name="P12" draw:layer="layout" svg:width="2.6cm" svg:height="1cm" svg:x="11cm" svg:y="5.5cm">
          <text:p text:style-name="P6"><text:span text:style-name="T10">AP_REQ</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11cm" svg:height="4.517cm" svg:x="14cm" svg:y="10.194cm">
          <draw:text-box>
            <text:p text:style-name="P1"><text:span text:style-name="T10">Service-Copy of Session-Key (SK2)</text:span></text:p>
            <text:p text:style-name="P1"><text:span text:style-name="T10">Client Principal</text:span></text:p>
            <text:p text:style-name="P1"><text:span text:style-name="T10">Ticket Lifetime</text:span></text:p>
            <text:p text:style-name="P1"><text:span text:style-name="T10">KDC Timestamp</text:span></text:p>
            <text:p text:style-name="P1"><text:span text:style-name="T10">Client IP Address</text:span></text:p>
            <text:p text:style-name="P1"><text:span text:style-name="T10">APOptions: MUTUAL-REQUIRED</text:span></text:p>
          </draw:text-box>
        </draw:frame>
        <draw:frame draw:style-name="gr11" draw:text-style-name="P5" draw:layer="layout" svg:width="4cm" svg:height="1.5cm" svg:x="24cm" svg:y="14.5cm">
          <draw:text-box>
            <text:p text:style-name="P1"><text:span text:style-name="T4">E</text:span><text:span text:style-name="T5">service_key</text:span></text:p>
          </draw:text-box>
        </draw:frame>
        <draw:frame draw:style-name="gr13" draw:text-style-name="P11" draw:layer="layout" svg:width="3cm" svg:height="1.673cm" svg:x="25cm" svg:y="11.327cm">
          <draw:text-box>
            <text:p text:style-name="P1"><text:span text:style-name="T10">Service Ticket</text:span></text:p>
          </draw:text-box>
        </draw:frame>
        <draw:custom-shape draw:style-name="gr10" draw:text-style-name="P4" draw:layer="layout" svg:width="11cm" svg:height="5cm" svg:x="13.5cm" svg:y="10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6cm" svg:y1="7cm" svg:x2="19cm" svg:y2="7cm">
          <text:p text:style-name="P1"/>
        </draw:line>
        <draw:frame draw:style-name="gr9" draw:text-style-name="P1" draw:layer="layout" svg:width="6.577cm" svg:height="2.384cm" svg:x="15.5cm" svg:y="17cm">
          <draw:text-box>
            <text:p text:style-name="P1">Client Realm</text:p>
            <text:p text:style-name="P1">Client Principal</text:p>
            <text:p text:style-name="P1">Client Timestamp</text:p>
          </draw:text-box>
        </draw:frame>
        <draw:custom-shape draw:style-name="gr10" draw:text-style-name="P4" draw:layer="layout" svg:width="7cm" svg:height="2.5cm" svg:x="15cm" svg:y="17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4.5cm" svg:height="1.5cm" svg:x="22cm" svg:y="18.5cm">
          <draw:text-box>
            <text:p text:style-name="P1"><text:span text:style-name="T4">E</text:span><text:span text:style-name="T5">SK2</text:span></text:p>
          </draw:text-box>
        </draw:frame>
        <draw:frame draw:style-name="gr8" draw:text-style-name="P1" draw:layer="layout" svg:width="4.5cm" svg:height="0.962cm" svg:x="22.5cm" svg:y="17.5cm">
          <draw:text-box>
            <text:p text:style-name="P1">Authenticator</text:p>
          </draw:text-box>
        </draw:frame>
        <draw:frame draw:style-name="gr9" draw:text-style-name="P1" draw:layer="layout" svg:width="10.5cm" svg:height="2.384cm" svg:x="0.5cm" svg:y="13.5cm">
          <draw:text-box>
            <text:p text:style-name="P1">Service Ticket</text:p>
            <text:p text:style-name="P1">Authenticator</text:p>
            <text:p text:style-name="P1">APOptions: USE_SESSION_KEY</text:p>
          </draw:text-box>
        </draw:frame>
        <draw:custom-shape draw:style-name="gr10" draw:text-style-name="P4" draw:layer="layout" svg:width="10cm" svg:height="2.5cm" svg:x="0.5cm" svg:y="13.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2.5cm" svg:height="1.5cm" svg:x="10cm" svg:y="16cm">
          <draw:text-box>
            <text:p text:style-name="P1"><text:span text:style-name="T4">E</text:span><text:span text:style-name="T5">none</text:span></text:p>
          </draw:text-box>
        </draw:frame>
        <presentation:notes draw:style-name="dp2">
          <draw:page-thumbnail draw:style-name="gr1" draw:layer="layout" svg:width="14.856cm" svg:height="11.136cm" svg:x="3.071cm" svg:y="2.256cm" draw:page-number="25"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26"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2. MA Reply</text:p>
          </draw:text-box>
        </draw:frame>
        <draw:custom-shape draw:style-name="gr4" draw:text-style-name="P4" draw:layer="layout" svg:width="2cm" svg:height="2cm" svg:x="4cm" svg:y="6cm">
          <text:p text:style-name="P1"/>
          <draw:enhanced-geometry svg:viewBox="0 0 21600 21600" draw:glue-points="10800 0 0 10800 10800 21600 21600 10800" draw:type="flowchart-process" draw:enhanced-path="M 0 0 L 21600 0 21600 21600 0 21600 0 0 Z N"/>
        </draw:custom-shape>
        <draw:custom-shape draw:style-name="gr17" draw:text-style-name="P4" draw:layer="layout" svg:width="2cm" svg:height="2cm" svg:x="19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5.188cm" svg:height="0.962cm" svg:x="2.5cm" svg:y="5cm">
          <draw:text-box>
            <text:p text:style-name="P1"><text:span text:style-name="T10">kerberized Client</text:span></text:p>
          </draw:text-box>
        </draw:frame>
        <draw:frame draw:style-name="gr8" draw:text-style-name="P12" draw:layer="layout" svg:width="6cm" svg:height="1.673cm" svg:x="17cm" svg:y="4cm">
          <draw:text-box>
            <text:p text:style-name="P6"><text:span text:style-name="T10">kerberized Server</text:span></text:p>
            <text:p text:style-name="P6"><text:span text:style-name="T10">(Attacker)</text:span></text:p>
          </draw:text-box>
        </draw:frame>
        <draw:custom-shape draw:style-name="gr12" draw:text-style-name="P12" draw:layer="layout" svg:width="2.6cm" svg:height="1cm" svg:x="11cm" svg:y="5.5cm">
          <text:p text:style-name="P6"><text:span text:style-name="T10">AP_REP</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11cm" svg:height="1.673cm" svg:x="7.5cm" svg:y="16.194cm">
          <draw:text-box>
            <text:p text:style-name="P1"><text:span text:style-name="T10">Client's Timestamp</text:span></text:p>
            <text:p text:style-name="P1"><text:span text:style-name="T10">Client's Timestamp Millisec. Part</text:span></text:p>
          </draw:text-box>
        </draw:frame>
        <draw:frame draw:style-name="gr11" draw:text-style-name="P5" draw:layer="layout" svg:width="4cm" svg:height="1.5cm" svg:x="18cm" svg:y="18.5cm">
          <draw:text-box>
            <text:p text:style-name="P1"><text:span text:style-name="T4">E</text:span><text:span text:style-name="T5">SK2</text:span></text:p>
          </draw:text-box>
        </draw:frame>
        <draw:custom-shape draw:style-name="gr10" draw:text-style-name="P4" draw:layer="layout" svg:width="10.5cm" svg:height="2.5cm" svg:x="7.5cm" svg:y="16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19cm" svg:y1="7cm" svg:x2="6cm" svg:y2="7cm">
          <text:p text:style-name="P1"/>
        </draw:line>
        <presentation:notes draw:style-name="dp2">
          <draw:page-thumbnail draw:style-name="gr1" draw:layer="layout" svg:width="14.84cm" svg:height="11.135cm" svg:x="3.073cm" svg:y="2.257cm" draw:page-number="26" presentation:class="page"/>
          <draw:frame presentation:style-name="pr8" draw:text-style-name="P7" draw:layer="layout" svg:width="16.79cm" svg:height="13.365cm" svg:x="2.098cm" svg:y="14.107cm" presentation:class="notes" presentation:placeholder="true" presentation:user-transformed="true">
            <draw:text-box/>
          </draw:frame>
        </presentation:notes>
      </draw:page>
      <draw:page draw:name="page27"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3. Timestamp Verification</text:p>
          </draw:text-box>
        </draw:frame>
        <draw:custom-shape draw:style-name="gr4" draw:text-style-name="P4" draw:layer="layout" svg:width="2cm" svg:height="2cm" svg:x="4cm" svg:y="6cm">
          <text:p text:style-name="P1"/>
          <draw:enhanced-geometry svg:viewBox="0 0 21600 21600" draw:glue-points="10800 0 0 10800 10800 21600 21600 10800" draw:type="flowchart-process" draw:enhanced-path="M 0 0 L 21600 0 21600 21600 0 21600 0 0 Z N"/>
        </draw:custom-shape>
        <draw:custom-shape draw:style-name="gr17" draw:text-style-name="P4" draw:layer="layout" svg:width="2cm" svg:height="2cm" svg:x="19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5.188cm" svg:height="0.962cm" svg:x="2.5cm" svg:y="5cm">
          <draw:text-box>
            <text:p text:style-name="P1"><text:span text:style-name="T10">kerberized Client</text:span></text:p>
          </draw:text-box>
        </draw:frame>
        <draw:frame draw:style-name="gr8" draw:text-style-name="P12" draw:layer="layout" svg:width="6cm" svg:height="1.673cm" svg:x="17cm" svg:y="4cm">
          <draw:text-box>
            <text:p text:style-name="P6"><text:span text:style-name="T10">kerberized Server</text:span></text:p>
            <text:p text:style-name="P6"><text:span text:style-name="T10">(Attacker)</text:span></text:p>
          </draw:text-box>
        </draw:frame>
        <draw:custom-shape draw:style-name="gr12" draw:text-style-name="P12" draw:layer="layout" svg:width="2.6cm" svg:height="1cm" svg:x="11cm" svg:y="5.5cm">
          <text:p text:style-name="P6"><text:span text:style-name="T10">AP_REQ</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15" draw:text-style-name="P4" draw:layer="layout" svg:x1="6cm" svg:y1="7cm" svg:x2="19cm" svg:y2="7cm">
          <text:p text:style-name="P1"/>
        </draw:line>
        <draw:frame draw:style-name="gr6" draw:text-style-name="P13" draw:layer="layout" svg:width="15.056cm" svg:height="4.971cm" svg:x="6.332cm" svg:y="11.5cm">
          <draw:text-box>
            <text:p text:style-name="P6"><text:span text:style-name="T4">The Client verifies the Timestamp sent</text:span></text:p>
            <text:p text:style-name="P6"><text:span text:style-name="T4">back by the Server. If the Timestamps</text:span></text:p>
            <text:p text:style-name="P6"><text:span text:style-name="T4">do not match the Server may not have</text:span></text:p>
            <text:p text:style-name="P6"><text:span text:style-name="T4">had the right Service-Key to decrypt the</text:span></text:p>
            <text:p text:style-name="P6"><text:span text:style-name="T4">Client's Authenticator.</text:span></text:p>
          </draw:text-box>
        </draw:frame>
        <presentation:notes draw:style-name="dp2">
          <draw:page-thumbnail draw:style-name="gr1" draw:layer="layout" svg:width="14.832cm" svg:height="11.135cm" svg:x="3.071cm" svg:y="2.257cm" draw:page-number="27" presentation:class="page"/>
          <draw:frame presentation:style-name="pr8" draw:text-style-name="P7" draw:layer="layout" svg:width="16.781cm" svg:height="13.365cm" svg:x="2.096cm" svg:y="14.107cm" presentation:class="notes" presentation:placeholder="true" presentation:user-transformed="true">
            <draw:text-box/>
          </draw:frame>
        </presentation:notes>
      </draw:page>
      <draw:page draw:name="page28" draw:style-name="dp1" draw:master-page-name="Default" presentation:presentation-page-layout-name="AL2T19">
        <draw:frame presentation:style-name="pr1" draw:text-style-name="P1" draw:layer="layout" svg:width="25.199cm" svg:height="5.209cm" svg:x="1.401cm" svg:y="7.896cm" presentation:class="title" presentation:user-transformed="true">
          <draw:text-box>
            <text:p text:style-name="P1">Kerberos5<text:line-break/>-<text:line-break/>User-to-User Authentication</text:p>
          </draw:text-box>
        </draw:frame>
        <presentation:notes draw:style-name="dp2">
          <draw:page-thumbnail draw:style-name="gr1" draw:layer="layout" svg:width="14.856cm" svg:height="11.136cm" svg:x="3.071cm" svg:y="2.256cm" draw:page-number="28" presentation:class="page"/>
          <draw:frame presentation:style-name="pr17" draw:text-style-name="P2" draw:layer="layout" svg:width="16.799cm" svg:height="13.365cm" svg:x="2.099cm" svg:y="14.106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507cm" svg:x="1.4cm" svg:y="0.837cm" presentation:class="title">
          <draw:text-box>
            <text:p text:style-name="P1">User-to-User</text:p>
          </draw:text-box>
        </draw:frame>
        <draw:frame presentation:style-name="pr4" draw:text-style-name="P3" draw:layer="layout" svg:width="25.199cm" svg:height="13.86cm" svg:x="1.4cm" svg:y="4.914cm" presentation:class="outline" presentation:user-transformed="true">
          <draw:text-box>
            <text:list text:style-name="L2">
              <text:list-item>
                <text:p text:style-name="P3">Authentication without long-term Key</text:p>
              </text:list-item>
            </text:list>
            <text:list text:style-name="L2">
              <text:list-item>
                <text:p text:style-name="P3">Allows Client to obtain a Service-Ticket from the KDC encrypted with a Session-Key of a 3<text:span text:style-name="T3">rd</text:span> party's TGT (only accessible by the KDC)</text:p>
              </text:list-item>
            </text:list>
            <text:list text:style-name="L2">
              <text:list-item>
                <text:p text:style-name="P3">The new TGT is encrypted with Server's Session-Key</text:p>
              </text:list-item>
            </text:list>
            <text:list text:style-name="L2">
              <text:list-item>
                <text:p text:style-name="P3">User-to-User Authentication has to be negotiated within Application Protocol</text:p>
              </text:list-item>
            </text:list>
          </draw:text-box>
        </draw:frame>
        <presentation:notes draw:style-name="dp2">
          <draw:page-thumbnail draw:style-name="gr1" draw:layer="layout" svg:width="14.856cm" svg:height="11.136cm" svg:x="3.071cm" svg:y="2.256cm" draw:page-number="29" presentation:class="page"/>
          <draw:frame presentation:style-name="pr10" draw:text-style-name="P2" draw:layer="layout" svg:width="16.799cm" svg:height="13.114cm" svg:x="2.099cm" svg:y="14.106cm" presentation:class="notes" presentation:placeholder="true">
            <draw:text-box/>
          </draw:frame>
        </presentation:notes>
      </draw:page>
      <draw:page draw:name="page30"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1. Obtain TGT from Server</text:p>
          </draw:text-box>
        </draw:frame>
        <draw:custom-shape draw:style-name="gr2" draw:text-style-name="P4" draw:id="id16"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17"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16" draw:start-glue-point="8" draw:end-shape="id17" draw:end-glue-point="5">
          <text:p text:style-name="P1"/>
        </draw:connector>
        <draw:frame draw:style-name="gr6" draw:text-style-name="P11" draw:layer="layout" svg:width="4.858cm" svg:height="0.962cm" svg:x="5.049cm" svg:y="4cm">
          <draw:text-box>
            <text:p text:style-name="P1"><text:span text:style-name="T10">KDC (AS,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9.5cm" svg:y1="7cm" svg:x2="13.5cm" svg:y2="11.5cm">
          <text:p text:style-name="P1"/>
        </draw:line>
        <draw:frame draw:style-name="gr8" draw:text-style-name="P11" draw:layer="layout" svg:width="6cm" svg:height="0.962cm" svg:x="11cm" svg:y="13.538cm">
          <draw:text-box>
            <text:p text:style-name="P1"><text:span text:style-name="T10">kerberized Client</text:span></text:p>
          </draw:text-box>
        </draw:frame>
        <draw:frame draw:style-name="gr8" draw:text-style-name="P11" draw:layer="layout" svg:width="6cm" svg:height="0.962cm" svg:x="17cm" svg:y="4cm">
          <draw:text-box>
            <text:p text:style-name="P1"><text:span text:style-name="T10">kerberized Service</text:span></text:p>
          </draw:text-box>
        </draw:frame>
        <draw:custom-shape draw:style-name="gr12" draw:text-style-name="P12" draw:layer="layout" svg:width="3cm" svg:height="1cm" svg:x="17.5cm" svg:y="9cm">
          <text:p text:style-name="P6"><text:span text:style-name="T10">TGT</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 draw:layer="layout" svg:width="11cm" svg:height="3.806cm" svg:x="12.5cm" svg:y="15.194cm">
          <draw:text-box>
            <text:p text:style-name="P1">TGS-Copy Session-Key (SK1)</text:p>
            <text:p text:style-name="P1">Service Principal</text:p>
            <text:p text:style-name="P1">Ticket Lifetime</text:p>
            <text:p text:style-name="P1">KDC Timestamp</text:p>
            <text:p text:style-name="P1">Server's IP Address</text:p>
          </draw:text-box>
        </draw:frame>
        <draw:custom-shape draw:style-name="gr10" draw:text-style-name="P4" draw:layer="layout" svg:width="11cm" svg:height="4cm" svg:x="12cm" svg:y="1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4cm" svg:height="1.5cm" svg:x="23cm" svg:y="18.5cm">
          <draw:text-box>
            <text:p text:style-name="P1"><text:span text:style-name="T4">E</text:span><text:span text:style-name="T5">TGS_key</text:span></text:p>
          </draw:text-box>
        </draw:frame>
        <draw:frame draw:style-name="gr8" draw:text-style-name="P1" draw:layer="layout" svg:width="2cm" svg:height="0.962cm" svg:x="23.5cm" svg:y="16.5cm">
          <draw:text-box>
            <text:p text:style-name="P1">TGT</text:p>
          </draw:text-box>
        </draw:frame>
        <presentation:notes draw:style-name="dp2">
          <draw:page-thumbnail draw:style-name="gr1" draw:layer="layout" svg:width="14.848cm" svg:height="11.136cm" svg:x="3.069cm" svg:y="2.256cm" draw:page-number="30" presentation:class="page"/>
          <draw:frame presentation:style-name="pr18" draw:text-style-name="P7" draw:layer="layout" svg:width="16.79cm" svg:height="13.365cm" svg:x="2.098cm" svg:y="14.107cm" presentation:class="notes" presentation:placeholder="true" presentation:user-transformed="true">
            <draw:text-box/>
          </draw:frame>
        </presentation:notes>
      </draw:page>
      <draw:page draw:name="page31"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2. TGS_REQ to KDC</text:p>
          </draw:text-box>
        </draw:frame>
        <draw:custom-shape draw:style-name="gr2" draw:text-style-name="P4" draw:id="id18"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19"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18" draw:start-glue-point="8" draw:end-shape="id19" draw:end-glue-point="5">
          <text:p text:style-name="P1"/>
        </draw:connector>
        <draw:frame draw:style-name="gr6" draw:text-style-name="P11" draw:layer="layout" svg:width="3.681cm" svg:height="0.962cm" svg:x="5.049cm" svg:y="4cm">
          <draw:text-box>
            <text:p text:style-name="P1"><text:span text:style-name="T10">KDC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3.5cm" svg:y1="11.5cm" svg:x2="7cm" svg:y2="7cm">
          <text:p text:style-name="P1"/>
        </draw:line>
        <draw:frame draw:style-name="gr8" draw:text-style-name="P11" draw:layer="layout" svg:width="6cm" svg:height="0.962cm" svg:x="11cm" svg:y="13.538cm">
          <draw:text-box>
            <text:p text:style-name="P1"><text:span text:style-name="T10">kerberized Client</text:span></text:p>
          </draw:text-box>
        </draw:frame>
        <draw:frame draw:style-name="gr8" draw:text-style-name="P11" draw:layer="layout" svg:width="6cm" svg:height="0.962cm" svg:x="17cm" svg:y="4cm">
          <draw:text-box>
            <text:p text:style-name="P1"><text:span text:style-name="T10">kerberized Service</text:span></text:p>
          </draw:text-box>
        </draw:frame>
        <draw:custom-shape draw:style-name="gr12" draw:text-style-name="P12" draw:layer="layout" svg:width="3cm" svg:height="1cm" svg:x="10.5cm" svg:y="8cm">
          <text:p text:style-name="P6"><text:span text:style-name="T10">TGS_REQ</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 draw:layer="layout" svg:width="9.5cm" svg:height="4.517cm" svg:x="1.5cm" svg:y="15.5cm">
          <draw:text-box>
            <text:p text:style-name="P1">Service Principal</text:p>
            <text:p text:style-name="P1">Client's TGT</text:p>
            <text:p text:style-name="P1">Service's TGT</text:p>
            <text:p text:style-name="P1">Authenticator</text:p>
            <text:p text:style-name="P1">Requested Lifetime</text:p>
            <text:p text:style-name="P1">APOptions: ENC-TKT-IN-SKEY</text:p>
          </draw:text-box>
        </draw:frame>
        <draw:custom-shape draw:style-name="gr10" draw:text-style-name="P4" draw:layer="layout" svg:width="10cm" svg:height="4.5cm" svg:x="1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cm" svg:height="1.5cm" svg:x="11cm" svg:y="19cm">
          <draw:text-box>
            <text:p text:style-name="P1"><text:span text:style-name="T4">E</text:span><text:span text:style-name="T5">none</text:span></text:p>
          </draw:text-box>
        </draw:frame>
        <presentation:notes draw:style-name="dp2">
          <draw:page-thumbnail draw:style-name="gr1" draw:layer="layout" svg:width="14.84cm" svg:height="11.136cm" svg:x="3.067cm" svg:y="2.256cm" draw:page-number="31" presentation:class="page"/>
          <draw:frame presentation:style-name="pr19" draw:text-style-name="P7" draw:layer="layout" svg:width="16.781cm" svg:height="13.365cm" svg:x="2.096cm" svg:y="14.107cm" presentation:class="notes" presentation:placeholder="true" presentation:user-transformed="true">
            <draw:text-box/>
          </draw:frame>
        </presentation:notes>
      </draw:page>
      <draw:page draw:name="page32"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3. TGS_REP to Client</text:p>
          </draw:text-box>
        </draw:frame>
        <draw:custom-shape draw:style-name="gr2" draw:text-style-name="P4" draw:id="id20"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21"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20" draw:start-glue-point="8" draw:end-shape="id21" draw:end-glue-point="5">
          <text:p text:style-name="P1"/>
        </draw:connector>
        <draw:frame draw:style-name="gr6" draw:text-style-name="P11" draw:layer="layout" svg:width="3.681cm" svg:height="0.962cm" svg:x="5.049cm" svg:y="4cm">
          <draw:text-box>
            <text:p text:style-name="P1"><text:span text:style-name="T10">KDC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7cm" svg:y1="7cm" svg:x2="13.5cm" svg:y2="11.5cm">
          <text:p text:style-name="P1"/>
        </draw:line>
        <draw:frame draw:style-name="gr8" draw:text-style-name="P11" draw:layer="layout" svg:width="6cm" svg:height="0.962cm" svg:x="11cm" svg:y="13.538cm">
          <draw:text-box>
            <text:p text:style-name="P1"><text:span text:style-name="T10">kerberized Client</text:span></text:p>
          </draw:text-box>
        </draw:frame>
        <draw:frame draw:style-name="gr8" draw:text-style-name="P11" draw:layer="layout" svg:width="6cm" svg:height="0.962cm" svg:x="17cm" svg:y="4cm">
          <draw:text-box>
            <text:p text:style-name="P1"><text:span text:style-name="T10">kerberized Service</text:span></text:p>
          </draw:text-box>
        </draw:frame>
        <draw:custom-shape draw:style-name="gr12" draw:text-style-name="P12" draw:layer="layout" svg:width="3cm" svg:height="1cm" svg:x="10.5cm" svg:y="8cm">
          <text:p text:style-name="P6"><text:span text:style-name="T10">TGS_REP</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 draw:layer="layout" svg:width="11cm" svg:height="3.806cm" svg:x="15.04cm" svg:y="15.64cm">
          <draw:text-box>
            <text:p text:style-name="P1">Service-Copy of Session-Key (SK2)</text:p>
            <text:p text:style-name="P1">Client Principal</text:p>
            <text:p text:style-name="P1">Ticket Lifetime</text:p>
            <text:p text:style-name="P1">KDC Timestamp</text:p>
            <text:p text:style-name="P1">Client IP Address</text:p>
          </draw:text-box>
        </draw:frame>
        <draw:frame draw:style-name="gr9" draw:text-style-name="P1" draw:layer="layout" svg:width="10.577cm" svg:height="2.384cm" svg:x="0.923cm" svg:y="15.5cm">
          <draw:text-box>
            <text:p text:style-name="P1">User-Copy of Session-Key (SK2)</text:p>
            <text:p text:style-name="P1">Service Principal Name</text:p>
            <text:p text:style-name="P1">Ticket Lifetime</text:p>
          </draw:text-box>
        </draw:frame>
        <draw:custom-shape draw:style-name="gr10" draw:text-style-name="P4" draw:layer="layout" svg:width="10.5cm" svg:height="2.5cm" svg:x="0.5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5cm" svg:height="1.5cm" svg:x="11cm" svg:y="17.5cm">
          <draw:text-box>
            <text:p text:style-name="P1"><text:span text:style-name="T4">E</text:span><text:span text:style-name="T5">client_key</text:span></text:p>
          </draw:text-box>
        </draw:frame>
        <draw:frame draw:style-name="gr13" draw:text-style-name="P1" draw:layer="layout" svg:width="3cm" svg:height="1.673cm" svg:x="25.54cm" svg:y="16.273cm">
          <draw:text-box>
            <text:p text:style-name="P1">Service Ticket</text:p>
          </draw:text-box>
        </draw:frame>
        <draw:custom-shape draw:style-name="gr10" draw:text-style-name="P4" draw:layer="layout" svg:width="11cm" svg:height="4cm" svg:x="14.54cm" svg:y="15.446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4cm" svg:height="1.5cm" svg:x="25.54cm" svg:y="18.446cm">
          <draw:text-box>
            <text:p text:style-name="P1"><text:span text:style-name="T4">E</text:span><text:span text:style-name="T5">SK1</text:span></text:p>
          </draw:text-box>
        </draw:frame>
        <presentation:notes draw:style-name="dp2">
          <draw:page-thumbnail draw:style-name="gr1" draw:layer="layout" svg:width="14.832cm" svg:height="11.136cm" svg:x="3.065cm" svg:y="2.256cm" draw:page-number="32" presentation:class="page"/>
          <draw:frame presentation:style-name="pr20" draw:text-style-name="P7" draw:layer="layout" svg:width="16.772cm" svg:height="13.365cm" svg:x="2.094cm" svg:y="14.107cm" presentation:class="notes" presentation:placeholder="true" presentation:user-transformed="true">
            <draw:text-box/>
          </draw:frame>
        </presentation:notes>
      </draw:page>
      <draw:page draw:name="page33"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4. AP_REQ to Server</text:p>
          </draw:text-box>
        </draw:frame>
        <draw:custom-shape draw:style-name="gr2" draw:text-style-name="P4" draw:id="id22"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23"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22" draw:start-glue-point="8" draw:end-shape="id23" draw:end-glue-point="5">
          <text:p text:style-name="P1"/>
        </draw:connector>
        <draw:frame draw:style-name="gr6" draw:text-style-name="P11" draw:layer="layout" svg:width="4.858cm" svg:height="0.962cm" svg:x="5.049cm" svg:y="4cm">
          <draw:text-box>
            <text:p text:style-name="P1"><text:span text:style-name="T10">KDC (AS,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3.5cm" svg:y1="11.5cm" svg:x2="19.5cm" svg:y2="7cm">
          <text:p text:style-name="P1"/>
        </draw:line>
        <draw:frame draw:style-name="gr8" draw:text-style-name="P11" draw:layer="layout" svg:width="6cm" svg:height="0.962cm" svg:x="11cm" svg:y="13.538cm">
          <draw:text-box>
            <text:p text:style-name="P1"><text:span text:style-name="T10">kerberized Client</text:span></text:p>
          </draw:text-box>
        </draw:frame>
        <draw:frame draw:style-name="gr8" draw:text-style-name="P11" draw:layer="layout" svg:width="6cm" svg:height="0.962cm" svg:x="17cm" svg:y="4cm">
          <draw:text-box>
            <text:p text:style-name="P1"><text:span text:style-name="T10">kerberized Service</text:span></text:p>
          </draw:text-box>
        </draw:frame>
        <draw:custom-shape draw:style-name="gr12" draw:text-style-name="P12" draw:layer="layout" svg:width="3cm" svg:height="1cm" svg:x="17cm" svg:y="9cm">
          <text:p text:style-name="P6"><text:span text:style-name="T10">AP_REQ</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 draw:layer="layout" svg:width="11cm" svg:height="3.806cm" svg:x="13.474cm" svg:y="15.64cm">
          <draw:text-box>
            <text:p text:style-name="P1">Service-Copy of Session Key (SK2)</text:p>
            <text:p text:style-name="P1">Client Principal</text:p>
            <text:p text:style-name="P1">Ticket Lifetime</text:p>
            <text:p text:style-name="P1">KDC Timestamp</text:p>
            <text:p text:style-name="P1">Client IP Adress</text:p>
          </draw:text-box>
        </draw:frame>
        <draw:frame draw:style-name="gr11" draw:text-style-name="P5" draw:layer="layout" svg:width="4cm" svg:height="1.5cm" svg:x="23.974cm" svg:y="18.946cm">
          <draw:text-box>
            <text:p text:style-name="P1"><text:span text:style-name="T4">E</text:span><text:span text:style-name="T5">SK1</text:span></text:p>
          </draw:text-box>
        </draw:frame>
        <draw:frame draw:style-name="gr13" draw:text-style-name="P1" draw:layer="layout" svg:width="3cm" svg:height="1.673cm" svg:x="24.474cm" svg:y="16.773cm">
          <draw:text-box>
            <text:p text:style-name="P1">Service Ticket</text:p>
          </draw:text-box>
        </draw:frame>
        <draw:custom-shape draw:style-name="gr10" draw:text-style-name="P4" draw:layer="layout" svg:width="11cm" svg:height="4cm" svg:x="12.974cm" svg:y="15.446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9" draw:text-style-name="P1" draw:layer="layout" svg:width="10.5cm" svg:height="2.384cm" svg:x="0.5cm" svg:y="16cm">
          <draw:text-box>
            <text:p text:style-name="P1">Service Ticket</text:p>
            <text:p text:style-name="P1">Authenticator</text:p>
            <text:p text:style-name="P1">APOptions: USE_SESSION_KEY</text:p>
          </draw:text-box>
        </draw:frame>
        <draw:custom-shape draw:style-name="gr10" draw:text-style-name="P4" draw:layer="layout" svg:width="10cm" svg:height="2.5cm" svg:x="0.5cm" svg:y="16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2.5cm" svg:height="1.5cm" svg:x="10cm" svg:y="18.5cm">
          <draw:text-box>
            <text:p text:style-name="P1"><text:span text:style-name="T4">E</text:span><text:span text:style-name="T5">none</text:span></text:p>
          </draw:text-box>
        </draw:frame>
        <presentation:notes draw:style-name="dp2">
          <draw:page-thumbnail draw:style-name="gr1" draw:layer="layout" svg:width="14.824cm" svg:height="11.136cm" svg:x="3.063cm" svg:y="2.256cm" draw:page-number="33" presentation:class="page"/>
          <draw:frame presentation:style-name="pr21" draw:text-style-name="P7" draw:layer="layout" svg:width="16.763cm" svg:height="13.365cm" svg:x="2.092cm" svg:y="14.107cm" presentation:class="notes" presentation:placeholder="true" presentation:user-transformed="true">
            <draw:text-box/>
          </draw:frame>
        </presentation:notes>
      </draw:page>
      <draw:page draw:name="page34" draw:style-name="dp1" draw:master-page-name="Default" presentation:presentation-page-layout-name="AL2T19">
        <draw:frame presentation:style-name="pr1" draw:text-style-name="P1" draw:layer="layout" svg:width="25.199cm" svg:height="10.417cm" svg:x="1.5cm" svg:y="4.538cm" presentation:class="title" presentation:user-transformed="true">
          <draw:text-box>
            <text:p text:style-name="P1">Kerberos5<text:line-break/>-<text:line-break/>Pre-Authentication<text:line-break/>-<text:line-break/>Protection against offline Brute-Force and Dictionary Attacks</text:p>
          </draw:text-box>
        </draw:frame>
        <presentation:notes draw:style-name="dp2">
          <draw:page-thumbnail draw:style-name="gr1" draw:layer="layout" svg:width="14.848cm" svg:height="11.136cm" svg:x="3.069cm" svg:y="2.256cm" draw:page-number="34" presentation:class="page"/>
          <draw:frame presentation:style-name="pr8" draw:text-style-name="P7" draw:layer="layout" svg:width="16.79cm" svg:height="13.365cm" svg:x="2.098cm" svg:y="14.107cm" presentation:class="notes" presentation:placeholder="true" presentation:user-transformed="true">
            <draw:text-box/>
          </draw:frame>
        </presentation:notes>
      </draw:page>
      <draw:page draw:name="page35"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1. AS_REQ</text:p>
          </draw:text-box>
        </draw:frame>
        <draw:custom-shape draw:style-name="gr2" draw:text-style-name="P4" draw:id="id24"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25"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24" draw:start-glue-point="8" draw:end-shape="id25" draw:end-glue-point="5">
          <text:p text:style-name="P1"/>
        </draw:connector>
        <draw:frame draw:style-name="gr6" draw:text-style-name="P11" draw:layer="layout" svg:width="3.233cm" svg:height="0.962cm" svg:x="5.5cm" svg:y="4cm">
          <draw:text-box>
            <text:p text:style-name="P1"><text:span text:style-name="T10">KDC (A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2.5cm" svg:y1="12.5cm" svg:x2="7cm" svg:y2="7cm">
          <text:p text:style-name="P1"/>
        </draw:line>
        <draw:frame draw:style-name="gr8" draw:text-style-name="P11" draw:layer="layout" svg:width="6cm" svg:height="0.962cm" svg:x="11cm" svg:y="13.538cm">
          <draw:text-box>
            <text:p text:style-name="P1"><text:span text:style-name="T10">kerberized Client</text:span></text:p>
          </draw:text-box>
        </draw:frame>
        <draw:frame draw:style-name="gr8" draw:text-style-name="P11" draw:layer="layout" svg:width="6cm" svg:height="0.962cm" svg:x="17cm" svg:y="4cm">
          <draw:text-box>
            <text:p text:style-name="P1"><text:span text:style-name="T10">kerberized Service</text:span></text:p>
          </draw:text-box>
        </draw:frame>
        <draw:frame draw:style-name="gr9" draw:text-style-name="P11" draw:layer="layout" svg:width="7cm" svg:height="3.806cm" svg:x="1.5cm" svg:y="15.5cm">
          <draw:text-box>
            <text:p text:style-name="P1"><text:span text:style-name="T10">Client Principal</text:span></text:p>
            <text:p text:style-name="P1"><text:span text:style-name="T10">Client Timestamp</text:span></text:p>
            <text:p text:style-name="P1"><text:span text:style-name="T10">Server Principal</text:span></text:p>
            <text:p text:style-name="P1"><text:span text:style-name="T10">Random Nonce</text:span></text:p>
            <text:p text:style-name="P1"><text:span text:style-name="T10">Requested Lifetime</text:span></text:p>
          </draw:text-box>
        </draw:frame>
        <draw:custom-shape draw:style-name="gr10" draw:text-style-name="P4" draw:layer="layout" svg:width="7cm" svg:height="3.5cm" svg:x="1cm" svg:y="15.5cm">
          <text:p text:style-name="P1"/>
          <draw:enhanced-geometry svg:viewBox="0 0 21600 21600" draw:glue-points="10800 0 0 10800 10800 21600 21600 10800" draw:path-stretchpoint-x="10800" draw:text-areas="?f8 ?f9 ?f10 ?f11" draw:type="bracket-pair" draw:modifiers="2979.94858611825"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cm" svg:height="1.5cm" svg:x="8cm" svg:y="18.5cm">
          <draw:text-box>
            <text:p text:style-name="P1"><text:span text:style-name="T4">E</text:span><text:span text:style-name="T5">none</text:span></text:p>
          </draw:text-box>
        </draw:frame>
        <draw:custom-shape draw:style-name="gr12" draw:text-style-name="P12" draw:layer="layout" svg:width="3cm" svg:height="1cm" svg:x="7cm" svg:y="10.5cm">
          <text:p text:style-name="P6"><text:span text:style-name="T10">AS_REQ</text:span></text:p>
          <draw:enhanced-geometry svg:viewBox="0 0 21600 21600" draw:glue-points="10800 0 0 10800 10800 21600 21600 10800" draw:text-areas="0 4300 21600 21600" draw:type="flowchart-card" draw:enhanced-path="M 4300 0 L 21600 0 21600 21600 0 21600 0 4300 4300 0 Z N"/>
        </draw:custom-shape>
        <presentation:notes draw:style-name="dp2">
          <draw:page-thumbnail draw:style-name="gr1" draw:layer="layout" svg:width="14.848cm" svg:height="11.136cm" svg:x="3.069cm" svg:y="2.256cm" draw:page-number="35" presentation:class="page"/>
          <draw:frame presentation:style-name="pr8" draw:text-style-name="P7" draw:layer="layout" svg:width="16.79cm" svg:height="13.365cm" svg:x="2.098cm" svg:y="14.107cm" presentation:class="notes" presentation:placeholder="true" presentation:user-transformed="true">
            <draw:text-box/>
          </draw:frame>
        </presentation:notes>
      </draw:page>
      <draw:page draw:name="page36"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2. KRB_ERROR</text:p>
          </draw:text-box>
        </draw:frame>
        <draw:custom-shape draw:style-name="gr2" draw:text-style-name="P4" draw:id="id26"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27"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ustom-shape draw:style-name="gr12" draw:text-style-name="P12" draw:layer="layout" svg:width="4cm" svg:height="1cm" svg:x="10cm" svg:y="8.5cm">
          <text:p text:style-name="P6"><text:span text:style-name="T10">KRB_ERROR</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5" draw:text-style-name="P4" draw:layer="layout" draw:type="line" svg:x1="4cm" svg:y1="5.999cm" svg:x2="6cm" svg:y2="5.999cm" draw:start-shape="id26" draw:start-glue-point="8" draw:end-shape="id27" draw:end-glue-point="5">
          <text:p text:style-name="P1"/>
        </draw:connector>
        <draw:frame draw:style-name="gr6" draw:text-style-name="P11" draw:layer="layout" svg:width="3.233cm" svg:height="0.962cm" svg:x="5.5cm" svg:y="4cm">
          <draw:text-box>
            <text:p text:style-name="P1"><text:span text:style-name="T10">KDC (A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7cm" svg:y1="7cm" svg:x2="12.5cm" svg:y2="12.5cm">
          <text:p text:style-name="P1"/>
        </draw:line>
        <draw:frame draw:style-name="gr8" draw:text-style-name="P11" draw:layer="layout" svg:width="6cm" svg:height="0.962cm" svg:x="11cm" svg:y="13.538cm">
          <draw:text-box>
            <text:p text:style-name="P1"><text:span text:style-name="T10">kerberized Client</text:span></text:p>
          </draw:text-box>
        </draw:frame>
        <draw:frame draw:style-name="gr8" draw:text-style-name="P11" draw:layer="layout" svg:width="6cm" svg:height="0.962cm" svg:x="17cm" svg:y="4cm">
          <draw:text-box>
            <text:p text:style-name="P1"><text:span text:style-name="T10">kerberized Service</text:span></text:p>
          </draw:text-box>
        </draw:frame>
        <draw:frame draw:style-name="gr6" draw:text-style-name="P11" draw:layer="layout" svg:width="10.421cm" svg:height="0.962cm" svg:x="6cm" svg:y="17cm">
          <draw:text-box>
            <text:p text:style-name="P1"><text:span text:style-name="T10">KDC_ERR_PREAUTH_REQUIRED</text:span></text:p>
          </draw:text-box>
        </draw:frame>
        <draw:custom-shape draw:style-name="gr10" draw:text-style-name="P4" draw:layer="layout" svg:width="10.5cm" svg:height="2cm" svg:x="6cm" svg:y="16.5cm">
          <text:p text:style-name="P1"/>
          <draw:enhanced-geometry svg:viewBox="0 0 21600 21600" draw:glue-points="10800 0 0 10800 10800 21600 21600 10800" draw:path-stretchpoint-x="10800" draw:text-areas="?f8 ?f9 ?f10 ?f11" draw:type="bracket-pair" draw:modifiers="3177.37789203085"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4.371cm" svg:height="0.962cm" svg:x="17cm" svg:y="17.038cm">
          <draw:text-box>
            <text:p text:style-name="P1"><text:span text:style-name="T10">KRB_ERROR</text:span></text:p>
          </draw:text-box>
        </draw:frame>
        <presentation:notes draw:style-name="dp2">
          <draw:page-thumbnail draw:style-name="gr1" draw:layer="layout" svg:width="14.848cm" svg:height="11.136cm" svg:x="3.069cm" svg:y="2.256cm" draw:page-number="36" presentation:class="page"/>
          <draw:frame presentation:style-name="pr8" draw:text-style-name="P7" draw:layer="layout" svg:width="16.79cm" svg:height="13.365cm" svg:x="2.098cm" svg:y="14.107cm" presentation:class="notes" presentation:placeholder="true" presentation:user-transformed="true">
            <draw:text-box/>
          </draw:frame>
        </presentation:notes>
      </draw:page>
      <draw:page draw:name="page37"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3. AS_REQ</text:p>
          </draw:text-box>
        </draw:frame>
        <draw:custom-shape draw:style-name="gr2" draw:text-style-name="P4" draw:id="id28"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29"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ustom-shape draw:style-name="gr12" draw:text-style-name="P12" draw:layer="layout" svg:width="3.5cm" svg:height="1cm" svg:x="10cm" svg:y="8.5cm">
          <text:p text:style-name="P6"><text:span text:style-name="T10">AS_REQ</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5" draw:text-style-name="P4" draw:layer="layout" draw:type="line" svg:x1="4cm" svg:y1="5.999cm" svg:x2="6cm" svg:y2="5.999cm" draw:start-shape="id28" draw:start-glue-point="8" draw:end-shape="id29" draw:end-glue-point="5">
          <text:p text:style-name="P1"/>
        </draw:connector>
        <draw:frame draw:style-name="gr6" draw:text-style-name="P11" draw:layer="layout" svg:width="3.233cm" svg:height="0.962cm" svg:x="5.5cm" svg:y="4cm">
          <draw:text-box>
            <text:p text:style-name="P1"><text:span text:style-name="T10">KDC (A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2.5cm" svg:y1="12.5cm" svg:x2="7cm" svg:y2="7cm">
          <text:p text:style-name="P1"/>
        </draw:line>
        <draw:frame draw:style-name="gr8" draw:text-style-name="P11" draw:layer="layout" svg:width="6cm" svg:height="0.962cm" svg:x="11cm" svg:y="13.538cm">
          <draw:text-box>
            <text:p text:style-name="P1"><text:span text:style-name="T10">kerberized Client</text:span></text:p>
          </draw:text-box>
        </draw:frame>
        <draw:frame draw:style-name="gr8" draw:text-style-name="P11" draw:layer="layout" svg:width="6cm" svg:height="0.962cm" svg:x="17cm" svg:y="4cm">
          <draw:text-box>
            <text:p text:style-name="P1"><text:span text:style-name="T10">kerberized Service</text:span></text:p>
          </draw:text-box>
        </draw:frame>
        <draw:frame draw:style-name="gr9" draw:text-style-name="P11" draw:id="id30" draw:layer="layout" svg:width="8.5cm" svg:height="4.517cm" svg:x="1.5cm" svg:y="15.5cm">
          <draw:text-box>
            <text:p text:style-name="P1"><text:span text:style-name="T10">Client Principal</text:span></text:p>
            <text:p text:style-name="P1"><text:span text:style-name="T10">Client Timestamp</text:span></text:p>
            <text:p text:style-name="P1"><text:span text:style-name="T10">Server Principal</text:span></text:p>
            <text:p text:style-name="P1"><text:span text:style-name="T10">Random Nonce</text:span></text:p>
            <text:p text:style-name="P1"><text:span text:style-name="T10">Requested Lifetime</text:span></text:p>
            <text:p text:style-name="P1"><text:span text:style-name="T10">Flag: PA-ENC-TIMESTAMP</text:span></text:p>
          </draw:text-box>
        </draw:frame>
        <draw:custom-shape draw:style-name="gr10" draw:text-style-name="P4" draw:layer="layout" svg:width="9cm" svg:height="4.5cm" svg:x="1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cm" svg:height="1.5cm" svg:x="10cm" svg:y="19cm">
          <draw:text-box>
            <text:p text:style-name="P1"><text:span text:style-name="T4">E</text:span><text:span text:style-name="T5">none</text:span></text:p>
          </draw:text-box>
        </draw:frame>
        <draw:frame draw:style-name="gr9" draw:text-style-name="P11" draw:layer="layout" svg:width="6.577cm" svg:height="1.673cm" svg:x="16cm" svg:y="16cm">
          <draw:text-box>
            <text:p text:style-name="P1"><text:span text:style-name="T10">Timestamp</text:span></text:p>
            <text:p text:style-name="P1"><text:span text:style-name="T10"/></text:p>
          </draw:text-box>
        </draw:frame>
        <draw:custom-shape draw:style-name="gr10" draw:text-style-name="P4" draw:id="id31" draw:layer="layout" svg:width="4.5cm" svg:height="1.5cm" svg:x="15.5cm" svg:y="16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5cm" svg:height="1.5cm" svg:x="20cm" svg:y="17cm">
          <draw:text-box>
            <text:p text:style-name="P1"><text:span text:style-name="T4">E</text:span><text:span text:style-name="T5">user_key</text:span></text:p>
          </draw:text-box>
        </draw:frame>
        <draw:connector draw:style-name="gr7" draw:text-style-name="P4" draw:layer="layout" draw:type="curve" svg:x1="5.75cm" svg:y1="15.5cm" svg:x2="15.5cm" svg:y2="16.749cm" draw:start-shape="id30" draw:start-glue-point="0" draw:end-shape="id31" draw:end-glue-point="5">
          <text:p text:style-name="P1"/>
        </draw:connector>
        <draw:frame draw:style-name="gr6" draw:text-style-name="P15" draw:layer="layout" svg:width="10.781cm" svg:height="4.971cm" svg:x="16.004cm" svg:y="8.917cm">
          <draw:text-box>
            <text:p text:style-name="P6"><text:span text:style-name="T4">By encrypting a Timestamp</text:span></text:p>
            <text:p text:style-name="P6"><text:span text:style-name="T4">with the User-Key the Client</text:span></text:p>
            <text:p text:style-name="P6"><text:span text:style-name="T4">can prove its Validity.</text:span></text:p>
            <text:p text:style-name="P6"><text:span text:style-name="T4">This can also be initiated</text:span></text:p>
            <text:p text:style-name="P6"><text:span text:style-name="T4">by the Client.</text:span></text:p>
          </draw:text-box>
        </draw:frame>
        <presentation:notes draw:style-name="dp2">
          <draw:page-thumbnail draw:style-name="gr1" draw:layer="layout" svg:width="14.848cm" svg:height="11.136cm" svg:x="3.069cm" svg:y="2.256cm" draw:page-number="37" presentation:class="page"/>
          <draw:frame presentation:style-name="pr8" draw:text-style-name="P7" draw:layer="layout" svg:width="16.79cm" svg:height="13.365cm" svg:x="2.098cm" svg:y="14.107cm" presentation:class="notes" presentation:placeholder="true" presentation:user-transformed="true">
            <draw:text-box/>
          </draw:frame>
        </presentation:notes>
      </draw:page>
      <draw:page draw:name="page38"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4. AS_REP</text:p>
          </draw:text-box>
        </draw:frame>
        <draw:custom-shape draw:style-name="gr2" draw:text-style-name="P4" draw:id="id32"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33"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ustom-shape draw:style-name="gr12" draw:text-style-name="P12" draw:layer="layout" svg:width="3cm" svg:height="1cm" svg:x="10cm" svg:y="8.5cm">
          <text:p text:style-name="P6"><text:span text:style-name="T10">AS_REP</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5" draw:text-style-name="P4" draw:layer="layout" draw:type="line" svg:x1="4cm" svg:y1="5.999cm" svg:x2="6cm" svg:y2="5.999cm" draw:start-shape="id32" draw:start-glue-point="8" draw:end-shape="id33" draw:end-glue-point="5">
          <text:p text:style-name="P1"/>
        </draw:connector>
        <draw:frame draw:style-name="gr6" draw:text-style-name="P11" draw:layer="layout" svg:width="3.233cm" svg:height="0.962cm" svg:x="5.5cm" svg:y="4cm">
          <draw:text-box>
            <text:p text:style-name="P1"><text:span text:style-name="T10">KDC (A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7cm" svg:y1="7cm" svg:x2="12.5cm" svg:y2="12.5cm">
          <text:p text:style-name="P1"/>
        </draw:line>
        <draw:frame draw:style-name="gr8" draw:text-style-name="P11" draw:layer="layout" svg:width="6cm" svg:height="0.962cm" svg:x="11cm" svg:y="13.538cm">
          <draw:text-box>
            <text:p text:style-name="P1"><text:span text:style-name="T10">kerberized Client</text:span></text:p>
          </draw:text-box>
        </draw:frame>
        <draw:frame draw:style-name="gr8" draw:text-style-name="P11" draw:layer="layout" svg:width="6cm" svg:height="0.962cm" svg:x="17cm" svg:y="4cm">
          <draw:text-box>
            <text:p text:style-name="P1"><text:span text:style-name="T10">kerberized Service</text:span></text:p>
          </draw:text-box>
        </draw:frame>
        <draw:frame draw:style-name="gr9" draw:text-style-name="P11" draw:layer="layout" svg:width="10.5cm" svg:height="3.806cm" svg:x="15cm" svg:y="15.194cm">
          <draw:text-box>
            <text:p text:style-name="P1"><text:span text:style-name="T10">TGS-Copy of Session-Key (SK1)</text:span></text:p>
            <text:p text:style-name="P1"><text:span text:style-name="T10">Client Principal</text:span></text:p>
            <text:p text:style-name="P1"><text:span text:style-name="T10">Ticket Lifetime</text:span></text:p>
            <text:p text:style-name="P1"><text:span text:style-name="T10">KDC Timestamp</text:span></text:p>
            <text:p text:style-name="P1"><text:span text:style-name="T10">Client IP Address</text:span></text:p>
          </draw:text-box>
        </draw:frame>
        <draw:custom-shape draw:style-name="gr10" draw:text-style-name="P4" draw:layer="layout" svg:width="10cm" svg:height="4cm" svg:x="14.5cm" svg:y="1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5cm" svg:height="1.5cm" svg:x="24.499cm" svg:y="18.5cm">
          <draw:text-box>
            <text:p text:style-name="P1"><text:span text:style-name="T4">E</text:span><text:span text:style-name="T5">TGS_key</text:span></text:p>
          </draw:text-box>
        </draw:frame>
        <draw:frame draw:style-name="gr9" draw:text-style-name="P11" draw:layer="layout" svg:width="10.577cm" svg:height="2.384cm" svg:x="0.923cm" svg:y="15.5cm">
          <draw:text-box>
            <text:p text:style-name="P1"><text:span text:style-name="T10">User-Copy of Session-Key (SK1)</text:span></text:p>
            <text:p text:style-name="P1"><text:span text:style-name="T10">krbtgt Principal Name</text:span></text:p>
            <text:p text:style-name="P1"><text:span text:style-name="T10">Ticket Lifetime</text:span></text:p>
          </draw:text-box>
        </draw:frame>
        <draw:custom-shape draw:style-name="gr10" draw:text-style-name="P4" draw:layer="layout" svg:width="10cm" svg:height="2.5cm" svg:x="0.5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5cm" svg:height="1.5cm" svg:x="10.5cm" svg:y="17.5cm">
          <draw:text-box>
            <text:p text:style-name="P1"><text:span text:style-name="T4">E</text:span><text:span text:style-name="T5">user_key</text:span></text:p>
          </draw:text-box>
        </draw:frame>
        <draw:frame draw:style-name="gr8" draw:text-style-name="P11" draw:layer="layout" svg:width="2cm" svg:height="0.962cm" svg:x="25cm" svg:y="16.538cm">
          <draw:text-box>
            <text:p text:style-name="P1"><text:span text:style-name="T10">TGT</text:span></text:p>
          </draw:text-box>
        </draw:frame>
        <draw:frame draw:style-name="gr6" draw:text-style-name="P11" draw:layer="layout" svg:width="6.187cm" svg:height="0.962cm" svg:x="8.215cm" svg:y="5.5cm">
          <draw:text-box>
            <text:p text:style-name="P1"><text:span text:style-name="T10">(Timestamp verified)</text:span></text:p>
          </draw:text-box>
        </draw:frame>
        <presentation:notes draw:style-name="dp2">
          <draw:page-thumbnail draw:style-name="gr1" draw:layer="layout" svg:width="14.848cm" svg:height="11.136cm" svg:x="3.069cm" svg:y="2.256cm" draw:page-number="38" presentation:class="page"/>
          <draw:frame presentation:style-name="pr8" draw:text-style-name="P7" draw:layer="layout" svg:width="16.79cm" svg:height="13.365cm" svg:x="2.098cm" svg:y="14.107cm" presentation:class="notes" presentation:placeholder="true" presentation:user-transformed="true">
            <draw:text-box/>
          </draw:frame>
        </presentation:notes>
      </draw:page>
      <draw:page draw:name="page39" draw:style-name="dp1" draw:master-page-name="Default" presentation:presentation-page-layout-name="AL2T19">
        <draw:frame presentation:style-name="pr1" draw:text-style-name="P1" draw:layer="layout" svg:width="25.199cm" svg:height="8.681cm" svg:x="1.401cm" svg:y="6.16cm" presentation:class="title" presentation:user-transformed="true">
          <draw:text-box>
            <text:p text:style-name="P1">Kerberos5<text:line-break/>-<text:line-break/>Sub-Keys<text:line-break/>-<text:line-break/>MISSING</text:p>
          </draw:text-box>
        </draw:frame>
        <presentation:notes draw:style-name="dp2">
          <draw:page-thumbnail draw:style-name="gr1" draw:layer="layout" svg:width="14.856cm" svg:height="11.136cm" svg:x="3.071cm" svg:y="2.256cm" draw:page-number="39" presentation:class="page"/>
          <draw:frame presentation:style-name="pr22" draw:text-style-name="P2" draw:layer="layout" svg:width="16.799cm" svg:height="13.365cm" svg:x="2.099cm" svg:y="14.106cm" presentation:class="notes" presentation:placeholder="true">
            <draw:text-box/>
          </draw:frame>
        </presentation:notes>
      </draw:page>
      <draw:page draw:name="page40" draw:style-name="dp1" draw:master-page-name="Default" presentation:presentation-page-layout-name="AL2T19">
        <draw:frame presentation:style-name="pr1" draw:text-style-name="P1" draw:layer="layout" svg:width="25.199cm" svg:height="8.681cm" svg:x="1.401cm" svg:y="6.16cm" presentation:class="title" presentation:user-transformed="true">
          <draw:text-box>
            <text:p text:style-name="P1">Kerberos5<text:line-break/>-<text:line-break/>Cross-Realm<text:line-break/>-<text:line-break/>MISSING</text:p>
          </draw:text-box>
        </draw:frame>
        <presentation:notes draw:style-name="dp2">
          <draw:page-thumbnail draw:style-name="gr1" draw:layer="layout" svg:width="14.848cm" svg:height="11.136cm" svg:x="3.069cm" svg:y="2.256cm" draw:page-number="40" presentation:class="page"/>
          <draw:frame presentation:style-name="pr23" draw:text-style-name="P7" draw:layer="layout" svg:width="16.79cm" svg:height="13.365cm" svg:x="2.097cm" svg:y="14.106cm" presentation:class="notes" presentation:placeholder="true" presentation:user-transformed="true">
            <draw:text-box/>
          </draw:frame>
        </presentation:notes>
      </draw:page>
      <draw:page draw:name="page41" draw:style-name="dp1" draw:master-page-name="Default" presentation:presentation-page-layout-name="AL2T19">
        <draw:frame presentation:style-name="pr1" draw:text-style-name="P1" draw:layer="layout" svg:width="25.199cm" svg:height="8.681cm" svg:x="1.5cm" svg:y="5.406cm" presentation:class="title" presentation:user-transformed="true">
          <draw:text-box>
            <text:p text:style-name="P1">Kerberos5<text:line-break/>-<text:line-break/>pam_krb5<text:line-break/>-<text:line-break/>without Validation</text:p>
          </draw:text-box>
        </draw:frame>
        <presentation:notes draw:style-name="dp2">
          <draw:page-thumbnail draw:style-name="gr1" draw:layer="layout" svg:width="14.856cm" svg:height="11.136cm" svg:x="3.071cm" svg:y="2.256cm" draw:page-number="41"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42"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1. Connect over Application Protocol</text:p>
          </draw:text-box>
        </draw:frame>
        <draw:custom-shape draw:style-name="gr2" draw:text-style-name="P4" draw:id="id34"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35"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34" draw:start-glue-point="8" draw:end-shape="id35" draw:end-glue-point="5">
          <text:p text:style-name="P1"/>
        </draw:connector>
        <draw:frame draw:style-name="gr6" draw:text-style-name="P11" draw:layer="layout" svg:width="4.858cm" svg:height="0.962cm" svg:x="5.045cm" svg:y="4cm">
          <draw:text-box>
            <text:p text:style-name="P1"><text:span text:style-name="T10">KDC (AS,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3.5cm" svg:y1="11.5cm" svg:x2="19.5cm" svg:y2="7cm">
          <text:p text:style-name="P1"/>
        </draw:line>
        <draw:frame draw:style-name="gr8" draw:text-style-name="P11" draw:layer="layout" svg:width="2.5cm" svg:height="0.962cm" svg:x="12.5cm" svg:y="13.538cm">
          <draw:text-box>
            <text:p text:style-name="P1"><text:span text:style-name="T10">Client</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2.6cm" svg:height="2.5cm" svg:x="16.9cm" svg:y="9cm">
          <text:p text:style-name="P6"><text:span text:style-name="T10">SSH:</text:span></text:p>
          <text:p text:style-name="P6"><text:span text:style-name="T10">User:</text:span></text:p>
          <text:p text:style-name="P6"><text:span text:style-name="T10">thomas</text:span></text:p>
          <draw:enhanced-geometry svg:viewBox="0 0 21600 21600" draw:glue-points="10800 0 0 10800 10800 21600 21600 10800" draw:text-areas="0 4300 21600 21600" draw:type="flowchart-card" draw:enhanced-path="M 4300 0 L 21600 0 21600 21600 0 21600 0 4300 4300 0 Z N"/>
        </draw:custom-shape>
        <presentation:notes draw:style-name="dp2">
          <draw:page-thumbnail draw:style-name="gr1" draw:layer="layout" svg:width="14.856cm" svg:height="11.136cm" svg:x="3.071cm" svg:y="2.256cm" draw:page-number="42"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43"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2. AS_REQ</text:p>
          </draw:text-box>
        </draw:frame>
        <draw:custom-shape draw:style-name="gr2" draw:text-style-name="P4" draw:id="id36"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37"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36" draw:start-glue-point="8" draw:end-shape="id37" draw:end-glue-point="5">
          <text:p text:style-name="P1"/>
        </draw:connector>
        <draw:frame draw:style-name="gr6" draw:text-style-name="P11" draw:layer="layout" svg:width="3.233cm" svg:height="0.962cm" svg:x="5.5cm" svg:y="4cm">
          <draw:text-box>
            <text:p text:style-name="P1"><text:span text:style-name="T10">KDC (A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3cm" svg:height="1cm" svg:x="12cm" svg:y="4.5cm">
          <text:p text:style-name="P6"><text:span text:style-name="T10">AS_REQ</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18.5cm" svg:y1="6cm" svg:x2="8cm" svg:y2="6cm">
          <text:p text:style-name="P1"/>
        </draw:line>
        <draw:frame draw:style-name="gr9" draw:text-style-name="P11" draw:layer="layout" svg:width="6.577cm" svg:height="3.095cm" svg:x="1.5cm" svg:y="15.5cm">
          <draw:text-box>
            <text:p text:style-name="P1"><text:span text:style-name="T10">Client Principal</text:span></text:p>
            <text:p text:style-name="P1"><text:span text:style-name="T10">Client Timestamp</text:span></text:p>
            <text:p text:style-name="P1"><text:span text:style-name="T10">krbtgt Principal Name</text:span></text:p>
            <text:p text:style-name="P1"><text:span text:style-name="T10">Requested Lifetime</text:span></text:p>
          </draw:text-box>
        </draw:frame>
        <draw:custom-shape draw:style-name="gr10" draw:text-style-name="P4" draw:id="id38" draw:layer="layout" svg:width="7cm" svg:height="3.5cm" svg:x="1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cm" svg:height="1.5cm" svg:x="8cm" svg:y="18.5cm">
          <draw:text-box>
            <text:p text:style-name="P1"><text:span text:style-name="T4">E</text:span><text:span text:style-name="T5">none</text:span></text:p>
          </draw:text-box>
        </draw:frame>
        <draw:frame draw:style-name="gr6" draw:text-style-name="P11" draw:id="id39" draw:layer="layout" svg:width="7.771cm" svg:height="0.962cm" svg:x="12cm" svg:y="16.038cm">
          <draw:text-box>
            <text:p text:style-name="P1"><text:span text:style-name="T10">thomas@ASHPOOL.ORG</text:span></text:p>
          </draw:text-box>
        </draw:frame>
        <draw:connector draw:style-name="gr7" draw:text-style-name="P4" draw:layer="layout" draw:type="curve" svg:x1="2.749cm" svg:y1="15.5cm" svg:x2="12cm" svg:y2="16.519cm" draw:start-shape="id38" draw:start-glue-point="4" draw:end-shape="id39" draw:end-glue-point="3">
          <text:p text:style-name="P1"/>
        </draw:connector>
        <draw:custom-shape draw:style-name="gr4" draw:text-style-name="P4" draw:layer="layout" svg:width="2cm" svg:height="2cm" svg:x="12.5cm" svg:y="11.538cm">
          <text:p text:style-name="P1"/>
          <draw:enhanced-geometry svg:viewBox="0 0 21600 21600" draw:glue-points="10800 0 0 10800 10800 21600 21600 10800" draw:type="flowchart-process" draw:enhanced-path="M 0 0 L 21600 0 21600 21600 0 21600 0 0 Z N"/>
        </draw:custom-shape>
        <draw:frame draw:style-name="gr8" draw:text-style-name="P11" draw:layer="layout" svg:width="2.5cm" svg:height="0.962cm" svg:x="12.5cm" svg:y="13.538cm">
          <draw:text-box>
            <text:p text:style-name="P1"><text:span text:style-name="T10">Client</text:span></text:p>
          </draw:text-box>
        </draw:frame>
        <presentation:notes draw:style-name="dp2">
          <draw:page-thumbnail draw:style-name="gr1" draw:layer="layout" svg:width="14.856cm" svg:height="11.136cm" svg:x="3.071cm" svg:y="2.256cm" draw:page-number="43"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44"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3. AS_REP</text:p>
          </draw:text-box>
        </draw:frame>
        <draw:custom-shape draw:style-name="gr2" draw:text-style-name="P4" draw:id="id40"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41"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40" draw:start-glue-point="8" draw:end-shape="id41" draw:end-glue-point="5">
          <text:p text:style-name="P1"/>
        </draw:connector>
        <draw:frame draw:style-name="gr6" draw:text-style-name="P11" draw:layer="layout" svg:width="3.233cm" svg:height="0.962cm" svg:x="5.5cm" svg:y="4cm">
          <draw:text-box>
            <text:p text:style-name="P1"><text:span text:style-name="T10">KDC (A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frame draw:style-name="gr8" draw:text-style-name="P11" draw:layer="layout" svg:width="2.5cm" svg:height="0.962cm" svg:x="12.5cm" svg:y="13.5cm">
          <draw:text-box>
            <text:p text:style-name="P1"><text:span text:style-name="T10">Client</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3cm" svg:height="1cm" svg:x="11.5cm" svg:y="4.5cm">
          <text:p text:style-name="P6"><text:span text:style-name="T10">AS_REP</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8cm" svg:y1="6cm" svg:x2="18.5cm" svg:y2="6cm">
          <text:p text:style-name="P1"/>
        </draw:line>
        <draw:frame draw:style-name="gr9" draw:text-style-name="P11" draw:layer="layout" svg:width="10.5cm" svg:height="3.806cm" svg:x="15cm" svg:y="15.194cm">
          <draw:text-box>
            <text:p text:style-name="P1"><text:span text:style-name="T10">TGS-Copy of Session Key (SK1)</text:span></text:p>
            <text:p text:style-name="P1"><text:span text:style-name="T10">Client Principal</text:span></text:p>
            <text:p text:style-name="P1"><text:span text:style-name="T10">Ticket Lifetime</text:span></text:p>
            <text:p text:style-name="P1"><text:span text:style-name="T10">KDC Timestamp</text:span></text:p>
            <text:p text:style-name="P1"><text:span text:style-name="T10">Client IP Adress</text:span></text:p>
          </draw:text-box>
        </draw:frame>
        <draw:custom-shape draw:style-name="gr10" draw:text-style-name="P4" draw:layer="layout" svg:width="10cm" svg:height="4cm" svg:x="14.5cm" svg:y="1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9" draw:text-style-name="P11" draw:layer="layout" svg:width="10.577cm" svg:height="2.384cm" svg:x="0.923cm" svg:y="15.5cm">
          <draw:text-box>
            <text:p text:style-name="P1"><text:span text:style-name="T10">User-Copy of Session Key (SK1)</text:span></text:p>
            <text:p text:style-name="P1"><text:span text:style-name="T10">krbtgt Principal Name</text:span></text:p>
            <text:p text:style-name="P1"><text:span text:style-name="T10">Ticket Lifetime</text:span></text:p>
          </draw:text-box>
        </draw:frame>
        <draw:custom-shape draw:style-name="gr10" draw:text-style-name="P4" draw:layer="layout" svg:width="10cm" svg:height="2.5cm" svg:x="0.5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16" draw:layer="layout" svg:width="4cm" svg:height="1.5cm" svg:x="10.5cm" svg:y="17.5cm">
          <draw:text-box>
            <text:p text:style-name="P1"><text:span text:style-name="T12">E</text:span><text:span text:style-name="T13">user_key</text:span></text:p>
          </draw:text-box>
        </draw:frame>
        <draw:frame draw:style-name="gr8" draw:text-style-name="P11" draw:layer="layout" svg:width="2cm" svg:height="0.962cm" svg:x="25cm" svg:y="16.538cm">
          <draw:text-box>
            <text:p text:style-name="P1"><text:span text:style-name="T10">TGT</text:span></text:p>
          </draw:text-box>
        </draw:frame>
        <presentation:notes draw:style-name="dp2">
          <draw:page-thumbnail draw:style-name="gr1" draw:layer="layout" svg:width="14.856cm" svg:height="11.136cm" svg:x="3.071cm" svg:y="2.256cm" draw:page-number="44"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45"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4. Accept/Deny Connection</text:p>
          </draw:text-box>
        </draw:frame>
        <draw:custom-shape draw:style-name="gr2" draw:text-style-name="P4" draw:id="id42"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43"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42" draw:start-glue-point="8" draw:end-shape="id43" draw:end-glue-point="5">
          <text:p text:style-name="P1"/>
        </draw:connector>
        <draw:frame draw:style-name="gr6" draw:text-style-name="P11" draw:layer="layout" svg:width="4.858cm" svg:height="0.962cm" svg:x="5cm" svg:y="4cm">
          <draw:text-box>
            <text:p text:style-name="P1"><text:span text:style-name="T10">KDC (AS,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9.5cm" svg:y1="7cm" svg:x2="13.5cm" svg:y2="11.5cm">
          <text:p text:style-name="P1"/>
        </draw:line>
        <draw:frame draw:style-name="gr8" draw:text-style-name="P11" draw:layer="layout" svg:width="2.5cm" svg:height="0.962cm" svg:x="12.5cm" svg:y="13.5cm">
          <draw:text-box>
            <text:p text:style-name="P1"><text:span text:style-name="T10">Client</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4.5cm" svg:height="2.5cm" svg:x="17cm" svg:y="8.5cm">
          <text:p text:style-name="P6"><text:span text:style-name="T10">SSH:</text:span></text:p>
          <text:p text:style-name="P6"><text:span text:style-name="T10">Accept/Deny</text:span></text:p>
          <text:p text:style-name="P6"><text:span text:style-name="T10">Credentials</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0" draw:text-style-name="P19" draw:layer="layout" svg:width="14.413cm" svg:height="3.007cm" svg:x="7.044cm" svg:y="17.013cm">
          <draw:text-box>
            <text:p text:style-name="P17"><text:span text:style-name="T4">If the Server can decrypt the AS_REP</text:span></text:p>
            <text:p text:style-name="P17"><text:span text:style-name="T4">packet the client is accepted.</text:span></text:p>
            <text:p text:style-name="P18"><text:span text:style-name="T8"/></text:p>
          </draw:text-box>
        </draw:frame>
        <presentation:notes draw:style-name="dp2">
          <draw:page-thumbnail draw:style-name="gr1" draw:layer="layout" svg:width="14.856cm" svg:height="11.136cm" svg:x="3.071cm" svg:y="2.256cm" draw:page-number="45"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46" draw:style-name="dp1" draw:master-page-name="Default" presentation:presentation-page-layout-name="AL2T19">
        <draw:frame presentation:style-name="pr1" draw:text-style-name="P1" draw:layer="layout" svg:width="25.199cm" svg:height="12.153cm" svg:x="1.5cm" svg:y="3.67cm" presentation:class="title" presentation:user-transformed="true">
          <draw:text-box>
            <text:p text:style-name="P1">Kerberos5<text:line-break/>-<text:line-break/>pam_krb5<text:line-break/>-<text:line-break/>without Validation<text:line-break/>-<text:line-break/>The Attack</text:p>
          </draw:text-box>
        </draw:frame>
        <presentation:notes draw:style-name="dp2">
          <draw:page-thumbnail draw:style-name="gr1" draw:layer="layout" svg:width="14.856cm" svg:height="11.136cm" svg:x="3.071cm" svg:y="2.256cm" draw:page-number="46"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47"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1. Connect over Application Protocol</text:p>
          </draw:text-box>
        </draw:frame>
        <draw:custom-shape draw:style-name="gr2" draw:text-style-name="P4" draw:id="id44"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45"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17"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44" draw:start-glue-point="8" draw:end-shape="id45" draw:end-glue-point="5">
          <text:p text:style-name="P1"/>
        </draw:connector>
        <draw:frame draw:style-name="gr6" draw:text-style-name="P11" draw:layer="layout" svg:width="4.858cm" svg:height="0.962cm" svg:x="5.045cm" svg:y="4cm">
          <draw:text-box>
            <text:p text:style-name="P1"><text:span text:style-name="T10">KDC (AS,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3.5cm" svg:y1="11.5cm" svg:x2="19.5cm" svg:y2="7cm">
          <text:p text:style-name="P1"/>
        </draw:line>
        <draw:frame draw:style-name="gr8" draw:text-style-name="P11" draw:layer="layout" svg:width="3cm" svg:height="0.962cm" svg:x="12cm" svg:y="13.5cm">
          <draw:text-box>
            <text:p text:style-name="P1"><text:span text:style-name="T10">Attacker</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2.6cm" svg:height="2.5cm" svg:x="16.9cm" svg:y="9cm">
          <text:p text:style-name="P6"><text:span text:style-name="T10">SSH:</text:span></text:p>
          <text:p text:style-name="P6"><text:span text:style-name="T10">User:</text:span></text:p>
          <text:p text:style-name="P6"><text:span text:style-name="T10">thomas</text:span></text:p>
          <draw:enhanced-geometry svg:viewBox="0 0 21600 21600" draw:glue-points="10800 0 0 10800 10800 21600 21600 10800" draw:text-areas="0 4300 21600 21600" draw:type="flowchart-card" draw:enhanced-path="M 4300 0 L 21600 0 21600 21600 0 21600 0 4300 4300 0 Z N"/>
        </draw:custom-shape>
        <presentation:notes draw:style-name="dp2">
          <draw:page-thumbnail draw:style-name="gr1" draw:layer="layout" svg:width="14.856cm" svg:height="11.136cm" svg:x="3.071cm" svg:y="2.256cm" draw:page-number="47"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48"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2. AS_REQ</text:p>
          </draw:text-box>
        </draw:frame>
        <draw:custom-shape draw:style-name="gr2" draw:text-style-name="P4" draw:id="id46"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47"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46" draw:start-glue-point="8" draw:end-shape="id47" draw:end-glue-point="5">
          <text:p text:style-name="P1"/>
        </draw:connector>
        <draw:frame draw:style-name="gr6" draw:text-style-name="P11" draw:layer="layout" svg:width="3.233cm" svg:height="0.962cm" svg:x="5.5cm" svg:y="4cm">
          <draw:text-box>
            <text:p text:style-name="P1"><text:span text:style-name="T10">KDC (A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3cm" svg:height="1cm" svg:x="12cm" svg:y="4.5cm">
          <text:p text:style-name="P6"><text:span text:style-name="T10">AS_REQ</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18.5cm" svg:y1="6cm" svg:x2="8cm" svg:y2="6cm">
          <text:p text:style-name="P1"/>
        </draw:line>
        <draw:frame draw:style-name="gr9" draw:text-style-name="P11" draw:layer="layout" svg:width="6.577cm" svg:height="3.095cm" svg:x="1.5cm" svg:y="15.5cm">
          <draw:text-box>
            <text:p text:style-name="P1"><text:span text:style-name="T10">Client Principal</text:span></text:p>
            <text:p text:style-name="P1"><text:span text:style-name="T10">Client Timestamp</text:span></text:p>
            <text:p text:style-name="P1"><text:span text:style-name="T10">krbtgt Principal Name</text:span></text:p>
            <text:p text:style-name="P1"><text:span text:style-name="T10">Requested Lifetime</text:span></text:p>
          </draw:text-box>
        </draw:frame>
        <draw:custom-shape draw:style-name="gr10" draw:text-style-name="P4" draw:id="id48" draw:layer="layout" svg:width="7cm" svg:height="3.5cm" svg:x="1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cm" svg:height="1.5cm" svg:x="8cm" svg:y="18.5cm">
          <draw:text-box>
            <text:p text:style-name="P1"><text:span text:style-name="T4">E</text:span><text:span text:style-name="T5">none</text:span></text:p>
          </draw:text-box>
        </draw:frame>
        <draw:frame draw:style-name="gr6" draw:text-style-name="P11" draw:id="id49" draw:layer="layout" svg:width="7.771cm" svg:height="0.962cm" svg:x="12cm" svg:y="16.038cm">
          <draw:text-box>
            <text:p text:style-name="P1"><text:span text:style-name="T10">thomas@ASHPOOL.ORG</text:span></text:p>
          </draw:text-box>
        </draw:frame>
        <draw:connector draw:style-name="gr7" draw:text-style-name="P4" draw:layer="layout" draw:type="curve" svg:x1="2.749cm" svg:y1="15.5cm" svg:x2="12cm" svg:y2="16.519cm" draw:start-shape="id48" draw:start-glue-point="4" draw:end-shape="id49" draw:end-glue-point="3">
          <text:p text:style-name="P1"/>
        </draw:connector>
        <draw:custom-shape draw:style-name="gr17" draw:text-style-name="P4" draw:layer="layout" svg:width="2cm" svg:height="2cm" svg:x="12.5cm" svg:y="11.538cm">
          <text:p text:style-name="P1"/>
          <draw:enhanced-geometry svg:viewBox="0 0 21600 21600" draw:glue-points="10800 0 0 10800 10800 21600 21600 10800" draw:type="flowchart-process" draw:enhanced-path="M 0 0 L 21600 0 21600 21600 0 21600 0 0 Z N"/>
        </draw:custom-shape>
        <draw:frame draw:style-name="gr8" draw:text-style-name="P11" draw:layer="layout" svg:width="3cm" svg:height="0.962cm" svg:x="12cm" svg:y="13.538cm">
          <draw:text-box>
            <text:p text:style-name="P1"><text:span text:style-name="T10">Attacker</text:span></text:p>
          </draw:text-box>
        </draw:frame>
        <presentation:notes draw:style-name="dp2">
          <draw:page-thumbnail draw:style-name="gr1" draw:layer="layout" svg:width="14.856cm" svg:height="11.136cm" svg:x="3.071cm" svg:y="2.256cm" draw:page-number="48"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49"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3. AS_REP (send by Attacker)</text:p>
          </draw:text-box>
        </draw:frame>
        <draw:custom-shape draw:style-name="gr2" draw:text-style-name="P4" draw:id="id50"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51"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17"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50" draw:start-glue-point="8" draw:end-shape="id51" draw:end-glue-point="5">
          <text:p text:style-name="P1"/>
        </draw:connector>
        <draw:frame draw:style-name="gr6" draw:text-style-name="P11" draw:layer="layout" svg:width="3.233cm" svg:height="0.962cm" svg:x="5.5cm" svg:y="4cm">
          <draw:text-box>
            <text:p text:style-name="P1"><text:span text:style-name="T10">KDC (A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frame draw:style-name="gr8" draw:text-style-name="P11" draw:layer="layout" svg:width="3cm" svg:height="0.962cm" svg:x="12cm" svg:y="13.5cm">
          <draw:text-box>
            <text:p text:style-name="P1"><text:span text:style-name="T10">Attacker</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3cm" svg:height="1cm" svg:x="9.5cm" svg:y="4.5cm">
          <text:p text:style-name="P6"><text:span text:style-name="T10">AS_REP</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8cm" svg:y1="6cm" svg:x2="10.5cm" svg:y2="6cm">
          <text:p text:style-name="P1"/>
        </draw:line>
        <draw:frame draw:style-name="gr9" draw:text-style-name="P11" draw:layer="layout" svg:width="10.5cm" svg:height="3.806cm" svg:x="15cm" svg:y="15.194cm">
          <draw:text-box>
            <text:p text:style-name="P1"><text:span text:style-name="T10">TGS-Copy of Session Key (SK1)</text:span></text:p>
            <text:p text:style-name="P1"><text:span text:style-name="T10">Client Principal</text:span></text:p>
            <text:p text:style-name="P1"><text:span text:style-name="T10">Ticket Lifetime</text:span></text:p>
            <text:p text:style-name="P1"><text:span text:style-name="T10">KDC Timestamp</text:span></text:p>
            <text:p text:style-name="P1"><text:span text:style-name="T10">Client IP Adress</text:span></text:p>
          </draw:text-box>
        </draw:frame>
        <draw:custom-shape draw:style-name="gr10" draw:text-style-name="P4" draw:layer="layout" svg:width="10cm" svg:height="4cm" svg:x="14.5cm" svg:y="1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9" draw:text-style-name="P11" draw:layer="layout" svg:width="10.577cm" svg:height="2.384cm" svg:x="0.923cm" svg:y="15.5cm">
          <draw:text-box>
            <text:p text:style-name="P1"><text:span text:style-name="T10">User-Copy of Session Key (SK1)</text:span></text:p>
            <text:p text:style-name="P1"><text:span text:style-name="T10">krbtgt Principal Name</text:span></text:p>
            <text:p text:style-name="P1"><text:span text:style-name="T10">Ticket Lifetime</text:span></text:p>
          </draw:text-box>
        </draw:frame>
        <draw:custom-shape draw:style-name="gr10" draw:text-style-name="P4" draw:layer="layout" svg:width="10cm" svg:height="2.5cm" svg:x="0.5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16" draw:layer="layout" svg:width="4cm" svg:height="1.5cm" svg:x="10.5cm" svg:y="17.5cm">
          <draw:text-box>
            <text:p text:style-name="P1"><text:span text:style-name="T12">E</text:span><text:span text:style-name="T14">attacker_key</text:span></text:p>
          </draw:text-box>
        </draw:frame>
        <draw:frame draw:style-name="gr8" draw:text-style-name="P11" draw:layer="layout" svg:width="2cm" svg:height="0.962cm" svg:x="25cm" svg:y="16.538cm">
          <draw:text-box>
            <text:p text:style-name="P1"><text:span text:style-name="T10">TGT</text:span></text:p>
          </draw:text-box>
        </draw:frame>
        <draw:line draw:style-name="gr7" draw:text-style-name="P4" draw:layer="layout" svg:x1="13.5cm" svg:y1="11.5cm" svg:x2="18.5cm" svg:y2="6cm">
          <text:p text:style-name="P1"/>
        </draw:line>
        <draw:custom-shape draw:style-name="gr21" draw:text-style-name="P12" draw:layer="layout" svg:width="3cm" svg:height="2.5cm" svg:x="16.5cm" svg:y="8cm">
          <text:p text:style-name="P6"><text:span text:style-name="T10">AS_REP:</text:span></text:p>
          <text:p text:style-name="P6"><text:span text:style-name="T10">User:</text:span></text:p>
          <text:p text:style-name="P6"><text:span text:style-name="T10">thomas</text:span></text:p>
          <draw:enhanced-geometry svg:viewBox="0 0 21600 21600" draw:glue-points="10800 0 0 10800 10800 21600 21600 10800" draw:text-areas="0 4300 21600 21600" draw:type="flowchart-card" draw:enhanced-path="M 4300 0 L 21600 0 21600 21600 0 21600 0 4300 4300 0 Z N"/>
        </draw:custom-shape>
        <presentation:notes draw:style-name="dp2">
          <draw:page-thumbnail draw:style-name="gr1" draw:layer="layout" svg:width="14.856cm" svg:height="11.136cm" svg:x="3.071cm" svg:y="2.256cm" draw:page-number="49"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50"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4. Accept/Deny Connection</text:p>
          </draw:text-box>
        </draw:frame>
        <draw:custom-shape draw:style-name="gr2" draw:text-style-name="P4" draw:id="id52"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53"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17"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52" draw:start-glue-point="8" draw:end-shape="id53" draw:end-glue-point="5">
          <text:p text:style-name="P1"/>
        </draw:connector>
        <draw:frame draw:style-name="gr6" draw:text-style-name="P11" draw:layer="layout" svg:width="4.858cm" svg:height="0.962cm" svg:x="5cm" svg:y="4cm">
          <draw:text-box>
            <text:p text:style-name="P1"><text:span text:style-name="T10">KDC (AS,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9.5cm" svg:y1="7cm" svg:x2="13.5cm" svg:y2="11.5cm">
          <text:p text:style-name="P1"/>
        </draw:line>
        <draw:frame draw:style-name="gr8" draw:text-style-name="P11" draw:layer="layout" svg:width="3cm" svg:height="0.962cm" svg:x="12cm" svg:y="13.5cm">
          <draw:text-box>
            <text:p text:style-name="P1"><text:span text:style-name="T10">Attacker</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4.5cm" svg:height="2.5cm" svg:x="17cm" svg:y="8.5cm">
          <text:p text:style-name="P6"><text:span text:style-name="T10">SSH:</text:span></text:p>
          <text:p text:style-name="P6"><text:span text:style-name="T10">Accept</text:span></text:p>
          <text:p text:style-name="P6"><text:span text:style-name="T10">Credentials</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0" draw:text-style-name="P19" draw:layer="layout" svg:width="21.415cm" svg:height="3.007cm" svg:x="3.066cm" svg:y="17.013cm">
          <draw:text-box>
            <text:p text:style-name="P17"><text:span text:style-name="T4">Server decrypts the AS_REP packet sent by the Attacker</text:span></text:p>
            <text:p text:style-name="P17"><text:span text:style-name="T4">with the key choosen by the Attacker. SUCCESS!</text:span></text:p>
            <text:p text:style-name="P18"><text:span text:style-name="T8"/></text:p>
          </draw:text-box>
        </draw:frame>
        <presentation:notes draw:style-name="dp2">
          <draw:page-thumbnail draw:style-name="gr1" draw:layer="layout" svg:width="14.856cm" svg:height="11.136cm" svg:x="3.071cm" svg:y="2.256cm" draw:page-number="50"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51" draw:style-name="dp1" draw:master-page-name="Default" presentation:presentation-page-layout-name="AL2T19">
        <draw:frame presentation:style-name="pr1" draw:text-style-name="P1" draw:layer="layout" svg:width="25.199cm" svg:height="8.681cm" svg:x="1.5cm" svg:y="5.406cm" presentation:class="title" presentation:user-transformed="true">
          <draw:text-box>
            <text:p text:style-name="P1">Kerberos5<text:line-break/>-<text:line-break/>pam_krb5<text:line-break/>-<text:line-break/>with Validation</text:p>
          </draw:text-box>
        </draw:frame>
        <presentation:notes draw:style-name="dp2">
          <draw:page-thumbnail draw:style-name="gr1" draw:layer="layout" svg:width="14.856cm" svg:height="11.136cm" svg:x="3.071cm" svg:y="2.256cm" draw:page-number="51"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52"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1. Connect over Application Protocol</text:p>
          </draw:text-box>
        </draw:frame>
        <draw:custom-shape draw:style-name="gr2" draw:text-style-name="P4" draw:id="id54"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55"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54" draw:start-glue-point="8" draw:end-shape="id55" draw:end-glue-point="5">
          <text:p text:style-name="P1"/>
        </draw:connector>
        <draw:frame draw:style-name="gr6" draw:text-style-name="P11" draw:layer="layout" svg:width="4.858cm" svg:height="0.962cm" svg:x="5.045cm" svg:y="4cm">
          <draw:text-box>
            <text:p text:style-name="P1"><text:span text:style-name="T10">KDC (AS,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3.5cm" svg:y1="11.5cm" svg:x2="19.5cm" svg:y2="7cm">
          <text:p text:style-name="P1"/>
        </draw:line>
        <draw:frame draw:style-name="gr8" draw:text-style-name="P11" draw:layer="layout" svg:width="2.5cm" svg:height="0.962cm" svg:x="12.5cm" svg:y="13.5cm">
          <draw:text-box>
            <text:p text:style-name="P1"><text:span text:style-name="T10">Client</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2.6cm" svg:height="2.5cm" svg:x="16.9cm" svg:y="9cm">
          <text:p text:style-name="P6"><text:span text:style-name="T10">SSH:</text:span></text:p>
          <text:p text:style-name="P6"><text:span text:style-name="T10">User:</text:span></text:p>
          <text:p text:style-name="P6"><text:span text:style-name="T10">thomas</text:span></text:p>
          <draw:enhanced-geometry svg:viewBox="0 0 21600 21600" draw:glue-points="10800 0 0 10800 10800 21600 21600 10800" draw:text-areas="0 4300 21600 21600" draw:type="flowchart-card" draw:enhanced-path="M 4300 0 L 21600 0 21600 21600 0 21600 0 4300 4300 0 Z N"/>
        </draw:custom-shape>
        <presentation:notes draw:style-name="dp2">
          <draw:page-thumbnail draw:style-name="gr1" draw:layer="layout" svg:width="14.856cm" svg:height="11.136cm" svg:x="3.071cm" svg:y="2.256cm" draw:page-number="52"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53"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2. AS_REQ</text:p>
          </draw:text-box>
        </draw:frame>
        <draw:custom-shape draw:style-name="gr2" draw:text-style-name="P4" draw:id="id56"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57"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56" draw:start-glue-point="8" draw:end-shape="id57" draw:end-glue-point="5">
          <text:p text:style-name="P1"/>
        </draw:connector>
        <draw:frame draw:style-name="gr6" draw:text-style-name="P11" draw:layer="layout" svg:width="3.233cm" svg:height="0.962cm" svg:x="5.5cm" svg:y="4cm">
          <draw:text-box>
            <text:p text:style-name="P1"><text:span text:style-name="T10">KDC (A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frame draw:style-name="gr8" draw:text-style-name="P11" draw:layer="layout" svg:width="2.5cm" svg:height="0.962cm" svg:x="12.5cm" svg:y="13.5cm">
          <draw:text-box>
            <text:p text:style-name="P1"><text:span text:style-name="T10">Client</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3cm" svg:height="1cm" svg:x="12cm" svg:y="4.5cm">
          <text:p text:style-name="P6"><text:span text:style-name="T10">AS_REQ</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18.5cm" svg:y1="6cm" svg:x2="8cm" svg:y2="6cm">
          <text:p text:style-name="P1"/>
        </draw:line>
        <draw:frame draw:style-name="gr9" draw:text-style-name="P1" draw:layer="layout" svg:width="6.577cm" svg:height="3.095cm" svg:x="1.5cm" svg:y="15.5cm">
          <draw:text-box>
            <text:p text:style-name="P1">Client Principal</text:p>
            <text:p text:style-name="P1">Client Timestamp</text:p>
            <text:p text:style-name="P1">krbtgt Principal Name</text:p>
            <text:p text:style-name="P1">Requested Lifetime</text:p>
          </draw:text-box>
        </draw:frame>
        <draw:custom-shape draw:style-name="gr10" draw:text-style-name="P4" draw:id="id58" draw:layer="layout" svg:width="7cm" svg:height="3.5cm" svg:x="1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cm" svg:height="1.5cm" svg:x="8cm" svg:y="18.5cm">
          <draw:text-box>
            <text:p text:style-name="P1"><text:span text:style-name="T4">E</text:span><text:span text:style-name="T5">none</text:span></text:p>
          </draw:text-box>
        </draw:frame>
        <draw:frame draw:style-name="gr6" draw:id="id59" draw:layer="layout" svg:width="7.771cm" svg:height="0.962cm" svg:x="12cm" svg:y="16.038cm">
          <draw:text-box>
            <text:p text:style-name="P1">thomas@ASHPOOL.ORG</text:p>
          </draw:text-box>
        </draw:frame>
        <draw:connector draw:style-name="gr7" draw:text-style-name="P4" draw:layer="layout" draw:type="curve" svg:x1="2.749cm" svg:y1="15.5cm" svg:x2="12cm" svg:y2="16.519cm" draw:start-shape="id58" draw:start-glue-point="4" draw:end-shape="id59" draw:end-glue-point="3">
          <text:p text:style-name="P1"/>
        </draw:connector>
        <presentation:notes draw:style-name="dp2">
          <draw:page-thumbnail draw:style-name="gr1" draw:layer="layout" svg:width="14.856cm" svg:height="11.136cm" svg:x="3.071cm" svg:y="2.256cm" draw:page-number="53"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54"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3. AS_REP</text:p>
          </draw:text-box>
        </draw:frame>
        <draw:custom-shape draw:style-name="gr2" draw:text-style-name="P4" draw:id="id60"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61"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60" draw:start-glue-point="8" draw:end-shape="id61" draw:end-glue-point="5">
          <text:p text:style-name="P1"/>
        </draw:connector>
        <draw:frame draw:style-name="gr6" draw:text-style-name="P11" draw:layer="layout" svg:width="3.233cm" svg:height="0.962cm" svg:x="5.5cm" svg:y="4cm">
          <draw:text-box>
            <text:p text:style-name="P1"><text:span text:style-name="T10">KDC (A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frame draw:style-name="gr8" draw:text-style-name="P11" draw:layer="layout" svg:width="2.5cm" svg:height="0.962cm" svg:x="12.5cm" svg:y="13.5cm">
          <draw:text-box>
            <text:p text:style-name="P1"><text:span text:style-name="T10">Client</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3cm" svg:height="1cm" svg:x="12cm" svg:y="4.5cm">
          <text:p text:style-name="P6"><text:span text:style-name="T10">AS_REP</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8cm" svg:y1="6cm" svg:x2="18.5cm" svg:y2="6cm">
          <text:p text:style-name="P1"/>
        </draw:line>
        <draw:frame draw:style-name="gr9" draw:text-style-name="P1" draw:layer="layout" svg:width="10.5cm" svg:height="3.806cm" svg:x="15cm" svg:y="15.194cm">
          <draw:text-box>
            <text:p text:style-name="P1">TGS-Copy of Session Key (SK1)</text:p>
            <text:p text:style-name="P1">Client Principal</text:p>
            <text:p text:style-name="P1">Ticket Lifetime</text:p>
            <text:p text:style-name="P1">KDC Timestamp</text:p>
            <text:p text:style-name="P1">Client IP Adress</text:p>
          </draw:text-box>
        </draw:frame>
        <draw:custom-shape draw:style-name="gr10" draw:text-style-name="P4" draw:layer="layout" svg:width="10cm" svg:height="4cm" svg:x="14.5cm" svg:y="1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9" draw:text-style-name="P1" draw:layer="layout" svg:width="10.577cm" svg:height="2.384cm" svg:x="0.923cm" svg:y="15.5cm">
          <draw:text-box>
            <text:p text:style-name="P1">User-Copy of Session Key (SK1)</text:p>
            <text:p text:style-name="P1">krbtgt Principal Name</text:p>
            <text:p text:style-name="P1">Ticket Lifetime</text:p>
          </draw:text-box>
        </draw:frame>
        <draw:custom-shape draw:style-name="gr10" draw:text-style-name="P4" draw:layer="layout" svg:width="10cm" svg:height="2.5cm" svg:x="0.5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5cm" svg:height="1.5cm" svg:x="10.5cm" svg:y="17.5cm">
          <draw:text-box>
            <text:p text:style-name="P1"><text:span text:style-name="T4">E</text:span><text:span text:style-name="T5">user_key</text:span></text:p>
          </draw:text-box>
        </draw:frame>
        <draw:frame draw:style-name="gr8" draw:text-style-name="P1" draw:layer="layout" svg:width="2cm" svg:height="0.962cm" svg:x="25cm" svg:y="16.538cm">
          <draw:text-box>
            <text:p text:style-name="P1">TGT</text:p>
          </draw:text-box>
        </draw:frame>
        <presentation:notes draw:style-name="dp2">
          <draw:page-thumbnail draw:style-name="gr1" draw:layer="layout" svg:width="14.856cm" svg:height="11.136cm" svg:x="3.071cm" svg:y="2.256cm" draw:page-number="54"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55"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4. TGS_REQ</text:p>
          </draw:text-box>
        </draw:frame>
        <draw:custom-shape draw:style-name="gr2" draw:text-style-name="P4" draw:id="id62"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63"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62" draw:start-glue-point="8" draw:end-shape="id63" draw:end-glue-point="5">
          <text:p text:style-name="P1"/>
        </draw:connector>
        <draw:frame draw:style-name="gr6" draw:text-style-name="P11" draw:layer="layout" svg:width="3.681cm" svg:height="0.962cm" svg:x="5.5cm" svg:y="4cm">
          <draw:text-box>
            <text:p text:style-name="P1"><text:span text:style-name="T10">KDC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frame draw:style-name="gr8" draw:text-style-name="P11" draw:layer="layout" svg:width="2.5cm" svg:height="0.962cm" svg:x="12.5cm" svg:y="13.5cm">
          <draw:text-box>
            <text:p text:style-name="P1"><text:span text:style-name="T10">Client</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3.5cm" svg:height="1cm" svg:x="12cm" svg:y="4.5cm">
          <text:p text:style-name="P6"><text:span text:style-name="T10">TGS_REQ</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18.5cm" svg:y1="6cm" svg:x2="8cm" svg:y2="6cm">
          <text:p text:style-name="P1"/>
        </draw:line>
        <draw:custom-shape draw:style-name="gr3" draw:text-style-name="P4" draw:layer="layout" svg:width="2.5cm" svg:height="3cm" svg:x="22.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2" draw:text-style-name="P4" draw:layer="layout" draw:type="line" svg:x1="20.5cm" svg:y1="6cm" svg:x2="22.5cm" svg:y2="6cm">
          <text:p text:style-name="P1"/>
        </draw:connector>
        <draw:frame draw:style-name="gr6" draw:layer="layout" svg:width="2.344cm" svg:height="0.962cm" svg:x="22.5cm" svg:y="8.038cm">
          <draw:text-box>
            <text:p text:style-name="P1">keytab</text:p>
          </draw:text-box>
        </draw:frame>
        <draw:frame draw:style-name="gr9" draw:text-style-name="P1" draw:id="id66" draw:layer="layout" svg:width="10cm" svg:height="3.095cm" svg:x="1.5cm" svg:y="15.5cm">
          <draw:text-box>
            <text:p text:style-name="P1">Service Principal</text:p>
            <text:p text:style-name="P1">TGT: <text:s/>thomas@ASHPOOL.ORG</text:p>
            <text:p text:style-name="P1">Authenticator</text:p>
            <text:p text:style-name="P1">Requested Lifetime</text:p>
          </draw:text-box>
        </draw:frame>
        <draw:custom-shape draw:style-name="gr10" draw:text-style-name="P4" draw:id="id64" draw:layer="layout" svg:width="10.5cm" svg:height="3.5cm" svg:x="1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cm" svg:height="1.5cm" svg:x="11.5cm" svg:y="18.5cm">
          <draw:text-box>
            <text:p text:style-name="P1"><text:span text:style-name="T4">E</text:span><text:span text:style-name="T5">none</text:span></text:p>
          </draw:text-box>
        </draw:frame>
        <draw:frame draw:style-name="gr9" draw:text-style-name="P1" draw:layer="layout" svg:width="6.577cm" svg:height="1.673cm" svg:x="15.5cm" svg:y="15.5cm">
          <draw:text-box>
            <text:p text:style-name="P1">Client Principal</text:p>
            <text:p text:style-name="P1">Client Timestamp</text:p>
          </draw:text-box>
        </draw:frame>
        <draw:custom-shape draw:style-name="gr10" draw:text-style-name="P4" draw:layer="layout" svg:width="7cm" svg:height="2cm" svg:x="15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4.5cm" svg:height="1.5cm" svg:x="22cm" svg:y="17cm">
          <draw:text-box>
            <text:p text:style-name="P1"><text:span text:style-name="T4">E</text:span><text:span text:style-name="T5">SK1</text:span></text:p>
          </draw:text-box>
        </draw:frame>
        <draw:frame draw:style-name="gr8" draw:text-style-name="P1" draw:layer="layout" svg:width="4.5cm" svg:height="0.962cm" svg:x="22.5cm" svg:y="16cm">
          <draw:text-box>
            <text:p text:style-name="P1">Authenticator</text:p>
          </draw:text-box>
        </draw:frame>
        <draw:frame draw:style-name="gr6" draw:id="id65" draw:layer="layout" svg:width="7.03cm" svg:height="0.962cm" svg:x="1.377cm" svg:y="12.5cm">
          <draw:text-box>
            <text:p text:style-name="P1">host/server.ashpool.org</text:p>
          </draw:text-box>
        </draw:frame>
        <draw:connector draw:style-name="gr7" draw:text-style-name="P4" draw:layer="layout" draw:type="curve" svg:x1="2.749cm" svg:y1="15.5cm" svg:x2="4.892cm" svg:y2="13.462cm" draw:start-shape="id64" draw:start-glue-point="4" draw:end-shape="id65">
          <text:p text:style-name="P1"/>
        </draw:connector>
        <draw:connector draw:style-name="gr7" draw:text-style-name="P4" draw:layer="layout" draw:type="curve" svg:x1="11.5cm" svg:y1="17.047cm" svg:x2="11.5cm" svg:y2="17.047cm" draw:start-shape="id66" draw:end-shape="id66">
          <text:p text:style-name="P1"/>
        </draw:connector>
        <presentation:notes draw:style-name="dp2">
          <draw:page-thumbnail draw:style-name="gr1" draw:layer="layout" svg:width="14.856cm" svg:height="11.136cm" svg:x="3.071cm" svg:y="2.256cm" draw:page-number="55"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56"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5. TGS_REP</text:p>
          </draw:text-box>
        </draw:frame>
        <draw:custom-shape draw:style-name="gr2" draw:text-style-name="P4" draw:id="id67"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68"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67" draw:start-glue-point="8" draw:end-shape="id68" draw:end-glue-point="5">
          <text:p text:style-name="P1"/>
        </draw:connector>
        <draw:frame draw:style-name="gr6" draw:text-style-name="P11" draw:layer="layout" svg:width="3.681cm" svg:height="0.962cm" svg:x="5.5cm" svg:y="4cm">
          <draw:text-box>
            <text:p text:style-name="P1"><text:span text:style-name="T10">KDC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frame draw:style-name="gr8" draw:text-style-name="P11" draw:layer="layout" svg:width="2.5cm" svg:height="0.962cm" svg:x="12.5cm" svg:y="13.5cm">
          <draw:text-box>
            <text:p text:style-name="P1"><text:span text:style-name="T10">Client</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3.5cm" svg:height="1cm" svg:x="12cm" svg:y="4.5cm">
          <text:p text:style-name="P6"><text:span text:style-name="T10">TGS_REP</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8cm" svg:y1="6cm" svg:x2="18.5cm" svg:y2="6cm">
          <text:p text:style-name="P1"/>
        </draw:line>
        <draw:custom-shape draw:style-name="gr3" draw:text-style-name="P4" draw:layer="layout" svg:width="2.5cm" svg:height="3cm" svg:x="22.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4" draw:layer="layout" draw:type="line" svg:x1="20.5cm" svg:y1="6cm" svg:x2="22.5cm" svg:y2="6cm">
          <text:p text:style-name="P1"/>
        </draw:connector>
        <draw:frame draw:style-name="gr6" draw:text-style-name="P11" draw:layer="layout" svg:width="2.344cm" svg:height="0.962cm" svg:x="22.5cm" svg:y="8.038cm">
          <draw:text-box>
            <text:p text:style-name="P1"><text:span text:style-name="T10">keytab</text:span></text:p>
          </draw:text-box>
        </draw:frame>
        <draw:frame draw:style-name="gr9" draw:text-style-name="P1" draw:layer="layout" svg:width="11cm" svg:height="3.806cm" svg:x="13.5cm" svg:y="15.694cm">
          <draw:text-box>
            <text:p text:style-name="P1">Service-Copy of Session Key (SK2)</text:p>
            <text:p text:style-name="P1">Client Principal</text:p>
            <text:p text:style-name="P1">Ticket Lifetime</text:p>
            <text:p text:style-name="P1">KDC Timestamp</text:p>
            <text:p text:style-name="P1">Client IP Adress</text:p>
          </draw:text-box>
        </draw:frame>
        <draw:frame draw:style-name="gr9" draw:text-style-name="P1" draw:layer="layout" svg:width="10.577cm" svg:height="2.384cm" svg:x="0.923cm" svg:y="15.5cm">
          <draw:text-box>
            <text:p text:style-name="P1">User-Copy of Session Key (SK2)</text:p>
            <text:p text:style-name="P1">Service Principal Name</text:p>
            <text:p text:style-name="P1">Ticket Lifetime</text:p>
          </draw:text-box>
        </draw:frame>
        <draw:custom-shape draw:style-name="gr10" draw:text-style-name="P4" draw:layer="layout" svg:width="10cm" svg:height="2.5cm" svg:x="0.5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3.5cm" svg:height="1.5cm" svg:x="10.5cm" svg:y="17.5cm">
          <draw:text-box>
            <text:p text:style-name="P1"><text:span text:style-name="T4">E</text:span><text:span text:style-name="T5">SK1</text:span></text:p>
          </draw:text-box>
        </draw:frame>
        <draw:frame draw:style-name="gr13" draw:text-style-name="P1" draw:layer="layout" svg:width="3cm" svg:height="1.673cm" svg:x="24.5cm" svg:y="16.827cm">
          <draw:text-box>
            <text:p text:style-name="P1">Service Ticket</text:p>
          </draw:text-box>
        </draw:frame>
        <draw:custom-shape draw:style-name="gr10" draw:text-style-name="P4" draw:layer="layout" svg:width="11cm" svg:height="4cm" svg:x="13cm" svg:y="15.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1" draw:text-style-name="P5" draw:layer="layout" svg:width="4cm" svg:height="1.5cm" svg:x="24cm" svg:y="18.5cm">
          <draw:text-box>
            <text:p text:style-name="P1"><text:span text:style-name="T4">E</text:span><text:span text:style-name="T5">service_key</text:span></text:p>
          </draw:text-box>
        </draw:frame>
        <draw:frame draw:style-name="gr6" draw:text-style-name="P13" draw:layer="layout" svg:width="13.502cm" svg:height="3.083cm" svg:x="7.238cm" svg:y="7.417cm">
          <draw:text-box>
            <text:p text:style-name="P6"><text:span text:style-name="T4">TGS_REP is send only</text:span></text:p>
            <text:p text:style-name="P6"><text:span text:style-name="T4">if {TGT: </text:span><text:span text:style-name="T4"><text:a xlink:href="mailto:thomas@ASHPOOL.ORG">thomas@ASHPOOL.ORG</text:a></text:span><text:span text:style-name="T4">}</text:span></text:p>
            <text:p text:style-name="P6"><text:span text:style-name="T4">is valid</text:span></text:p>
          </draw:text-box>
        </draw:frame>
        <presentation:notes draw:style-name="dp2">
          <draw:page-thumbnail draw:style-name="gr1" draw:layer="layout" svg:width="14.856cm" svg:height="11.136cm" svg:x="3.071cm" svg:y="2.256cm" draw:page-number="56"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57" draw:style-name="dp1" draw:master-page-name="Default" presentation:presentation-page-layout-name="AL2T19">
        <draw:frame presentation:style-name="pr1" draw:text-style-name="P1" draw:layer="layout" svg:width="25.199cm" svg:height="3.507cm" svg:x="1.301cm" svg:y="0.493cm" presentation:class="title" presentation:user-transformed="true">
          <draw:text-box>
            <text:p text:style-name="P1">6. Accept/Deny Connection</text:p>
          </draw:text-box>
        </draw:frame>
        <draw:custom-shape draw:style-name="gr2" draw:text-style-name="P4" draw:id="id69" draw:layer="layout" svg:width="2.5cm" svg:height="3cm" svg:x="1.5cm" svg:y="4.5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id="id70" draw:layer="layout" svg:width="2cm" svg:height="2cm" svg:x="6cm" svg:y="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18.5cm" svg:y="5cm">
          <text:p text:style-name="P1"/>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cm" svg:height="2cm" svg:x="12.5cm" svg:y="11.5cm">
          <text:p text:style-name="P1"/>
          <draw:enhanced-geometry svg:viewBox="0 0 21600 21600" draw:glue-points="10800 0 0 10800 10800 21600 21600 10800" draw:type="flowchart-process" draw:enhanced-path="M 0 0 L 21600 0 21600 21600 0 21600 0 0 Z N"/>
        </draw:custom-shape>
        <draw:connector draw:style-name="gr5" draw:text-style-name="P4" draw:layer="layout" draw:type="line" svg:x1="4cm" svg:y1="5.999cm" svg:x2="6cm" svg:y2="5.999cm" draw:start-shape="id69" draw:start-glue-point="8" draw:end-shape="id70" draw:end-glue-point="5">
          <text:p text:style-name="P1"/>
        </draw:connector>
        <draw:frame draw:style-name="gr6" draw:text-style-name="P11" draw:layer="layout" svg:width="4.858cm" svg:height="0.962cm" svg:x="5cm" svg:y="4cm">
          <draw:text-box>
            <text:p text:style-name="P1"><text:span text:style-name="T10">KDC (AS, TGS)</text:span></text:p>
          </draw:text-box>
        </draw:frame>
        <draw:frame draw:style-name="gr6" draw:text-style-name="P11" draw:layer="layout" svg:width="4.528cm" svg:height="2.384cm" svg:x="0.785cm" svg:y="8cm">
          <draw:text-box>
            <text:p text:style-name="P1"><text:span text:style-name="T10">- User Keys</text:span></text:p>
            <text:p text:style-name="P1"><text:span text:style-name="T10">- Service Keys</text:span></text:p>
            <text:p text:style-name="P1"><text:span text:style-name="T10">- Host Keys</text:span></text:p>
          </draw:text-box>
        </draw:frame>
        <draw:line draw:style-name="gr7" draw:text-style-name="P4" draw:layer="layout" svg:x1="19.5cm" svg:y1="7cm" svg:x2="13.5cm" svg:y2="11.5cm">
          <text:p text:style-name="P1"/>
        </draw:line>
        <draw:frame draw:style-name="gr8" draw:text-style-name="P11" draw:layer="layout" svg:width="2.5cm" svg:height="0.962cm" svg:x="12.5cm" svg:y="13.5cm">
          <draw:text-box>
            <text:p text:style-name="P1"><text:span text:style-name="T10">Client</text:span></text:p>
          </draw:text-box>
        </draw:frame>
        <draw:frame draw:style-name="gr8" draw:text-style-name="P11" draw:layer="layout" svg:width="7cm" svg:height="0.962cm" svg:x="16cm" svg:y="4cm">
          <draw:text-box>
            <text:p text:style-name="P1"><text:span text:style-name="T10">Server with pam_krb5</text:span></text:p>
          </draw:text-box>
        </draw:frame>
        <draw:custom-shape draw:style-name="gr12" draw:text-style-name="P12" draw:layer="layout" svg:width="4.5cm" svg:height="2.5cm" svg:x="17cm" svg:y="8.5cm">
          <text:p text:style-name="P6"><text:span text:style-name="T10">SSH:</text:span></text:p>
          <text:p text:style-name="P6"><text:span text:style-name="T10">Accept/Deny</text:span></text:p>
          <text:p text:style-name="P6"><text:span text:style-name="T10">Credentials</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6" draw:text-style-name="P20" draw:layer="layout" svg:width="19.489cm" svg:height="2.139cm" svg:x="4.059cm" svg:y="17.013cm">
          <draw:text-box>
            <text:p text:style-name="P17"><text:span text:style-name="T4">Only the Server and the KDC know the Service-Key</text:span></text:p>
            <text:p text:style-name="P17"><text:span text:style-name="T4">If it can be decrypted by the Server it is valid</text:span></text:p>
          </draw:text-box>
        </draw:frame>
        <presentation:notes draw:style-name="dp2">
          <draw:page-thumbnail draw:style-name="gr1" draw:layer="layout" svg:width="14.856cm" svg:height="11.136cm" svg:x="3.071cm" svg:y="2.256cm" draw:page-number="57" presentation:class="page"/>
          <draw:frame presentation:style-name="pr8" draw:text-style-name="P7" draw:layer="layout" svg:width="16.799cm" svg:height="13.365cm" svg:x="2.1cm" svg:y="14.107cm" presentation:class="notes" presentation:placeholder="true" presentation:user-transformed="true">
            <draw:text-box/>
          </draw:frame>
        </presentation:notes>
      </draw:page>
      <draw:page draw:name="page58" draw:style-name="dp1" draw:master-page-name="Default" presentation:presentation-page-layout-name="AL1T1">
        <draw:frame presentation:style-name="pr24" draw:text-style-name="P1" draw:layer="layout" svg:width="25.199cm" svg:height="3.507cm" svg:x="1.4cm" svg:y="0.837cm" presentation:class="title">
          <draw:text-box>
            <text:p text:style-name="P1">SSL and TLS</text:p>
          </draw:text-box>
        </draw:frame>
        <draw:frame presentation:style-name="pr25" draw:text-style-name="P3" draw:layer="layout" svg:width="25.6cm" svg:height="16.5cm" svg:x="1.4cm" svg:y="4cm" presentation:class="outline" presentation:user-transformed="true">
          <draw:text-box>
            <text:list text:style-name="L2">
              <text:list-item>
                <text:p text:style-name="P3">secure endpoint-to-endpoint encryption</text:p>
              </text:list-item>
            </text:list>
            <text:list text:style-name="L2">
              <text:list-item>
                <text:p text:style-name="P3">SSLv2: originally developed by Netscape for eBusiness over HTTP (November 1994)</text:p>
              </text:list-item>
            </text:list>
            <text:list text:style-name="L2">
              <text:list-item>
                <text:p text:style-name="P3">SSLv2: obsolete, insecure</text:p>
              </text:list-item>
            </text:list>
            <text:list text:style-name="L2">
              <text:list-item>
                <text:p text:style-name="P3">SSLv3 and TLS (modification of SSLv3) were standardized by IETF in 1999</text:p>
              </text:list-item>
            </text:list>
            <text:list text:style-name="L2">
              <text:list-item>
                <text:p text:style-name="P3">Derivates: STLP, WTLS (for Wireless Networks)</text:p>
              </text:list-item>
            </text:list>
            <text:list text:style-name="L2">
              <text:list-item>
                <text:p text:style-name="P3">Open Source: OpenSSL, gnutls, ...</text:p>
              </text:list-item>
            </text:list>
            <text:list text:style-name="L2">
              <text:list-item>
                <text:p text:style-name="P3">trusted Certification Authority (CA) needed</text:p>
              </text:list-item>
            </text:list>
            <text:list text:style-name="L2">
              <text:list-item>
                <text:p text:style-name="P3">RFC2246 (TLS)</text:p>
              </text:list-item>
            </text:list>
          </draw:text-box>
        </draw:frame>
        <presentation:notes draw:style-name="dp2">
          <draw:page-thumbnail draw:style-name="gr1" draw:layer="layout" svg:width="14.856cm" svg:height="11.136cm" svg:x="3.071cm" svg:y="2.256cm" draw:page-number="58" presentation:class="page"/>
          <draw:frame presentation:style-name="pr26" draw:text-style-name="P2" draw:layer="layout" svg:width="16.799cm" svg:height="13.365cm" svg:x="2.099cm" svg:y="14.106cm" presentation:class="notes" presentation:placeholder="true">
            <draw:text-box/>
          </draw:frame>
        </presentation:notes>
      </draw:page>
      <draw:page draw:name="page59" draw:style-name="dp1" draw:master-page-name="Default" presentation:presentation-page-layout-name="AL1T1">
        <draw:frame presentation:style-name="pr1" draw:text-style-name="P1" draw:layer="layout" svg:width="25.199cm" svg:height="8.681cm" svg:x="1.401cm" svg:y="6.16cm" presentation:class="title" presentation:user-transformed="true">
          <draw:text-box>
            <text:p text:style-name="P1">SSL/TLS<text:line-break/>-<text:line-break/>The Handshake<text:line-break/>-<text:line-break/>normal RSA</text:p>
          </draw:text-box>
        </draw:frame>
        <presentation:notes draw:style-name="dp2">
          <draw:page-thumbnail draw:style-name="gr1" draw:layer="layout" svg:width="14.856cm" svg:height="11.136cm" svg:x="3.071cm" svg:y="2.256cm" draw:page-number="59" presentation:class="page"/>
          <draw:frame presentation:style-name="pr27" draw:text-style-name="P2" draw:layer="layout" svg:width="16.799cm" svg:height="13.365cm" svg:x="2.099cm" svg:y="14.106cm" presentation:class="notes" presentation:placeholder="true">
            <draw:text-box/>
          </draw:frame>
        </presentation:notes>
      </draw:page>
      <draw:page draw:name="page60"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 ClientHello</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ClientHello</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7.5cm" svg:height="3.095cm" svg:x="9.5cm" svg:y="11.405cm">
          <draw:text-box>
            <text:p text:style-name="P1"><text:span text:style-name="T10">Version</text:span></text:p>
            <text:p text:style-name="P1"><text:span text:style-name="T10">CipherSuites</text:span></text:p>
            <text:p text:style-name="P1"><text:span text:style-name="T10">CompressionMethods</text:span></text:p>
            <text:p text:style-name="P1"><text:span text:style-name="T10">Client's Random Nonce</text:span></text:p>
          </draw:text-box>
        </draw:frame>
        <draw:custom-shape draw:style-name="gr10" draw:text-style-name="P4" draw:id="id71" draw:layer="layout" svg:width="7.486cm" svg:height="3.583cm" svg:x="9.5cm" svg:y="11.02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7.5cm" svg:y1="7cm" svg:x2="20.5cm" svg:y2="7cm">
          <text:p text:style-name="P1"/>
        </draw:line>
        <draw:frame draw:style-name="gr6" draw:text-style-name="P5" draw:layer="layout" svg:width="2.124cm" svg:height="1.475cm" svg:x="16.986cm" svg:y="13.525cm">
          <draw:text-box>
            <text:p text:style-name="P1"><text:span text:style-name="T4">E</text:span><text:span text:style-name="T5">none</text:span></text:p>
          </draw:text-box>
        </draw:frame>
        <draw:frame draw:style-name="gr6" draw:id="id73" draw:layer="layout" svg:width="3.588cm" svg:height="0.962cm" svg:x="2.5cm" svg:y="10cm">
          <draw:text-box>
            <text:p text:style-name="P1">3.1 for TLS</text:p>
          </draw:text-box>
        </draw:frame>
        <draw:frame draw:style-name="gr6" draw:text-style-name="P4" draw:id="id72" draw:layer="layout" svg:width="7.021cm" svg:height="2.384cm" svg:x="3.927cm" svg:y="16.038cm">
          <draw:text-box>
            <text:p text:style-name="P6">For Key-Generation</text:p>
            <text:p text:style-name="P6">4 Bytes for Time of Day</text:p>
            <text:p text:style-name="P6">28 Bytes Random</text:p>
          </draw:text-box>
        </draw:frame>
        <draw:frame draw:style-name="gr6" draw:layer="layout" svg:width="3.791cm" svg:height="0.962cm" svg:x="20cm" svg:y="12.038cm">
          <draw:text-box>
            <text:p text:style-name="P1">Often NULL</text:p>
          </draw:text-box>
        </draw:frame>
        <draw:frame draw:style-name="gr6" draw:layer="layout" svg:width="6.264cm" svg:height="1.673cm" svg:x="17cm" svg:y="9cm">
          <draw:text-box>
            <text:p text:style-name="P1">List of Cipher-Tuples</text:p>
            <text:p text:style-name="P1">supported by Client</text:p>
          </draw:text-box>
        </draw:frame>
        <draw:connector draw:style-name="gr7" draw:text-style-name="P4" draw:layer="layout" draw:type="curve" svg:x1="11.291cm" svg:y1="14.608cm" svg:x2="7.437cm" svg:y2="16.038cm" draw:start-shape="id71" draw:start-glue-point="6" draw:end-shape="id72">
          <text:p text:style-name="P1"/>
        </draw:connector>
        <draw:connector draw:style-name="gr7" draw:text-style-name="P4" draw:layer="layout" draw:type="curve" svg:x1="11.291cm" svg:y1="11.025cm" svg:x2="4.294cm" svg:y2="10cm" draw:start-shape="id71" draw:start-glue-point="4" draw:end-shape="id73" draw:end-glue-point="0">
          <text:p text:style-name="P1"/>
        </draw:connector>
        <draw:line draw:style-name="gr7" draw:text-style-name="P4" draw:layer="layout" svg:x1="13cm" svg:y1="12cm" svg:x2="16.5cm" svg:y2="10cm">
          <text:p text:style-name="P1"/>
        </draw:line>
        <draw:line draw:style-name="gr7" draw:text-style-name="P4" draw:layer="layout" svg:x1="16cm" svg:y1="13cm" svg:x2="19.5cm" svg:y2="12.5cm">
          <text:p text:style-name="P1"/>
        </draw:line>
        <presentation:notes draw:style-name="dp2">
          <draw:page-thumbnail draw:style-name="gr1" draw:layer="layout" svg:width="14.856cm" svg:height="11.136cm" svg:x="3.071cm" svg:y="2.256cm" draw:page-number="60" presentation:class="page"/>
          <draw:frame presentation:style-name="pr10" draw:text-style-name="P2" draw:layer="layout" svg:width="16.799cm" svg:height="13.114cm" svg:x="2.099cm" svg:y="14.106cm" presentation:class="notes" presentation:placeholder="true">
            <draw:text-box/>
          </draw:frame>
        </presentation:notes>
      </draw:page>
      <draw:page draw:name="page61" draw:style-name="dp1" draw:master-page-name="Default" presentation:presentation-page-layout-name="AL2T19">
        <draw:frame presentation:style-name="pr1" draw:text-style-name="P1" draw:layer="layout" svg:width="25.199cm" svg:height="3.507cm" svg:x="1.4cm" svg:y="0.837cm" presentation:class="title">
          <draw:text-box>
            <text:p text:style-name="P1">CipherSuites (RFC2246, App. C)</text:p>
          </draw:text-box>
        </draw:frame>
        <draw:frame draw:style-name="gr6" draw:text-style-name="P8" draw:layer="layout" svg:width="18.192cm" svg:height="1.195cm" svg:x="5.036cm" svg:y="9.805cm">
          <draw:text-box>
            <text:p text:style-name="P1"><text:span text:style-name="T4">TLS_</text:span><text:span text:style-name="T15">DHE</text:span><text:span text:style-name="T4">_</text:span><text:span text:style-name="T16">RSA</text:span><text:span text:style-name="T4">_WITH_</text:span><text:span text:style-name="T17">3DES_EDE_CBC</text:span><text:span text:style-name="T4">_</text:span><text:span text:style-name="T18">SHA</text:span></text:p>
          </draw:text-box>
        </draw:frame>
        <draw:frame draw:style-name="gr6" draw:text-style-name="P4" draw:layer="layout" svg:width="4.46cm" svg:height="1.673cm" svg:x="4cm" svg:y="5.5cm">
          <draw:text-box>
            <text:p text:style-name="P6">Authentication</text:p>
            <text:p text:style-name="P6">Algorithm</text:p>
          </draw:text-box>
        </draw:frame>
        <draw:frame draw:style-name="gr6" draw:text-style-name="P4" draw:layer="layout" svg:width="7.885cm" svg:height="3.806cm" svg:x="3cm" svg:y="13.827cm">
          <draw:text-box>
            <text:p text:style-name="P6">Key Exchange</text:p>
            <text:p text:style-name="P6">Algorithm:</text:p>
            <text:p text:style-name="P6">Certificate uses</text:p>
            <text:p text:style-name="P6">ephemeral Diffie-Hellmann</text:p>
            <text:p text:style-name="P6">signed with RSA</text:p>
          </draw:text-box>
        </draw:frame>
        <draw:frame draw:style-name="gr6" draw:text-style-name="P4" draw:layer="layout" svg:width="5.413cm" svg:height="2.384cm" svg:x="16.503cm" svg:y="5cm">
          <draw:text-box>
            <text:p text:style-name="P6">Bulk Encryption</text:p>
            <text:p text:style-name="P6">Algorithm:</text:p>
            <text:p text:style-name="P6">3DES_EDE_CBC</text:p>
          </draw:text-box>
        </draw:frame>
        <draw:frame draw:style-name="gr6" draw:text-style-name="P4" draw:layer="layout" svg:width="4.977cm" svg:height="1.673cm" svg:x="20.5cm" svg:y="14cm">
          <draw:text-box>
            <text:p text:style-name="P6">Message Digest</text:p>
            <text:p text:style-name="P6">Algorithm</text:p>
          </draw:text-box>
        </draw:frame>
        <draw:line draw:style-name="gr7" draw:text-style-name="P4" draw:layer="layout" svg:x1="8.577cm" svg:y1="11cm" svg:x2="7.077cm" svg:y2="13.5cm">
          <text:p text:style-name="P1"/>
        </draw:line>
        <draw:line draw:style-name="gr7" draw:text-style-name="P4" draw:layer="layout" svg:x1="22.5cm" svg:y1="11cm" svg:x2="23cm" svg:y2="14cm">
          <text:p text:style-name="P1"/>
        </draw:line>
        <draw:line draw:style-name="gr7" draw:text-style-name="P4" draw:layer="layout" svg:x1="17.5cm" svg:y1="9.5cm" svg:x2="19cm" svg:y2="7.5cm">
          <text:p text:style-name="P1"/>
        </draw:line>
        <draw:line draw:style-name="gr7" draw:text-style-name="P4" draw:layer="layout" svg:x1="10.5cm" svg:y1="10cm" svg:x2="7cm" svg:y2="7cm">
          <text:p text:style-name="P1"/>
        </draw:line>
        <presentation:notes draw:style-name="dp2">
          <draw:page-thumbnail draw:style-name="gr1" draw:layer="layout" svg:width="14.856cm" svg:height="11.136cm" svg:x="3.071cm" svg:y="2.256cm" draw:page-number="61" presentation:class="page"/>
          <draw:frame presentation:style-name="pr10" draw:text-style-name="P2" draw:layer="layout" svg:width="16.799cm" svg:height="13.114cm" svg:x="2.099cm" svg:y="14.106cm" presentation:class="notes" presentation:placeholder="true">
            <draw:text-box/>
          </draw:frame>
        </presentation:notes>
      </draw:page>
      <draw:page draw:name="page62"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2. ServerHello</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ServerHello</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7.5cm" svg:height="3.095cm" svg:x="9.5cm" svg:y="11.405cm">
          <draw:text-box>
            <text:p text:style-name="P1"><text:span text:style-name="T10">SessionID</text:span></text:p>
            <text:p text:style-name="P1"><text:span text:style-name="T10">Choosen CipherSuites</text:span></text:p>
            <text:p text:style-name="P1"><text:span text:style-name="T10">CompressionMethods</text:span></text:p>
            <text:p text:style-name="P1"><text:span text:style-name="T10">Server's Random Nonce</text:span></text:p>
          </draw:text-box>
        </draw:frame>
        <draw:custom-shape draw:style-name="gr10" draw:text-style-name="P4" draw:id="id74" draw:layer="layout" svg:width="7.486cm" svg:height="3.975cm" svg:x="9.5cm" svg:y="11.02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2.124cm" svg:height="1.475cm" svg:x="16.986cm" svg:y="13.525cm">
          <draw:text-box>
            <text:p text:style-name="P1"><text:span text:style-name="T4">E</text:span><text:span text:style-name="T5">none</text:span></text:p>
          </draw:text-box>
        </draw:frame>
        <draw:frame draw:style-name="gr6" draw:text-style-name="P12" draw:id="id76" draw:layer="layout" svg:width="4.46cm" svg:height="1.673cm" svg:x="2.5cm" svg:y="10cm">
          <draw:text-box>
            <text:p text:style-name="P6"><text:span text:style-name="T10">For Identifying</text:span></text:p>
            <text:p text:style-name="P6"><text:span text:style-name="T10">a Session</text:span></text:p>
          </draw:text-box>
        </draw:frame>
        <draw:frame draw:style-name="gr6" draw:text-style-name="P11" draw:layer="layout" svg:width="3.791cm" svg:height="0.962cm" svg:x="20cm" svg:y="12.038cm">
          <draw:text-box>
            <text:p text:style-name="P1"><text:span text:style-name="T10">Often NULL</text:span></text:p>
          </draw:text-box>
        </draw:frame>
        <draw:frame draw:style-name="gr6" draw:text-style-name="P12" draw:layer="layout" svg:width="7.237cm" svg:height="1.673cm" svg:x="16.8cm" svg:y="9cm">
          <draw:text-box>
            <text:p text:style-name="P6"><text:span text:style-name="T10">List of Cipher-Tuples</text:span></text:p>
            <text:p text:style-name="P6"><text:span text:style-name="T10">supported by both Sides</text:span></text:p>
          </draw:text-box>
        </draw:frame>
        <draw:connector draw:style-name="gr7" draw:text-style-name="P4" draw:layer="layout" draw:type="curve" svg:x1="11.486cm" svg:y1="15cm" svg:x2="7.438cm" svg:y2="16.038cm" draw:start-shape="id74" draw:start-glue-point="6" draw:end-shape="id75" draw:end-glue-point="0">
          <text:p text:style-name="P1"/>
        </draw:connector>
        <draw:connector draw:style-name="gr7" draw:text-style-name="P4" draw:layer="layout" draw:type="curve" svg:x1="11.486cm" svg:y1="11.025cm" svg:x2="4.73cm" svg:y2="10cm" draw:start-shape="id74" draw:start-glue-point="4" draw:end-shape="id76" draw:end-glue-point="0">
          <text:p text:style-name="P1"/>
        </draw:connector>
        <draw:line draw:style-name="gr7" draw:text-style-name="P4" draw:layer="layout" svg:x1="13.5cm" svg:y1="12cm" svg:x2="16.5cm" svg:y2="10cm">
          <text:p text:style-name="P1"/>
        </draw:line>
        <draw:line draw:style-name="gr7" draw:text-style-name="P4" draw:layer="layout" svg:x1="16.5cm" svg:y1="13cm" svg:x2="19.5cm" svg:y2="12.5cm">
          <text:p text:style-name="P1"/>
        </draw:line>
        <draw:line draw:style-name="gr7" draw:text-style-name="P4" draw:layer="layout" svg:x1="20.5cm" svg:y1="7cm" svg:x2="7.5cm" svg:y2="7cm">
          <text:p text:style-name="P1"/>
        </draw:line>
        <draw:frame draw:style-name="gr6" draw:text-style-name="P4" draw:id="id75" draw:layer="layout" svg:width="7.021cm" svg:height="2.384cm" svg:x="3.928cm" svg:y="16.038cm">
          <draw:text-box>
            <text:p text:style-name="P6">For Key-Generation</text:p>
            <text:p text:style-name="P6">4 Bytes for Time of Day</text:p>
            <text:p text:style-name="P6">28 Bytes Random</text:p>
          </draw:text-box>
        </draw:frame>
        <presentation:notes draw:style-name="dp2">
          <draw:page-thumbnail draw:style-name="gr1" draw:layer="layout" svg:width="14.848cm" svg:height="11.136cm" svg:x="3.069cm" svg:y="2.256cm" draw:page-number="62" presentation:class="page"/>
          <draw:frame presentation:style-name="pr10" draw:text-style-name="P7" draw:layer="layout" svg:width="16.79cm" svg:height="13.114cm" svg:x="2.097cm" svg:y="14.106cm" presentation:class="notes" presentation:placeholder="true" presentation:user-transformed="true">
            <draw:text-box/>
          </draw:frame>
        </presentation:notes>
      </draw:page>
      <draw:page draw:name="page63"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3. Server's Certificate (X.509)</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Certificate</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draw:frame draw:style-name="gr9" draw:text-style-name="P1" draw:layer="layout" svg:width="4.5cm" svg:height="3.095cm" svg:x="13cm" svg:y="12.194cm">
          <draw:text-box>
            <text:p text:style-name="P1">Subject</text:p>
            <text:p text:style-name="P1">Issuer</text:p>
            <text:p text:style-name="P1">Serial</text:p>
            <text:p text:style-name="P1">Certificate</text:p>
          </draw:text-box>
        </draw:frame>
        <draw:frame draw:style-name="gr23" draw:text-style-name="P1" draw:layer="layout" svg:width="8cm" svg:height="1.173cm" svg:x="11cm" svg:y="10.327cm">
          <draw:text-box>
            <text:p text:style-name="P1">List of X.509 certificates</text:p>
          </draw:text-box>
        </draw:frame>
        <draw:custom-shape draw:style-name="gr10" draw:text-style-name="P4" draw:layer="layout" svg:width="4cm" svg:height="3.5cm" svg:x="12.5cm" svg:y="12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layer="layout" svg:width="1.717cm" svg:height="0.962cm" svg:x="10.253cm" svg:y="13.038cm">
          <draw:text-box>
            <text:p text:style-name="P1">1...n</text:p>
          </draw:text-box>
        </draw:frame>
        <draw:frame draw:style-name="gr6" draw:text-style-name="P5" draw:layer="layout" svg:width="2.124cm" svg:height="1.475cm" svg:x="16.5cm" svg:y="14.5cm">
          <draw:text-box>
            <text:p text:style-name="P1"><text:span text:style-name="T4">E</text:span><text:span text:style-name="T5">none</text:span></text:p>
          </draw:text-box>
        </draw:frame>
        <presentation:notes draw:style-name="dp2">
          <draw:page-thumbnail draw:style-name="gr1" draw:layer="layout" svg:width="14.84cm" svg:height="11.136cm" svg:x="3.067cm" svg:y="2.256cm" draw:page-number="63"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64"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4. ServerHelloDone</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5cm" svg:height="1.5cm" svg:x="12cm" svg:y="5cm">
          <text:p text:style-name="P6"><text:span text:style-name="T10">ServerHelloDone</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presentation:notes draw:style-name="dp2">
          <draw:page-thumbnail draw:style-name="gr1" draw:layer="layout" svg:width="14.832cm" svg:height="11.136cm" svg:x="3.065cm" svg:y="2.256cm" draw:page-number="64"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65" draw:style-name="dp1" draw:master-page-name="Default" presentation:presentation-page-layout-name="AL1T1">
        <draw:frame presentation:style-name="pr1" draw:text-style-name="P1" draw:layer="layout" svg:width="25.199cm" svg:height="3.507cm" svg:x="1.4cm" svg:y="0.837cm" presentation:class="title">
          <draw:text-box>
            <text:p text:style-name="P1">5. Verify Certificate</text:p>
          </draw:text-box>
        </draw:frame>
        <draw:frame presentation:style-name="pr4" draw:text-style-name="P3" draw:layer="layout" svg:width="25.199cm" svg:height="13.86cm" svg:x="1.4cm" svg:y="4.914cm" presentation:class="outline">
          <draw:text-box>
            <text:list text:style-name="L2">
              <text:list-item>
                <text:p text:style-name="P3">Check each Certificate in Chain received from Server</text:p>
              </text:list-item>
            </text:list>
            <text:list text:style-name="L2">
              <text:list-item>
                <text:p text:style-name="P3">Last Cert hast to be a trusted Root CA Cert</text:p>
              </text:list-item>
            </text:list>
            <text:list text:style-name="L2">
              <text:list-item>
                <text:p text:style-name="P3">Cert has not to be on a Black-List (CRT) or expired</text:p>
              </text:list-item>
            </text:list>
          </draw:text-box>
        </draw:frame>
        <presentation:notes draw:style-name="dp2">
          <draw:page-thumbnail draw:style-name="gr1" draw:layer="layout" svg:width="14.856cm" svg:height="11.136cm" svg:x="3.071cm" svg:y="2.256cm" draw:page-number="65" presentation:class="page"/>
          <draw:frame presentation:style-name="pr10" draw:text-style-name="P2" draw:layer="layout" svg:width="16.799cm" svg:height="13.114cm" svg:x="2.099cm" svg:y="14.106cm" presentation:class="notes" presentation:placeholder="true">
            <draw:text-box/>
          </draw:frame>
        </presentation:notes>
      </draw:page>
      <draw:page draw:name="page66"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6. ClientKeyExchange</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lientKeyExchang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5.5cm" svg:height="0.962cm" svg:x="1.5cm" svg:y="15.314cm">
          <draw:text-box>
            <text:p text:style-name="P1"><text:span text:style-name="T10">PreMasterSecret</text:span></text:p>
          </draw:text-box>
        </draw:frame>
        <draw:custom-shape draw:style-name="gr10" draw:text-style-name="P4" draw:id="id77" draw:layer="layout" svg:width="5.5cm" svg:height="1.975cm" svg:x="1.5cm" svg:y="14.934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7.5cm" svg:y1="7cm" svg:x2="20.5cm" svg:y2="7cm">
          <text:p text:style-name="P1"/>
        </draw:line>
        <draw:frame draw:style-name="gr6" draw:text-style-name="P5" draw:layer="layout" svg:width="4.931cm" svg:height="1.475cm" svg:x="6.985cm" svg:y="16.409cm">
          <draw:text-box>
            <text:p text:style-name="P1"><text:span text:style-name="T4">E</text:span><text:span text:style-name="T5">server_public_key</text:span></text:p>
          </draw:text-box>
        </draw:frame>
        <draw:frame draw:style-name="gr6" draw:text-style-name="P12" draw:id="id78" draw:layer="layout" svg:width="3.724cm" svg:height="2.384cm" svg:x="5cm" svg:y="11cm">
          <draw:text-box>
            <text:p text:style-name="P6"><text:span text:style-name="T10">48 Bytes:</text:span></text:p>
            <text:p text:style-name="P6"><text:span text:style-name="T10">46 Random</text:span></text:p>
            <text:p text:style-name="P6"><text:span text:style-name="T10">2 Version</text:span></text:p>
          </draw:text-box>
        </draw:frame>
        <draw:connector draw:style-name="gr7" draw:text-style-name="P4" draw:layer="layout" draw:type="curve" svg:x1="2.487cm" svg:y1="14.934cm" svg:x2="5cm" svg:y2="12.192cm" draw:start-shape="id77" draw:start-glue-point="4" draw:end-shape="id78" draw:end-glue-point="3">
          <text:p text:style-name="P1"/>
        </draw:connector>
        <draw:line draw:style-name="gr7" draw:text-style-name="P4" draw:layer="layout" svg:x1="8.5cm" svg:y1="13.384cm" svg:x2="9.5cm" svg:y2="14.384cm">
          <text:p text:style-name="P1"/>
        </draw:line>
        <draw:frame draw:style-name="gr6" draw:text-style-name="P4" draw:layer="layout" svg:width="5.154cm" svg:height="1.673cm" svg:x="8.248cm" svg:y="14.384cm">
          <draw:text-box>
            <text:p text:style-name="P6">Protection aginst</text:p>
            <text:p text:style-name="P6">Rollback-Attack</text:p>
          </draw:text-box>
        </draw:frame>
        <draw:frame draw:style-name="gr9" draw:text-style-name="P11" draw:layer="layout" svg:width="7cm" svg:height="1.673cm" svg:x="17cm" svg:y="14.827cm">
          <draw:text-box>
            <text:p text:style-name="P1"><text:span text:style-name="T10">DiffieHellmanClient publicValue</text:span></text:p>
          </draw:text-box>
        </draw:frame>
        <draw:custom-shape draw:style-name="gr10" draw:text-style-name="P4" draw:layer="layout" svg:width="8cm" svg:height="2.5cm" svg:x="16.5cm" svg:y="14.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2.124cm" svg:height="1.475cm" svg:x="24.5cm" svg:y="16.525cm">
          <draw:text-box>
            <text:p text:style-name="P1"><text:span text:style-name="T4">E</text:span><text:span text:style-name="T5">none</text:span></text:p>
          </draw:text-box>
        </draw:frame>
        <presentation:notes draw:style-name="dp2">
          <draw:page-thumbnail draw:style-name="gr1" draw:layer="layout" svg:width="14.848cm" svg:height="11.136cm" svg:x="3.069cm" svg:y="2.256cm" draw:page-number="66" presentation:class="page"/>
          <draw:frame presentation:style-name="pr10" draw:text-style-name="P7" draw:layer="layout" svg:width="16.79cm" svg:height="13.114cm" svg:x="2.097cm" svg:y="14.106cm" presentation:class="notes" presentation:placeholder="true" presentation:user-transformed="true">
            <draw:text-box/>
          </draw:frame>
        </presentation:notes>
      </draw:page>
      <draw:page draw:name="page67"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7. Compute Keys</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frame draw:style-name="gr24" draw:text-style-name="P15" draw:layer="layout" svg:width="23.362cm" svg:height="9.049cm" svg:x="2.353cm" svg:y="10cm">
          <draw:text-box>
            <text:p text:style-name="P6"><text:span text:style-name="T4">The Client and the Server independently compute</text:span></text:p>
            <text:p text:style-name="P6"><text:span text:style-name="T4">the Encryption and MAC Keys from the exchanged</text:span></text:p>
            <text:p text:style-name="P6"><text:span text:style-name="T4">Random Nonces and the Pre-Master-Secret</text:span></text:p>
            <text:p text:style-name="P6"><text:span text:style-name="T4"/></text:p>
            <text:p text:style-name="P6"><text:span text:style-name="T4"/></text:p>
            <text:p text:style-name="P6"><text:span text:style-name="T4"/></text:p>
            <text:p text:style-name="P6"><text:span text:style-name="T19">master_secret</text:span></text:p>
            <text:p text:style-name="P6"><text:span text:style-name="T19">=</text:span></text:p>
            <text:p text:style-name="P6"><text:span text:style-name="T19">KDF(pre_master_secret, random</text:span><text:span text:style-name="T20">client</text:span><text:span text:style-name="T19">, random</text:span><text:span text:style-name="T20">server</text:span><text:span text:style-name="T19">)</text:span></text:p>
          </draw:text-box>
        </draw:frame>
        <presentation:notes draw:style-name="dp2">
          <draw:page-thumbnail draw:style-name="gr1" draw:layer="layout" svg:width="14.84cm" svg:height="11.136cm" svg:x="3.067cm" svg:y="2.256cm" draw:page-number="67"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68"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8. ChangeCipherSpec</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hangeCipherSpec</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7.5cm" svg:y1="7cm" svg:x2="20.5cm" svg:y2="7cm">
          <text:p text:style-name="P1"/>
        </draw:line>
        <draw:frame draw:style-name="gr6" draw:text-style-name="P13" draw:layer="layout" svg:width="11.835cm" svg:height="2.139cm" svg:x="7.967cm" svg:y="11cm">
          <draw:text-box>
            <text:p text:style-name="P6"><text:span text:style-name="T4">Notify Peer that we changed to</text:span></text:p>
            <text:p text:style-name="P6"><text:span text:style-name="T4">new Cipher Specs</text:span></text:p>
          </draw:text-box>
        </draw:frame>
        <presentation:notes draw:style-name="dp2">
          <draw:page-thumbnail draw:style-name="gr1" draw:layer="layout" svg:width="14.84cm" svg:height="11.136cm" svg:x="3.067cm" svg:y="2.256cm" draw:page-number="68"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69"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9. Finished</text:p>
          </draw:text-box>
        </draw:frame>
        <draw:custom-shape draw:style-name="gr4" draw:text-style-name="P4" draw:layer="layout" svg:width="2cm" svg:height="2cm" svg:x="5.5cm" svg:y="7.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7.5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6.5cm">
          <draw:text-box>
            <text:p text:style-name="P1"><text:span text:style-name="T10">Client</text:span></text:p>
          </draw:text-box>
        </draw:frame>
        <draw:frame draw:style-name="gr8" draw:text-style-name="P22" draw:layer="layout" svg:width="2.5cm" svg:height="0.962cm" svg:x="20.5cm" svg:y="6.038cm">
          <draw:text-box>
            <text:p text:style-name="P21"><text:span text:style-name="T10">Server</text:span></text:p>
          </draw:text-box>
        </draw:frame>
        <draw:line draw:style-name="gr7" draw:text-style-name="P4" draw:layer="layout" svg:x1="7.5cm" svg:y1="8.5cm" svg:x2="20.5cm" svg:y2="8.5cm">
          <text:p text:style-name="P1"/>
        </draw:line>
        <draw:custom-shape draw:style-name="gr12" draw:text-style-name="P12" draw:layer="layout" svg:width="4cm" svg:height="1.5cm" svg:x="12.5cm" svg:y="6cm">
          <text:p text:style-name="P6"><text:span text:style-name="T10">Finished</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3.5cm" svg:height="0.962cm" svg:x="12.5cm" svg:y="10.88cm">
          <draw:text-box>
            <text:p text:style-name="P1"><text:span text:style-name="T10">VerifyData</text:span></text:p>
          </draw:text-box>
        </draw:frame>
        <draw:custom-shape draw:style-name="gr10" draw:text-style-name="P4" draw:layer="layout" svg:width="3.5cm" svg:height="2cm" svg:x="12.5cm" svg:y="10.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layer="layout" svg:width="1.882cm" svg:height="0.962cm" svg:x="16.088cm" svg:y="11cm">
          <draw:text-box>
            <text:p text:style-name="P1">MAC</text:p>
          </draw:text-box>
        </draw:frame>
        <draw:frame draw:style-name="gr25" draw:text-style-name="P23" draw:layer="layout" svg:width="18cm" svg:height="5.056cm" svg:x="5cm" svg:y="15.5cm">
          <draw:text-box>
            <text:p text:style-name="P6"><text:span text:style-name="T19">verify_data</text:span></text:p>
            <text:p text:style-name="P6"><text:span text:style-name="T19">=</text:span></text:p>
            <text:p text:style-name="P6"><text:span text:style-name="T19">PRF(master_secret, finished_label, MD5(handshake_messages) + SHA1(handshake_messages))</text:span></text:p>
          </draw:text-box>
        </draw:frame>
        <draw:frame draw:style-name="gr6" draw:text-style-name="P5" draw:layer="layout" svg:width="3.703cm" svg:height="1.475cm" svg:x="16cm" svg:y="12.025cm">
          <draw:text-box>
            <text:p text:style-name="P1"><text:span text:style-name="T4">E</text:span><text:span text:style-name="T5">session_key</text:span></text:p>
          </draw:text-box>
        </draw:frame>
        <presentation:notes draw:style-name="dp2">
          <draw:page-thumbnail draw:style-name="gr1" draw:layer="layout" svg:width="14.84cm" svg:height="11.136cm" svg:x="3.067cm" svg:y="2.256cm" draw:page-number="69"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70"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0. ChangeCipherSpec</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hangeCipherSpec</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draw:frame draw:style-name="gr6" draw:text-style-name="P13" draw:layer="layout" svg:width="11.835cm" svg:height="2.139cm" svg:x="7.968cm" svg:y="11.001cm">
          <draw:text-box>
            <text:p text:style-name="P6"><text:span text:style-name="T4">Notify Peer that we changed to</text:span></text:p>
            <text:p text:style-name="P6"><text:span text:style-name="T4">new Cipher Specs</text:span></text:p>
          </draw:text-box>
        </draw:frame>
        <presentation:notes draw:style-name="dp2">
          <draw:page-thumbnail draw:style-name="gr1" draw:layer="layout" svg:width="14.832cm" svg:height="11.136cm" svg:x="3.065cm" svg:y="2.256cm" draw:page-number="70"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71"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1. Finished</text:p>
          </draw:text-box>
        </draw:frame>
        <draw:custom-shape draw:style-name="gr4" draw:text-style-name="P4" draw:layer="layout" svg:width="2cm" svg:height="2cm" svg:x="5.5cm" svg:y="7.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7.5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6.5cm">
          <draw:text-box>
            <text:p text:style-name="P1"><text:span text:style-name="T10">Client</text:span></text:p>
          </draw:text-box>
        </draw:frame>
        <draw:frame draw:style-name="gr8" draw:text-style-name="P22" draw:layer="layout" svg:width="2.5cm" svg:height="0.962cm" svg:x="20.5cm" svg:y="6.038cm">
          <draw:text-box>
            <text:p text:style-name="P21"><text:span text:style-name="T10">Server</text:span></text:p>
          </draw:text-box>
        </draw:frame>
        <draw:line draw:style-name="gr7" draw:text-style-name="P4" draw:layer="layout" svg:x1="20.5cm" svg:y1="8.5cm" svg:x2="7.5cm" svg:y2="8.5cm">
          <text:p text:style-name="P1"/>
        </draw:line>
        <draw:custom-shape draw:style-name="gr12" draw:text-style-name="P12" draw:layer="layout" svg:width="4cm" svg:height="1.5cm" svg:x="12.5cm" svg:y="6cm">
          <text:p text:style-name="P6"><text:span text:style-name="T10">Finished</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3.5cm" svg:height="0.962cm" svg:x="12.5cm" svg:y="10.88cm">
          <draw:text-box>
            <text:p text:style-name="P1"><text:span text:style-name="T10">VerifyData</text:span></text:p>
          </draw:text-box>
        </draw:frame>
        <draw:custom-shape draw:style-name="gr10" draw:text-style-name="P4" draw:layer="layout" svg:width="3.5cm" svg:height="2cm" svg:x="12.5cm" svg:y="10.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1.882cm" svg:height="0.962cm" svg:x="16.088cm" svg:y="11cm">
          <draw:text-box>
            <text:p text:style-name="P1"><text:span text:style-name="T10">MAC</text:span></text:p>
          </draw:text-box>
        </draw:frame>
        <draw:frame draw:style-name="gr6" draw:text-style-name="P5" draw:layer="layout" svg:width="3.703cm" svg:height="1.475cm" svg:x="16cm" svg:y="12.025cm">
          <draw:text-box>
            <text:p text:style-name="P1"><text:span text:style-name="T4">E</text:span><text:span text:style-name="T5">session_key</text:span></text:p>
          </draw:text-box>
        </draw:frame>
        <draw:frame draw:style-name="gr25" draw:text-style-name="P23" draw:layer="layout" svg:width="18cm" svg:height="5.056cm" svg:x="5cm" svg:y="15.5cm">
          <draw:text-box>
            <text:p text:style-name="P6"><text:span text:style-name="T19">verify_data</text:span></text:p>
            <text:p text:style-name="P6"><text:span text:style-name="T19">=</text:span></text:p>
            <text:p text:style-name="P6"><text:span text:style-name="T19">PRF(master_secret, finished_label, MD5(handshake_messages) + SHA1(handshake_messages))</text:span></text:p>
          </draw:text-box>
        </draw:frame>
        <presentation:notes draw:style-name="dp2">
          <draw:page-thumbnail draw:style-name="gr1" draw:layer="layout" svg:width="14.832cm" svg:height="11.136cm" svg:x="3.065cm" svg:y="2.256cm" draw:page-number="71"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72" draw:style-name="dp1" draw:master-page-name="Default" presentation:presentation-page-layout-name="AL1T1">
        <draw:frame presentation:style-name="pr1" draw:text-style-name="P1" draw:layer="layout" svg:width="25.199cm" svg:height="5.209cm" svg:x="1.401cm" svg:y="7.896cm" presentation:class="title" presentation:user-transformed="true">
          <draw:text-box>
            <text:p text:style-name="P1">SSL/TLS<text:line-break/>-<text:line-break/>Payload Exchange</text:p>
          </draw:text-box>
        </draw:frame>
        <presentation:notes draw:style-name="dp2">
          <draw:page-thumbnail draw:style-name="gr1" draw:layer="layout" svg:width="14.848cm" svg:height="11.136cm" svg:x="3.069cm" svg:y="2.256cm" draw:page-number="72" presentation:class="page"/>
          <draw:frame presentation:style-name="pr28" draw:text-style-name="P7" draw:layer="layout" svg:width="16.79cm" svg:height="13.365cm" svg:x="2.097cm" svg:y="14.106cm" presentation:class="notes" presentation:placeholder="true" presentation:user-transformed="true">
            <draw:text-box/>
          </draw:frame>
        </presentation:notes>
      </draw:page>
      <draw:page draw:name="page73" draw:style-name="dp1" draw:master-page-name="Default" presentation:presentation-page-layout-name="AL2T19">
        <draw:frame presentation:style-name="pr1" draw:text-style-name="P1" draw:layer="layout" svg:width="25.199cm" svg:height="3.507cm" svg:x="1.4cm" svg:y="0.837cm" presentation:class="title">
          <draw:text-box>
            <text:p text:style-name="P1">Record – Stream Cipher</text:p>
          </draw:text-box>
        </draw:frame>
        <draw:custom-shape draw:style-name="gr10" draw:text-style-name="P4" draw:layer="layout" svg:width="3cm" svg:height="4cm" svg:x="12cm" svg:y="8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3.703cm" svg:height="1.475cm" svg:x="15.238cm" svg:y="11.525cm">
          <draw:text-box>
            <text:p text:style-name="P1"><text:span text:style-name="T4">E</text:span><text:span text:style-name="T5">session_key</text:span></text:p>
          </draw:text-box>
        </draw:frame>
        <draw:frame draw:style-name="gr6" draw:layer="layout" svg:width="2.619cm" svg:height="3.806cm" svg:x="12.17cm" svg:y="8cm">
          <draw:text-box>
            <text:p text:style-name="P1">Type</text:p>
            <text:p text:style-name="P1">Version</text:p>
            <text:p text:style-name="P1">Length</text:p>
            <text:p text:style-name="P1">Data</text:p>
            <text:p text:style-name="P1">HMAC</text:p>
          </draw:text-box>
        </draw:frame>
        <presentation:notes draw:style-name="dp2">
          <draw:page-thumbnail draw:style-name="gr1" draw:layer="layout" svg:width="14.856cm" svg:height="11.136cm" svg:x="3.071cm" svg:y="2.256cm" draw:page-number="73" presentation:class="page"/>
          <draw:frame presentation:style-name="pr10" draw:text-style-name="P2" draw:layer="layout" svg:width="16.799cm" svg:height="13.114cm" svg:x="2.099cm" svg:y="14.106cm" presentation:class="notes" presentation:placeholder="true">
            <draw:text-box/>
          </draw:frame>
        </presentation:notes>
      </draw:page>
      <draw:page draw:name="page74"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Record – Block Cipher</text:p>
          </draw:text-box>
        </draw:frame>
        <draw:custom-shape draw:style-name="gr10" draw:text-style-name="P4" draw:layer="layout" svg:width="4cm" svg:height="5.5cm" svg:x="12cm" svg:y="8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3.703cm" svg:height="1.475cm" svg:x="16cm" svg:y="12.525cm">
          <draw:text-box>
            <text:p text:style-name="P1"><text:span text:style-name="T4">E</text:span><text:span text:style-name="T5">session_key</text:span></text:p>
          </draw:text-box>
        </draw:frame>
        <draw:frame draw:style-name="gr26" draw:text-style-name="P11" draw:layer="layout" svg:width="3.83cm" svg:height="5.228cm" svg:x="12.17cm" svg:y="8cm">
          <draw:text-box>
            <text:p text:style-name="P1"><text:span text:style-name="T10">Type</text:span></text:p>
            <text:p text:style-name="P1"><text:span text:style-name="T10">Version</text:span></text:p>
            <text:p text:style-name="P1"><text:span text:style-name="T10">Length</text:span></text:p>
            <text:p text:style-name="P1"><text:span text:style-name="T10">Data</text:span></text:p>
            <text:p text:style-name="P1"><text:span text:style-name="T10">HMAC</text:span></text:p>
            <text:p text:style-name="P1"><text:span text:style-name="T10">Pad</text:span></text:p>
            <text:p text:style-name="P1"><text:span text:style-name="T10">PadLength</text:span></text:p>
          </draw:text-box>
        </draw:frame>
        <presentation:notes draw:style-name="dp2">
          <draw:page-thumbnail draw:style-name="gr1" draw:layer="layout" svg:width="14.848cm" svg:height="11.136cm" svg:x="3.069cm" svg:y="2.256cm" draw:page-number="74" presentation:class="page"/>
          <draw:frame presentation:style-name="pr10" draw:text-style-name="P7" draw:layer="layout" svg:width="16.79cm" svg:height="13.114cm" svg:x="2.097cm" svg:y="14.106cm" presentation:class="notes" presentation:placeholder="true" presentation:user-transformed="true">
            <draw:text-box/>
          </draw:frame>
        </presentation:notes>
      </draw:page>
      <draw:page draw:name="page75" draw:style-name="dp1" draw:master-page-name="Default" presentation:presentation-page-layout-name="AL1T1">
        <draw:frame presentation:style-name="pr1" draw:text-style-name="P1" draw:layer="layout" svg:width="25.199cm" svg:height="8.681cm" svg:x="1.401cm" svg:y="6.16cm" presentation:class="title" presentation:user-transformed="true">
          <draw:text-box>
            <text:p text:style-name="P1">SSL/TLS<text:line-break/>-<text:line-break/>The Handshake<text:line-break/>-<text:line-break/>Resumed</text:p>
          </draw:text-box>
        </draw:frame>
        <presentation:notes draw:style-name="dp2">
          <draw:page-thumbnail draw:style-name="gr1" draw:layer="layout" svg:width="14.848cm" svg:height="11.136cm" svg:x="3.069cm" svg:y="2.256cm" draw:page-number="75" presentation:class="page"/>
          <draw:frame presentation:style-name="pr29" draw:text-style-name="P7" draw:layer="layout" svg:width="16.79cm" svg:height="13.365cm" svg:x="2.097cm" svg:y="14.106cm" presentation:class="notes" presentation:placeholder="true" presentation:user-transformed="true">
            <draw:text-box/>
          </draw:frame>
        </presentation:notes>
      </draw:page>
      <draw:page draw:name="page76"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 ClientHello</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5.038cm">
          <draw:text-box>
            <text:p text:style-name="P21"><text:span text:style-name="T10">Server</text:span></text:p>
          </draw:text-box>
        </draw:frame>
        <draw:custom-shape draw:style-name="gr12" draw:text-style-name="P12" draw:layer="layout" svg:width="3.5cm" svg:height="1.5cm" svg:x="12.5cm" svg:y="5cm">
          <text:p text:style-name="P6"><text:span text:style-name="T10">ClientHello</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7.5cm" svg:height="3.095cm" svg:x="9.5cm" svg:y="11.405cm">
          <draw:text-box>
            <text:p text:style-name="P1"><text:span text:style-name="T10">Version</text:span></text:p>
            <text:p text:style-name="P1"><text:span text:style-name="T10">SessionID</text:span></text:p>
            <text:p text:style-name="P1"><text:span text:style-name="T10">CipherSuites</text:span></text:p>
            <text:p text:style-name="P1"><text:span text:style-name="T10">CompressionMethods</text:span></text:p>
          </draw:text-box>
        </draw:frame>
        <draw:custom-shape draw:style-name="gr10" draw:text-style-name="P4" draw:layer="layout" svg:width="7.486cm" svg:height="3.475cm" svg:x="9.5cm" svg:y="11.02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7.5cm" svg:y1="7cm" svg:x2="20.5cm" svg:y2="7cm">
          <text:p text:style-name="P1"/>
        </draw:line>
        <draw:frame draw:style-name="gr6" draw:text-style-name="P5" draw:layer="layout" svg:width="2.124cm" svg:height="1.475cm" svg:x="16.986cm" svg:y="13.525cm">
          <draw:text-box>
            <text:p text:style-name="P1"><text:span text:style-name="T4">E</text:span><text:span text:style-name="T5">none</text:span></text:p>
          </draw:text-box>
        </draw:frame>
        <draw:frame draw:style-name="gr6" draw:text-style-name="P4" draw:layer="layout" svg:width="5.637cm" svg:height="1.673cm" svg:x="13.757cm" svg:y="8.827cm">
          <draw:text-box>
            <text:p text:style-name="P6">Cached along with</text:p>
            <text:p text:style-name="P6">MasterSecret</text:p>
          </draw:text-box>
        </draw:frame>
        <draw:line draw:style-name="gr7" draw:text-style-name="P4" draw:layer="layout" svg:x1="12.5cm" svg:y1="12cm" svg:x2="15cm" svg:y2="10.5cm">
          <text:p text:style-name="P1"/>
        </draw:line>
        <presentation:notes draw:style-name="dp2">
          <draw:page-thumbnail draw:style-name="gr1" draw:layer="layout" svg:width="14.848cm" svg:height="11.136cm" svg:x="3.069cm" svg:y="2.256cm" draw:page-number="76" presentation:class="page"/>
          <draw:frame presentation:style-name="pr10" draw:text-style-name="P7" draw:layer="layout" svg:width="16.79cm" svg:height="13.114cm" svg:x="2.097cm" svg:y="14.106cm" presentation:class="notes" presentation:placeholder="true" presentation:user-transformed="true">
            <draw:text-box/>
          </draw:frame>
        </presentation:notes>
      </draw:page>
      <draw:page draw:name="page77"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2. ServerHello</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ServerHello</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7.5cm" svg:height="3.095cm" svg:x="9.5cm" svg:y="11.405cm">
          <draw:text-box>
            <text:p text:style-name="P1"><text:span text:style-name="T10">SessionID</text:span></text:p>
            <text:p text:style-name="P1"><text:span text:style-name="T10">Choosen CipherSuites</text:span></text:p>
            <text:p text:style-name="P1"><text:span text:style-name="T10">CompressionMethods</text:span></text:p>
            <text:p text:style-name="P1"><text:span text:style-name="T10"/></text:p>
          </draw:text-box>
        </draw:frame>
        <draw:custom-shape draw:style-name="gr10" draw:text-style-name="P4" draw:layer="layout" svg:width="7cm" svg:height="2.975cm" svg:x="9.5cm" svg:y="11.02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2.124cm" svg:height="1.475cm" svg:x="16.986cm" svg:y="13.525cm">
          <draw:text-box>
            <text:p text:style-name="P1"><text:span text:style-name="T4">E</text:span><text:span text:style-name="T5">none</text:span></text:p>
          </draw:text-box>
        </draw:frame>
        <draw:line draw:style-name="gr7" draw:text-style-name="P4" draw:layer="layout" svg:x1="20.5cm" svg:y1="7cm" svg:x2="7.5cm" svg:y2="7cm">
          <text:p text:style-name="P1"/>
        </draw:line>
        <presentation:notes draw:style-name="dp2">
          <draw:page-thumbnail draw:style-name="gr1" draw:layer="layout" svg:width="14.84cm" svg:height="11.136cm" svg:x="3.067cm" svg:y="2.256cm" draw:page-number="77"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78"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3. ChangeCipherSpec</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hangeCipherSpec</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draw:frame draw:style-name="gr6" draw:text-style-name="P15" draw:layer="layout" svg:width="11.835cm" svg:height="2.139cm" svg:x="7.968cm" svg:y="11.001cm">
          <draw:text-box>
            <text:p text:style-name="P6"><text:span text:style-name="T4">Notify Peer that we changed to</text:span></text:p>
            <text:p text:style-name="P6"><text:span text:style-name="T4">new Cipher Specs</text:span></text:p>
          </draw:text-box>
        </draw:frame>
        <presentation:notes draw:style-name="dp2">
          <draw:page-thumbnail draw:style-name="gr1" draw:layer="layout" svg:width="14.816cm" svg:height="11.136cm" svg:x="3.061cm" svg:y="2.256cm" draw:page-number="78" presentation:class="page"/>
          <draw:frame presentation:style-name="pr10" draw:text-style-name="P7" draw:layer="layout" svg:width="16.754cm" svg:height="13.114cm" svg:x="2.089cm" svg:y="14.106cm" presentation:class="notes" presentation:placeholder="true" presentation:user-transformed="true">
            <draw:text-box/>
          </draw:frame>
        </presentation:notes>
      </draw:page>
      <draw:page draw:name="page79"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4. Finished</text:p>
          </draw:text-box>
        </draw:frame>
        <draw:custom-shape draw:style-name="gr4" draw:text-style-name="P4" draw:layer="layout" svg:width="2cm" svg:height="2cm" svg:x="5.5cm" svg:y="7.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7.5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6.5cm">
          <draw:text-box>
            <text:p text:style-name="P1"><text:span text:style-name="T10">Client</text:span></text:p>
          </draw:text-box>
        </draw:frame>
        <draw:frame draw:style-name="gr8" draw:text-style-name="P22" draw:layer="layout" svg:width="2.5cm" svg:height="0.962cm" svg:x="20.5cm" svg:y="6.038cm">
          <draw:text-box>
            <text:p text:style-name="P21"><text:span text:style-name="T10">Server</text:span></text:p>
          </draw:text-box>
        </draw:frame>
        <draw:line draw:style-name="gr7" draw:text-style-name="P4" draw:layer="layout" svg:x1="20.5cm" svg:y1="8.5cm" svg:x2="7.5cm" svg:y2="8.5cm">
          <text:p text:style-name="P1"/>
        </draw:line>
        <draw:custom-shape draw:style-name="gr12" draw:text-style-name="P12" draw:layer="layout" svg:width="4cm" svg:height="1.5cm" svg:x="12.5cm" svg:y="6cm">
          <text:p text:style-name="P6"><text:span text:style-name="T10">Finished</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3.5cm" svg:height="0.962cm" svg:x="12.5cm" svg:y="10.88cm">
          <draw:text-box>
            <text:p text:style-name="P1"><text:span text:style-name="T10">VerifyData</text:span></text:p>
          </draw:text-box>
        </draw:frame>
        <draw:custom-shape draw:style-name="gr10" draw:text-style-name="P4" draw:layer="layout" svg:width="3.5cm" svg:height="2cm" svg:x="12.5cm" svg:y="10.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1.882cm" svg:height="0.962cm" svg:x="16.088cm" svg:y="11cm">
          <draw:text-box>
            <text:p text:style-name="P1"><text:span text:style-name="T10">MAC</text:span></text:p>
          </draw:text-box>
        </draw:frame>
        <draw:frame draw:style-name="gr6" draw:text-style-name="P5" draw:layer="layout" svg:width="3.703cm" svg:height="1.475cm" svg:x="16cm" svg:y="12.025cm">
          <draw:text-box>
            <text:p text:style-name="P1"><text:span text:style-name="T4">E</text:span><text:span text:style-name="T5">session_key</text:span></text:p>
          </draw:text-box>
        </draw:frame>
        <draw:frame draw:style-name="gr25" draw:text-style-name="P23" draw:layer="layout" svg:width="18cm" svg:height="5.056cm" svg:x="5cm" svg:y="15.5cm">
          <draw:text-box>
            <text:p text:style-name="P6"><text:span text:style-name="T19">verify_data</text:span></text:p>
            <text:p text:style-name="P6"><text:span text:style-name="T19">=</text:span></text:p>
            <text:p text:style-name="P6"><text:span text:style-name="T19">PRF(master_secret, finished_label, MD5(handshake_messages) + SHA1(handshake_messages))</text:span></text:p>
          </draw:text-box>
        </draw:frame>
        <presentation:notes draw:style-name="dp2">
          <draw:page-thumbnail draw:style-name="gr1" draw:layer="layout" svg:width="14.816cm" svg:height="11.136cm" svg:x="3.061cm" svg:y="2.256cm" draw:page-number="79" presentation:class="page"/>
          <draw:frame presentation:style-name="pr10" draw:text-style-name="P7" draw:layer="layout" svg:width="16.754cm" svg:height="13.114cm" svg:x="2.089cm" svg:y="14.106cm" presentation:class="notes" presentation:placeholder="true" presentation:user-transformed="true">
            <draw:text-box/>
          </draw:frame>
        </presentation:notes>
      </draw:page>
      <draw:page draw:name="page80"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5. ChangeCipherSpec</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hangeCipherSpec</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7.5cm" svg:y1="7cm" svg:x2="20.5cm" svg:y2="7cm">
          <text:p text:style-name="P1"/>
        </draw:line>
        <draw:frame draw:style-name="gr6" draw:text-style-name="P15" draw:layer="layout" svg:width="11.835cm" svg:height="2.139cm" svg:x="7.967cm" svg:y="11cm">
          <draw:text-box>
            <text:p text:style-name="P6"><text:span text:style-name="T4">Notify Peer that we changed to</text:span></text:p>
            <text:p text:style-name="P6"><text:span text:style-name="T4">new Cipher Specs</text:span></text:p>
          </draw:text-box>
        </draw:frame>
        <presentation:notes draw:style-name="dp2">
          <draw:page-thumbnail draw:style-name="gr1" draw:layer="layout" svg:width="14.832cm" svg:height="11.136cm" svg:x="3.065cm" svg:y="2.256cm" draw:page-number="80"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81"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6. Finished</text:p>
          </draw:text-box>
        </draw:frame>
        <draw:custom-shape draw:style-name="gr4" draw:text-style-name="P4" draw:layer="layout" svg:width="2cm" svg:height="2cm" svg:x="5.5cm" svg:y="7.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7.5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6.5cm">
          <draw:text-box>
            <text:p text:style-name="P1"><text:span text:style-name="T10">Client</text:span></text:p>
          </draw:text-box>
        </draw:frame>
        <draw:frame draw:style-name="gr8" draw:text-style-name="P22" draw:layer="layout" svg:width="2.5cm" svg:height="0.962cm" svg:x="20.5cm" svg:y="6.038cm">
          <draw:text-box>
            <text:p text:style-name="P21"><text:span text:style-name="T10">Server</text:span></text:p>
          </draw:text-box>
        </draw:frame>
        <draw:line draw:style-name="gr7" draw:text-style-name="P4" draw:layer="layout" svg:x1="7.5cm" svg:y1="8.5cm" svg:x2="20.5cm" svg:y2="8.5cm">
          <text:p text:style-name="P1"/>
        </draw:line>
        <draw:custom-shape draw:style-name="gr12" draw:text-style-name="P12" draw:layer="layout" svg:width="4cm" svg:height="1.5cm" svg:x="12.5cm" svg:y="6cm">
          <text:p text:style-name="P6"><text:span text:style-name="T10">Finished</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3.5cm" svg:height="0.962cm" svg:x="12.5cm" svg:y="10.88cm">
          <draw:text-box>
            <text:p text:style-name="P1"><text:span text:style-name="T10">VerifyData</text:span></text:p>
          </draw:text-box>
        </draw:frame>
        <draw:custom-shape draw:style-name="gr10" draw:text-style-name="P4" draw:layer="layout" svg:width="3.5cm" svg:height="2cm" svg:x="12.5cm" svg:y="10.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1.882cm" svg:height="0.962cm" svg:x="16.088cm" svg:y="11cm">
          <draw:text-box>
            <text:p text:style-name="P1"><text:span text:style-name="T10">MAC</text:span></text:p>
          </draw:text-box>
        </draw:frame>
        <draw:frame draw:style-name="gr25" draw:text-style-name="P23" draw:layer="layout" svg:width="18cm" svg:height="5.056cm" svg:x="5cm" svg:y="15.5cm">
          <draw:text-box>
            <text:p text:style-name="P6"><text:span text:style-name="T19">verify_data</text:span></text:p>
            <text:p text:style-name="P6"><text:span text:style-name="T19">=</text:span></text:p>
            <text:p text:style-name="P6"><text:span text:style-name="T19">PRF(master_secret, finished_label, MD5(handshake_messages) + SHA1(handshake_messages))</text:span></text:p>
          </draw:text-box>
        </draw:frame>
        <draw:frame draw:style-name="gr6" draw:text-style-name="P5" draw:layer="layout" svg:width="3.703cm" svg:height="1.475cm" svg:x="16cm" svg:y="12.025cm">
          <draw:text-box>
            <text:p text:style-name="P1"><text:span text:style-name="T4">E</text:span><text:span text:style-name="T5">session_key</text:span></text:p>
          </draw:text-box>
        </draw:frame>
        <presentation:notes draw:style-name="dp2">
          <draw:page-thumbnail draw:style-name="gr1" draw:layer="layout" svg:width="14.832cm" svg:height="11.136cm" svg:x="3.065cm" svg:y="2.256cm" draw:page-number="81"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82" draw:style-name="dp1" draw:master-page-name="Default" presentation:presentation-page-layout-name="AL1T1">
        <draw:frame presentation:style-name="pr1" draw:text-style-name="P1" draw:layer="layout" svg:width="25.199cm" svg:height="8.681cm" svg:x="1.401cm" svg:y="6.16cm" presentation:class="title" presentation:user-transformed="true">
          <draw:text-box>
            <text:p text:style-name="P1">SSL/TLS<text:line-break/>-<text:line-break/>The Handshake<text:line-break/>-<text:line-break/>ephemeral RSA or DH</text:p>
          </draw:text-box>
        </draw:frame>
        <presentation:notes draw:style-name="dp2">
          <draw:page-thumbnail draw:style-name="gr1" draw:layer="layout" svg:width="14.848cm" svg:height="11.136cm" svg:x="3.069cm" svg:y="2.256cm" draw:page-number="82" presentation:class="page"/>
          <draw:frame presentation:style-name="pr30" draw:text-style-name="P7" draw:layer="layout" svg:width="16.79cm" svg:height="13.365cm" svg:x="2.097cm" svg:y="14.106cm" presentation:class="notes" presentation:placeholder="true" presentation:user-transformed="true">
            <draw:text-box/>
          </draw:frame>
        </presentation:notes>
      </draw:page>
      <draw:page draw:name="page83"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 ClientHello</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ClientHello</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7.5cm" svg:height="3.095cm" svg:x="9.5cm" svg:y="11.405cm">
          <draw:text-box>
            <text:p text:style-name="P1"><text:span text:style-name="T10">Version</text:span></text:p>
            <text:p text:style-name="P1"><text:span text:style-name="T10">CipherSuites</text:span></text:p>
            <text:p text:style-name="P1"><text:span text:style-name="T10">CompressionMethods</text:span></text:p>
            <text:p text:style-name="P1"><text:span text:style-name="T10">Client's Random Nonce</text:span></text:p>
          </draw:text-box>
        </draw:frame>
        <draw:custom-shape draw:style-name="gr10" draw:text-style-name="P4" draw:id="id79" draw:layer="layout" svg:width="7.486cm" svg:height="3.583cm" svg:x="9.5cm" svg:y="11.02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7.5cm" svg:y1="7cm" svg:x2="20.5cm" svg:y2="7cm">
          <text:p text:style-name="P1"/>
        </draw:line>
        <draw:frame draw:style-name="gr6" draw:text-style-name="P5" draw:layer="layout" svg:width="2.124cm" svg:height="1.475cm" svg:x="16.986cm" svg:y="13.525cm">
          <draw:text-box>
            <text:p text:style-name="P1"><text:span text:style-name="T4">E</text:span><text:span text:style-name="T5">none</text:span></text:p>
          </draw:text-box>
        </draw:frame>
        <draw:frame draw:style-name="gr6" draw:text-style-name="P11" draw:id="id81" draw:layer="layout" svg:width="3.588cm" svg:height="0.962cm" svg:x="2.5cm" svg:y="10cm">
          <draw:text-box>
            <text:p text:style-name="P1"><text:span text:style-name="T10">3.1 for TLS</text:span></text:p>
          </draw:text-box>
        </draw:frame>
        <draw:frame draw:style-name="gr6" draw:text-style-name="P12" draw:id="id80" draw:layer="layout" svg:width="7.021cm" svg:height="2.384cm" svg:x="3.927cm" svg:y="16.038cm">
          <draw:text-box>
            <text:p text:style-name="P6"><text:span text:style-name="T10">For Key-Generation</text:span></text:p>
            <text:p text:style-name="P6"><text:span text:style-name="T10">4 Bytes for Time of Day</text:span></text:p>
            <text:p text:style-name="P6"><text:span text:style-name="T10">28 Bytes Random</text:span></text:p>
          </draw:text-box>
        </draw:frame>
        <draw:frame draw:style-name="gr6" draw:text-style-name="P11" draw:layer="layout" svg:width="3.791cm" svg:height="0.962cm" svg:x="20cm" svg:y="12.038cm">
          <draw:text-box>
            <text:p text:style-name="P1"><text:span text:style-name="T10">Often NULL</text:span></text:p>
          </draw:text-box>
        </draw:frame>
        <draw:frame draw:style-name="gr6" draw:text-style-name="P11" draw:layer="layout" svg:width="6.264cm" svg:height="1.673cm" svg:x="17cm" svg:y="9cm">
          <draw:text-box>
            <text:p text:style-name="P1"><text:span text:style-name="T10">List of Cipher-Tuples</text:span></text:p>
            <text:p text:style-name="P1"><text:span text:style-name="T10">supported by Client</text:span></text:p>
          </draw:text-box>
        </draw:frame>
        <draw:connector draw:style-name="gr7" draw:text-style-name="P4" draw:layer="layout" draw:type="curve" svg:x1="11.291cm" svg:y1="14.608cm" svg:x2="7.437cm" svg:y2="16.038cm" draw:start-shape="id79" draw:start-glue-point="6" draw:end-shape="id80">
          <text:p text:style-name="P1"/>
        </draw:connector>
        <draw:connector draw:style-name="gr7" draw:text-style-name="P4" draw:layer="layout" draw:type="curve" svg:x1="11.291cm" svg:y1="11.025cm" svg:x2="4.294cm" svg:y2="10cm" draw:start-shape="id79" draw:start-glue-point="4" draw:end-shape="id81" draw:end-glue-point="0">
          <text:p text:style-name="P1"/>
        </draw:connector>
        <draw:line draw:style-name="gr7" draw:text-style-name="P4" draw:layer="layout" svg:x1="13cm" svg:y1="12cm" svg:x2="16.5cm" svg:y2="10cm">
          <text:p text:style-name="P1"/>
        </draw:line>
        <draw:line draw:style-name="gr7" draw:text-style-name="P4" draw:layer="layout" svg:x1="16cm" svg:y1="13cm" svg:x2="19.5cm" svg:y2="12.5cm">
          <text:p text:style-name="P1"/>
        </draw:line>
        <presentation:notes draw:style-name="dp2">
          <draw:page-thumbnail draw:style-name="gr1" draw:layer="layout" svg:width="14.848cm" svg:height="11.136cm" svg:x="3.069cm" svg:y="2.256cm" draw:page-number="83" presentation:class="page"/>
          <draw:frame presentation:style-name="pr10" draw:text-style-name="P7" draw:layer="layout" svg:width="16.79cm" svg:height="13.114cm" svg:x="2.097cm" svg:y="14.106cm" presentation:class="notes" presentation:placeholder="true" presentation:user-transformed="true">
            <draw:text-box/>
          </draw:frame>
        </presentation:notes>
      </draw:page>
      <draw:page draw:name="page84"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2. ServerHello</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ServerHello</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7.5cm" svg:height="3.095cm" svg:x="9.5cm" svg:y="11.405cm">
          <draw:text-box>
            <text:p text:style-name="P1"><text:span text:style-name="T10">SessionID</text:span></text:p>
            <text:p text:style-name="P1"><text:span text:style-name="T10">Choosen CipherSuites</text:span></text:p>
            <text:p text:style-name="P1"><text:span text:style-name="T10">CompressionMethods</text:span></text:p>
            <text:p text:style-name="P1"><text:span text:style-name="T10">Server's Random Nonce</text:span></text:p>
          </draw:text-box>
        </draw:frame>
        <draw:custom-shape draw:style-name="gr10" draw:text-style-name="P4" draw:id="id82" draw:layer="layout" svg:width="7.486cm" svg:height="3.975cm" svg:x="9.5cm" svg:y="11.02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2.124cm" svg:height="1.475cm" svg:x="16.986cm" svg:y="13.525cm">
          <draw:text-box>
            <text:p text:style-name="P1"><text:span text:style-name="T4">E</text:span><text:span text:style-name="T5">none</text:span></text:p>
          </draw:text-box>
        </draw:frame>
        <draw:frame draw:style-name="gr6" draw:text-style-name="P12" draw:id="id84" draw:layer="layout" svg:width="4.46cm" svg:height="1.673cm" svg:x="2.5cm" svg:y="10cm">
          <draw:text-box>
            <text:p text:style-name="P6"><text:span text:style-name="T10">For Identifying</text:span></text:p>
            <text:p text:style-name="P6"><text:span text:style-name="T10">a Session</text:span></text:p>
          </draw:text-box>
        </draw:frame>
        <draw:frame draw:style-name="gr6" draw:text-style-name="P11" draw:layer="layout" svg:width="3.791cm" svg:height="0.962cm" svg:x="20cm" svg:y="12.038cm">
          <draw:text-box>
            <text:p text:style-name="P1"><text:span text:style-name="T10">Often NULL</text:span></text:p>
          </draw:text-box>
        </draw:frame>
        <draw:frame draw:style-name="gr6" draw:text-style-name="P12" draw:layer="layout" svg:width="7.237cm" svg:height="1.673cm" svg:x="16.8cm" svg:y="9cm">
          <draw:text-box>
            <text:p text:style-name="P6"><text:span text:style-name="T10">List of Cipher-Tuples</text:span></text:p>
            <text:p text:style-name="P6"><text:span text:style-name="T10">supported by both Sides</text:span></text:p>
          </draw:text-box>
        </draw:frame>
        <draw:connector draw:style-name="gr7" draw:text-style-name="P4" draw:layer="layout" draw:type="curve" svg:x1="11.486cm" svg:y1="15cm" svg:x2="7.438cm" svg:y2="16.038cm" draw:start-shape="id82" draw:start-glue-point="6" draw:end-shape="id83" draw:end-glue-point="0">
          <text:p text:style-name="P1"/>
        </draw:connector>
        <draw:connector draw:style-name="gr7" draw:text-style-name="P4" draw:layer="layout" draw:type="curve" svg:x1="11.486cm" svg:y1="11.025cm" svg:x2="4.73cm" svg:y2="10cm" draw:start-shape="id82" draw:start-glue-point="4" draw:end-shape="id84" draw:end-glue-point="0">
          <text:p text:style-name="P1"/>
        </draw:connector>
        <draw:line draw:style-name="gr7" draw:text-style-name="P4" draw:layer="layout" svg:x1="13.5cm" svg:y1="12cm" svg:x2="16.5cm" svg:y2="10cm">
          <text:p text:style-name="P1"/>
        </draw:line>
        <draw:line draw:style-name="gr7" draw:text-style-name="P4" draw:layer="layout" svg:x1="16.5cm" svg:y1="13cm" svg:x2="19.5cm" svg:y2="12.5cm">
          <text:p text:style-name="P1"/>
        </draw:line>
        <draw:line draw:style-name="gr7" draw:text-style-name="P4" draw:layer="layout" svg:x1="20.5cm" svg:y1="7cm" svg:x2="7.5cm" svg:y2="7cm">
          <text:p text:style-name="P1"/>
        </draw:line>
        <draw:frame draw:style-name="gr6" draw:text-style-name="P12" draw:id="id83" draw:layer="layout" svg:width="7.021cm" svg:height="2.384cm" svg:x="3.928cm" svg:y="16.038cm">
          <draw:text-box>
            <text:p text:style-name="P6"><text:span text:style-name="T10">For Key-Generation</text:span></text:p>
            <text:p text:style-name="P6"><text:span text:style-name="T10">4 Bytes for Time of Day</text:span></text:p>
            <text:p text:style-name="P6"><text:span text:style-name="T10">28 Bytes Random</text:span></text:p>
          </draw:text-box>
        </draw:frame>
        <presentation:notes draw:style-name="dp2">
          <draw:page-thumbnail draw:style-name="gr1" draw:layer="layout" svg:width="14.84cm" svg:height="11.136cm" svg:x="3.067cm" svg:y="2.256cm" draw:page-number="84"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85"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3. Server's Certificate (X.509)</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Certificate</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draw:frame draw:style-name="gr9" draw:text-style-name="P11" draw:layer="layout" svg:width="4.5cm" svg:height="3.095cm" svg:x="13cm" svg:y="12.194cm">
          <draw:text-box>
            <text:p text:style-name="P1"><text:span text:style-name="T10">Subject</text:span></text:p>
            <text:p text:style-name="P1"><text:span text:style-name="T10">Issuer</text:span></text:p>
            <text:p text:style-name="P1"><text:span text:style-name="T10">Serial</text:span></text:p>
            <text:p text:style-name="P1"><text:span text:style-name="T10">Certificate</text:span></text:p>
          </draw:text-box>
        </draw:frame>
        <draw:frame draw:style-name="gr23" draw:text-style-name="P11" draw:layer="layout" svg:width="8cm" svg:height="1.173cm" svg:x="11cm" svg:y="10.327cm">
          <draw:text-box>
            <text:p text:style-name="P1"><text:span text:style-name="T10">List of X.509 certificates</text:span></text:p>
          </draw:text-box>
        </draw:frame>
        <draw:custom-shape draw:style-name="gr10" draw:text-style-name="P4" draw:id="id85" draw:layer="layout" svg:width="4cm" svg:height="3.5cm" svg:x="12.5cm" svg:y="12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1.717cm" svg:height="0.962cm" svg:x="10.253cm" svg:y="13.038cm">
          <draw:text-box>
            <text:p text:style-name="P1"><text:span text:style-name="T10">1...n</text:span></text:p>
          </draw:text-box>
        </draw:frame>
        <draw:frame draw:style-name="gr6" draw:text-style-name="P5" draw:layer="layout" svg:width="2.124cm" svg:height="1.475cm" svg:x="16.5cm" svg:y="14.5cm">
          <draw:text-box>
            <text:p text:style-name="P1"><text:span text:style-name="T4">E</text:span><text:span text:style-name="T5">none</text:span></text:p>
          </draw:text-box>
        </draw:frame>
        <draw:frame draw:style-name="gr6" draw:id="id86" draw:layer="layout" svg:width="8.727cm" svg:height="0.962cm" svg:x="17cm" svg:y="17cm">
          <draw:text-box>
            <text:p text:style-name="P1">Contains long non-export Key</text:p>
          </draw:text-box>
        </draw:frame>
        <draw:connector draw:style-name="gr7" draw:text-style-name="P4" draw:layer="layout" draw:type="curve" svg:x1="14.249cm" svg:y1="15.5cm" svg:x2="17cm" svg:y2="17.481cm" draw:start-shape="id85" draw:start-glue-point="6" draw:end-shape="id86" draw:end-glue-point="3">
          <text:p text:style-name="P1"/>
        </draw:connector>
        <presentation:notes draw:style-name="dp2">
          <draw:page-thumbnail draw:style-name="gr1" draw:layer="layout" svg:width="14.832cm" svg:height="11.136cm" svg:x="3.065cm" svg:y="2.256cm" draw:page-number="85"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86"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4. ServerKeyExchange (new)</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5.038cm">
          <draw:text-box>
            <text:p text:style-name="P21"><text:span text:style-name="T10">Server</text:span></text:p>
          </draw:text-box>
        </draw:frame>
        <draw:custom-shape draw:style-name="gr12" draw:text-style-name="P12" draw:layer="layout" svg:width="6cm" svg:height="1.5cm" svg:x="11cm" svg:y="5cm">
          <text:p text:style-name="P6"><text:span text:style-name="T10">ServerKeyExchange</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draw:frame draw:style-name="gr27" draw:text-style-name="P11" draw:layer="layout" svg:width="9.5cm" svg:height="2cm" svg:x="8.847cm" svg:y="12cm">
          <draw:text-box>
            <text:p text:style-name="P1"><text:span text:style-name="T10">RSAPublicKey or DHPublicKey</text:span></text:p>
            <text:p text:style-name="P1"><text:span text:style-name="T10">KeySignature</text:span></text:p>
          </draw:text-box>
        </draw:frame>
        <draw:custom-shape draw:style-name="gr10" draw:text-style-name="P4" draw:id="id87" draw:layer="layout" svg:width="10.5cm" svg:height="2.5cm" svg:x="8.347cm" svg:y="11.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2.124cm" svg:height="1.475cm" svg:x="18.847cm" svg:y="13.525cm">
          <draw:text-box>
            <text:p text:style-name="P1"><text:span text:style-name="T4">E</text:span><text:span text:style-name="T5">none</text:span></text:p>
          </draw:text-box>
        </draw:frame>
        <draw:frame draw:style-name="gr28" draw:text-style-name="P15" draw:layer="layout" svg:width="19.726cm" svg:height="4.027cm" svg:x="3.943cm" svg:y="16.5cm">
          <draw:text-box>
            <text:p text:style-name="P6"><text:span text:style-name="T4">This message is sent because the Certificate initially</text:span></text:p>
            <text:p text:style-name="P6"><text:span text:style-name="T4">received can not be used with the Key-Exchange</text:span></text:p>
            <text:p text:style-name="P6"><text:span text:style-name="T4">Algorithm defined in the CipherSuites.</text:span></text:p>
            <text:p text:style-name="P6"><text:span text:style-name="T4"/></text:p>
          </draw:text-box>
        </draw:frame>
        <draw:frame draw:style-name="gr6" draw:id="id88" draw:layer="layout" svg:width="4.765cm" svg:height="0.962cm" svg:x="15.842cm" svg:y="9.5cm">
          <draw:text-box>
            <text:p text:style-name="P1">Ephemeral Key</text:p>
          </draw:text-box>
        </draw:frame>
        <draw:connector draw:style-name="gr7" draw:text-style-name="P4" draw:layer="layout" draw:type="curve" svg:x1="13.597cm" svg:y1="11.5cm" svg:x2="15.842cm" svg:y2="9.981cm" draw:start-shape="id87" draw:start-glue-point="0" draw:end-shape="id88" draw:end-glue-point="3">
          <text:p text:style-name="P1"/>
        </draw:connector>
        <draw:frame draw:style-name="gr6" draw:text-style-name="P4" draw:id="id89" draw:layer="layout" svg:width="5.082cm" svg:height="1.673cm" svg:x="1cm" svg:y="11.5cm">
          <draw:text-box>
            <text:p text:style-name="P6">Signed with long</text:p>
            <text:p text:style-name="P6">non-export Key</text:p>
          </draw:text-box>
        </draw:frame>
        <draw:connector draw:style-name="gr7" draw:text-style-name="P4" draw:layer="layout" draw:type="curve" svg:x1="9.596cm" svg:y1="14cm" svg:x2="3.541cm" svg:y2="13.173cm" draw:start-shape="id87" draw:start-glue-point="6" draw:end-shape="id89" draw:end-glue-point="2">
          <text:p text:style-name="P1"/>
        </draw:connector>
        <presentation:notes draw:style-name="dp2">
          <draw:page-thumbnail draw:style-name="gr1" draw:layer="layout" svg:width="14.824cm" svg:height="11.136cm" svg:x="3.063cm" svg:y="2.256cm" draw:page-number="86" presentation:class="page"/>
          <draw:frame presentation:style-name="pr10" draw:text-style-name="P7" draw:layer="layout" svg:width="16.763cm" svg:height="13.114cm" svg:x="2.091cm" svg:y="14.106cm" presentation:class="notes" presentation:placeholder="true" presentation:user-transformed="true">
            <draw:text-box/>
          </draw:frame>
        </presentation:notes>
      </draw:page>
      <draw:page draw:name="page87"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5. ServerHelloDone</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5cm" svg:height="1.5cm" svg:x="12cm" svg:y="5cm">
          <text:p text:style-name="P6"><text:span text:style-name="T10">ServerHelloDone</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presentation:notes draw:style-name="dp2">
          <draw:page-thumbnail draw:style-name="gr1" draw:layer="layout" svg:width="14.824cm" svg:height="11.136cm" svg:x="3.063cm" svg:y="2.256cm" draw:page-number="87" presentation:class="page"/>
          <draw:frame presentation:style-name="pr10" draw:text-style-name="P7" draw:layer="layout" svg:width="16.763cm" svg:height="13.114cm" svg:x="2.091cm" svg:y="14.106cm" presentation:class="notes" presentation:placeholder="true" presentation:user-transformed="true">
            <draw:text-box/>
          </draw:frame>
        </presentation:notes>
      </draw:page>
      <draw:page draw:name="page88"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6. Verify Certificate</text:p>
          </draw:text-box>
        </draw:frame>
        <draw:frame presentation:style-name="pr4" draw:text-style-name="P3" draw:layer="layout" svg:width="25.199cm" svg:height="13.86cm" svg:x="1.4cm" svg:y="4.914cm" presentation:class="outline" presentation:user-transformed="true">
          <draw:text-box>
            <text:list text:style-name="L2">
              <text:list-item>
                <text:p text:style-name="P3">Check each Certificate in Chain received from Server</text:p>
              </text:list-item>
            </text:list>
            <text:list text:style-name="L2">
              <text:list-item>
                <text:p text:style-name="P3">Last Cert hast to be a trusted Root CA Cert</text:p>
              </text:list-item>
            </text:list>
            <text:list text:style-name="L2">
              <text:list-item>
                <text:p text:style-name="P3">Cert has not to be on a Black-List (CRT) or expired</text:p>
              </text:list-item>
            </text:list>
          </draw:text-box>
        </draw:frame>
        <presentation:notes draw:style-name="dp2">
          <draw:page-thumbnail draw:style-name="gr1" draw:layer="layout" svg:width="14.848cm" svg:height="11.136cm" svg:x="3.069cm" svg:y="2.256cm" draw:page-number="88" presentation:class="page"/>
          <draw:frame presentation:style-name="pr10" draw:text-style-name="P7" draw:layer="layout" svg:width="16.79cm" svg:height="13.114cm" svg:x="2.097cm" svg:y="14.106cm" presentation:class="notes" presentation:placeholder="true" presentation:user-transformed="true">
            <draw:text-box/>
          </draw:frame>
        </presentation:notes>
      </draw:page>
      <draw:page draw:name="page89"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7. ClientKeyExchange</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lientKeyExchang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5.5cm" svg:height="0.962cm" svg:x="1.5cm" svg:y="15.314cm">
          <draw:text-box>
            <text:p text:style-name="P1"><text:span text:style-name="T10">PreMasterSecret</text:span></text:p>
          </draw:text-box>
        </draw:frame>
        <draw:custom-shape draw:style-name="gr10" draw:text-style-name="P4" draw:id="id90" draw:layer="layout" svg:width="5.5cm" svg:height="1.975cm" svg:x="1.5cm" svg:y="14.934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7.5cm" svg:y1="7cm" svg:x2="20.5cm" svg:y2="7cm">
          <text:p text:style-name="P1"/>
        </draw:line>
        <draw:frame draw:style-name="gr6" draw:text-style-name="P5" draw:layer="layout" svg:width="4.342cm" svg:height="1.475cm" svg:x="6.985cm" svg:y="16.409cm">
          <draw:text-box>
            <text:p text:style-name="P1"><text:span text:style-name="T4">E</text:span><text:span text:style-name="T5">ephemeral_key</text:span></text:p>
          </draw:text-box>
        </draw:frame>
        <draw:frame draw:style-name="gr6" draw:text-style-name="P12" draw:id="id91" draw:layer="layout" svg:width="3.724cm" svg:height="2.384cm" svg:x="5cm" svg:y="11cm">
          <draw:text-box>
            <text:p text:style-name="P6"><text:span text:style-name="T10">48 Bytes:</text:span></text:p>
            <text:p text:style-name="P6"><text:span text:style-name="T10">46 Random</text:span></text:p>
            <text:p text:style-name="P6"><text:span text:style-name="T10">2 Version</text:span></text:p>
          </draw:text-box>
        </draw:frame>
        <draw:connector draw:style-name="gr7" draw:text-style-name="P4" draw:layer="layout" draw:type="curve" svg:x1="2.487cm" svg:y1="14.934cm" svg:x2="5cm" svg:y2="12.192cm" draw:start-shape="id90" draw:start-glue-point="4" draw:end-shape="id91" draw:end-glue-point="3">
          <text:p text:style-name="P1"/>
        </draw:connector>
        <draw:line draw:style-name="gr7" draw:text-style-name="P4" draw:layer="layout" svg:x1="8.5cm" svg:y1="13.384cm" svg:x2="9.5cm" svg:y2="14.384cm">
          <text:p text:style-name="P1"/>
        </draw:line>
        <draw:frame draw:style-name="gr6" draw:text-style-name="P12" draw:layer="layout" svg:width="5.154cm" svg:height="1.673cm" svg:x="8.248cm" svg:y="14.384cm">
          <draw:text-box>
            <text:p text:style-name="P6"><text:span text:style-name="T10">Protection aginst</text:span></text:p>
            <text:p text:style-name="P6"><text:span text:style-name="T10">Rollback-Attack</text:span></text:p>
          </draw:text-box>
        </draw:frame>
        <draw:frame draw:style-name="gr9" draw:text-style-name="P11" draw:layer="layout" svg:width="7cm" svg:height="1.673cm" svg:x="17cm" svg:y="14.827cm">
          <draw:text-box>
            <text:p text:style-name="P1"><text:span text:style-name="T10">DiffieHellmanClient publicValue</text:span></text:p>
          </draw:text-box>
        </draw:frame>
        <draw:custom-shape draw:style-name="gr10" draw:text-style-name="P4" draw:layer="layout" svg:width="8cm" svg:height="2.5cm" svg:x="16.5cm" svg:y="14.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2.124cm" svg:height="1.475cm" svg:x="24.5cm" svg:y="16.525cm">
          <draw:text-box>
            <text:p text:style-name="P1"><text:span text:style-name="T4">E</text:span><text:span text:style-name="T5">none</text:span></text:p>
          </draw:text-box>
        </draw:frame>
        <presentation:notes draw:style-name="dp2">
          <draw:page-thumbnail draw:style-name="gr1" draw:layer="layout" svg:width="14.84cm" svg:height="11.136cm" svg:x="3.067cm" svg:y="2.256cm" draw:page-number="89"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90"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8. Compute Keys</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frame draw:style-name="gr24" draw:text-style-name="P15" draw:layer="layout" svg:width="23.362cm" svg:height="9.049cm" svg:x="2.353cm" svg:y="10cm">
          <draw:text-box>
            <text:p text:style-name="P6"><text:span text:style-name="T4">The Client and the Server independently compute</text:span></text:p>
            <text:p text:style-name="P6"><text:span text:style-name="T4">the Encryption and MAC Keys from the exchanged</text:span></text:p>
            <text:p text:style-name="P6"><text:span text:style-name="T4">Random Nonces and the Pre-Master-Secret</text:span></text:p>
            <text:p text:style-name="P6"><text:span text:style-name="T4"/></text:p>
            <text:p text:style-name="P6"><text:span text:style-name="T4"/></text:p>
            <text:p text:style-name="P6"><text:span text:style-name="T4"/></text:p>
            <text:p text:style-name="P6"><text:span text:style-name="T19">master_secret</text:span></text:p>
            <text:p text:style-name="P6"><text:span text:style-name="T19">=</text:span></text:p>
            <text:p text:style-name="P6"><text:span text:style-name="T19">KDF(pre_master_secret, random</text:span><text:span text:style-name="T20">client</text:span><text:span text:style-name="T19">, random</text:span><text:span text:style-name="T20">server</text:span><text:span text:style-name="T19">)</text:span></text:p>
          </draw:text-box>
        </draw:frame>
        <presentation:notes draw:style-name="dp2">
          <draw:page-thumbnail draw:style-name="gr1" draw:layer="layout" svg:width="14.832cm" svg:height="11.136cm" svg:x="3.065cm" svg:y="2.256cm" draw:page-number="90"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91"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9. ChangeCipherSpec</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hangeCipherSpec</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7.5cm" svg:y1="7cm" svg:x2="20.5cm" svg:y2="7cm">
          <text:p text:style-name="P1"/>
        </draw:line>
        <draw:frame draw:style-name="gr6" draw:text-style-name="P15" draw:layer="layout" svg:width="11.835cm" svg:height="2.139cm" svg:x="7.967cm" svg:y="11cm">
          <draw:text-box>
            <text:p text:style-name="P6"><text:span text:style-name="T4">Notify Peer that we changed to</text:span></text:p>
            <text:p text:style-name="P6"><text:span text:style-name="T4">new Cipher Specs</text:span></text:p>
          </draw:text-box>
        </draw:frame>
        <presentation:notes draw:style-name="dp2">
          <draw:page-thumbnail draw:style-name="gr1" draw:layer="layout" svg:width="14.832cm" svg:height="11.136cm" svg:x="3.065cm" svg:y="2.256cm" draw:page-number="91"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92"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0. Finished</text:p>
          </draw:text-box>
        </draw:frame>
        <draw:custom-shape draw:style-name="gr4" draw:text-style-name="P4" draw:layer="layout" svg:width="2cm" svg:height="2cm" svg:x="5.5cm" svg:y="7.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7.5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6.5cm">
          <draw:text-box>
            <text:p text:style-name="P1"><text:span text:style-name="T10">Client</text:span></text:p>
          </draw:text-box>
        </draw:frame>
        <draw:frame draw:style-name="gr8" draw:text-style-name="P22" draw:layer="layout" svg:width="2.5cm" svg:height="0.962cm" svg:x="20.5cm" svg:y="6.038cm">
          <draw:text-box>
            <text:p text:style-name="P21"><text:span text:style-name="T10">Server</text:span></text:p>
          </draw:text-box>
        </draw:frame>
        <draw:line draw:style-name="gr7" draw:text-style-name="P4" draw:layer="layout" svg:x1="7.5cm" svg:y1="8.5cm" svg:x2="20.5cm" svg:y2="8.5cm">
          <text:p text:style-name="P1"/>
        </draw:line>
        <draw:custom-shape draw:style-name="gr12" draw:text-style-name="P12" draw:layer="layout" svg:width="4cm" svg:height="1.5cm" svg:x="12.5cm" svg:y="6cm">
          <text:p text:style-name="P6"><text:span text:style-name="T10">Finished</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3.5cm" svg:height="0.962cm" svg:x="12.5cm" svg:y="10.88cm">
          <draw:text-box>
            <text:p text:style-name="P1"><text:span text:style-name="T10">VerifyData</text:span></text:p>
          </draw:text-box>
        </draw:frame>
        <draw:custom-shape draw:style-name="gr10" draw:text-style-name="P4" draw:layer="layout" svg:width="3.5cm" svg:height="2cm" svg:x="12.5cm" svg:y="10.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1.882cm" svg:height="0.962cm" svg:x="16.088cm" svg:y="11cm">
          <draw:text-box>
            <text:p text:style-name="P1"><text:span text:style-name="T10">MAC</text:span></text:p>
          </draw:text-box>
        </draw:frame>
        <draw:frame draw:style-name="gr25" draw:text-style-name="P23" draw:layer="layout" svg:width="18cm" svg:height="5.056cm" svg:x="5cm" svg:y="15.5cm">
          <draw:text-box>
            <text:p text:style-name="P6"><text:span text:style-name="T19">verify_data</text:span></text:p>
            <text:p text:style-name="P6"><text:span text:style-name="T19">=</text:span></text:p>
            <text:p text:style-name="P6"><text:span text:style-name="T19">PRF(master_secret, finished_label, MD5(handshake_messages) + SHA1(handshake_messages))</text:span></text:p>
          </draw:text-box>
        </draw:frame>
        <draw:frame draw:style-name="gr6" draw:text-style-name="P5" draw:layer="layout" svg:width="3.703cm" svg:height="1.475cm" svg:x="16cm" svg:y="12.025cm">
          <draw:text-box>
            <text:p text:style-name="P1"><text:span text:style-name="T4">E</text:span><text:span text:style-name="T5">session_key</text:span></text:p>
          </draw:text-box>
        </draw:frame>
        <presentation:notes draw:style-name="dp2">
          <draw:page-thumbnail draw:style-name="gr1" draw:layer="layout" svg:width="14.832cm" svg:height="11.136cm" svg:x="3.065cm" svg:y="2.256cm" draw:page-number="92"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93"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1. ChangeCipherSpec</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hangeCipherSpec</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draw:frame draw:style-name="gr6" draw:text-style-name="P15" draw:layer="layout" svg:width="11.835cm" svg:height="2.139cm" svg:x="7.968cm" svg:y="11.001cm">
          <draw:text-box>
            <text:p text:style-name="P6"><text:span text:style-name="T4">Notify Peer that we changed to</text:span></text:p>
            <text:p text:style-name="P6"><text:span text:style-name="T4">new Cipher Specs</text:span></text:p>
          </draw:text-box>
        </draw:frame>
        <presentation:notes draw:style-name="dp2">
          <draw:page-thumbnail draw:style-name="gr1" draw:layer="layout" svg:width="14.824cm" svg:height="11.136cm" svg:x="3.063cm" svg:y="2.256cm" draw:page-number="93" presentation:class="page"/>
          <draw:frame presentation:style-name="pr10" draw:text-style-name="P7" draw:layer="layout" svg:width="16.763cm" svg:height="13.114cm" svg:x="2.091cm" svg:y="14.106cm" presentation:class="notes" presentation:placeholder="true" presentation:user-transformed="true">
            <draw:text-box/>
          </draw:frame>
        </presentation:notes>
      </draw:page>
      <draw:page draw:name="page94"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2. Finished</text:p>
          </draw:text-box>
        </draw:frame>
        <draw:custom-shape draw:style-name="gr4" draw:text-style-name="P4" draw:layer="layout" svg:width="2cm" svg:height="2cm" svg:x="5.5cm" svg:y="7.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7.5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6.5cm">
          <draw:text-box>
            <text:p text:style-name="P1"><text:span text:style-name="T10">Client</text:span></text:p>
          </draw:text-box>
        </draw:frame>
        <draw:frame draw:style-name="gr8" draw:text-style-name="P22" draw:layer="layout" svg:width="2.5cm" svg:height="0.962cm" svg:x="20.5cm" svg:y="6.038cm">
          <draw:text-box>
            <text:p text:style-name="P21"><text:span text:style-name="T10">Server</text:span></text:p>
          </draw:text-box>
        </draw:frame>
        <draw:line draw:style-name="gr7" draw:text-style-name="P4" draw:layer="layout" svg:x1="20.5cm" svg:y1="8.5cm" svg:x2="7.5cm" svg:y2="8.5cm">
          <text:p text:style-name="P1"/>
        </draw:line>
        <draw:custom-shape draw:style-name="gr12" draw:text-style-name="P12" draw:layer="layout" svg:width="4cm" svg:height="1.5cm" svg:x="12.5cm" svg:y="6cm">
          <text:p text:style-name="P6"><text:span text:style-name="T10">Finished</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3.5cm" svg:height="0.962cm" svg:x="12.5cm" svg:y="10.88cm">
          <draw:text-box>
            <text:p text:style-name="P1"><text:span text:style-name="T10">VerifyData</text:span></text:p>
          </draw:text-box>
        </draw:frame>
        <draw:custom-shape draw:style-name="gr10" draw:text-style-name="P4" draw:layer="layout" svg:width="3.5cm" svg:height="2cm" svg:x="12.5cm" svg:y="10.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1.882cm" svg:height="0.962cm" svg:x="16.088cm" svg:y="11cm">
          <draw:text-box>
            <text:p text:style-name="P1"><text:span text:style-name="T10">MAC</text:span></text:p>
          </draw:text-box>
        </draw:frame>
        <draw:frame draw:style-name="gr6" draw:text-style-name="P5" draw:layer="layout" svg:width="3.703cm" svg:height="1.475cm" svg:x="16cm" svg:y="12.025cm">
          <draw:text-box>
            <text:p text:style-name="P1"><text:span text:style-name="T4">E</text:span><text:span text:style-name="T5">session_key</text:span></text:p>
          </draw:text-box>
        </draw:frame>
        <draw:frame draw:style-name="gr25" draw:text-style-name="P23" draw:layer="layout" svg:width="18cm" svg:height="5.056cm" svg:x="5cm" svg:y="15.5cm">
          <draw:text-box>
            <text:p text:style-name="P6"><text:span text:style-name="T19">verify_data</text:span></text:p>
            <text:p text:style-name="P6"><text:span text:style-name="T19">=</text:span></text:p>
            <text:p text:style-name="P6"><text:span text:style-name="T19">PRF(master_secret, finished_label, MD5(handshake_messages) + SHA1(handshake_messages))</text:span></text:p>
          </draw:text-box>
        </draw:frame>
        <presentation:notes draw:style-name="dp2">
          <draw:page-thumbnail draw:style-name="gr1" draw:layer="layout" svg:width="14.824cm" svg:height="11.136cm" svg:x="3.063cm" svg:y="2.256cm" draw:page-number="94" presentation:class="page"/>
          <draw:frame presentation:style-name="pr10" draw:text-style-name="P7" draw:layer="layout" svg:width="16.763cm" svg:height="13.114cm" svg:x="2.091cm" svg:y="14.106cm" presentation:class="notes" presentation:placeholder="true" presentation:user-transformed="true">
            <draw:text-box/>
          </draw:frame>
        </presentation:notes>
      </draw:page>
      <draw:page draw:name="page95" draw:style-name="dp1" draw:master-page-name="Default" presentation:presentation-page-layout-name="AL1T1">
        <draw:frame presentation:style-name="pr1" draw:text-style-name="P1" draw:layer="layout" svg:width="25.199cm" svg:height="8.681cm" svg:x="1.401cm" svg:y="6.16cm" presentation:class="title" presentation:user-transformed="true">
          <draw:text-box>
            <text:p text:style-name="P1">SSL/TLS<text:line-break/>-<text:line-break/>The Handshake<text:line-break/>-<text:line-break/>Client Authentication</text:p>
          </draw:text-box>
        </draw:frame>
        <presentation:notes draw:style-name="dp2">
          <draw:page-thumbnail draw:style-name="gr1" draw:layer="layout" svg:width="14.84cm" svg:height="11.136cm" svg:x="3.067cm" svg:y="2.256cm" draw:page-number="95" presentation:class="page"/>
          <draw:frame presentation:style-name="pr31" draw:text-style-name="P7" draw:layer="layout" svg:width="16.781cm" svg:height="13.365cm" svg:x="2.095cm" svg:y="14.106cm" presentation:class="notes" presentation:placeholder="true" presentation:user-transformed="true">
            <draw:text-box/>
          </draw:frame>
        </presentation:notes>
      </draw:page>
      <draw:page draw:name="page96"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 ClientHello</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ClientHello</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7.5cm" svg:height="3.095cm" svg:x="9.5cm" svg:y="11.405cm">
          <draw:text-box>
            <text:p text:style-name="P1"><text:span text:style-name="T10">Version</text:span></text:p>
            <text:p text:style-name="P1"><text:span text:style-name="T10">CipherSuites</text:span></text:p>
            <text:p text:style-name="P1"><text:span text:style-name="T10">CompressionMethods</text:span></text:p>
            <text:p text:style-name="P1"><text:span text:style-name="T10">Client's Random Nonce</text:span></text:p>
          </draw:text-box>
        </draw:frame>
        <draw:custom-shape draw:style-name="gr10" draw:text-style-name="P4" draw:id="id92" draw:layer="layout" svg:width="7.486cm" svg:height="3.583cm" svg:x="9.5cm" svg:y="11.02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7.5cm" svg:y1="7cm" svg:x2="20.5cm" svg:y2="7cm">
          <text:p text:style-name="P1"/>
        </draw:line>
        <draw:frame draw:style-name="gr6" draw:text-style-name="P5" draw:layer="layout" svg:width="2.124cm" svg:height="1.475cm" svg:x="16.986cm" svg:y="13.525cm">
          <draw:text-box>
            <text:p text:style-name="P1"><text:span text:style-name="T4">E</text:span><text:span text:style-name="T5">none</text:span></text:p>
          </draw:text-box>
        </draw:frame>
        <draw:frame draw:style-name="gr6" draw:text-style-name="P11" draw:id="id94" draw:layer="layout" svg:width="3.588cm" svg:height="0.962cm" svg:x="2.5cm" svg:y="10cm">
          <draw:text-box>
            <text:p text:style-name="P1"><text:span text:style-name="T10">3.1 for TLS</text:span></text:p>
          </draw:text-box>
        </draw:frame>
        <draw:frame draw:style-name="gr6" draw:text-style-name="P12" draw:id="id93" draw:layer="layout" svg:width="7.021cm" svg:height="2.384cm" svg:x="3.927cm" svg:y="16.038cm">
          <draw:text-box>
            <text:p text:style-name="P6"><text:span text:style-name="T10">For Key-Generation</text:span></text:p>
            <text:p text:style-name="P6"><text:span text:style-name="T10">4 Bytes for Time of Day</text:span></text:p>
            <text:p text:style-name="P6"><text:span text:style-name="T10">28 Bytes Random</text:span></text:p>
          </draw:text-box>
        </draw:frame>
        <draw:frame draw:style-name="gr6" draw:text-style-name="P11" draw:layer="layout" svg:width="3.791cm" svg:height="0.962cm" svg:x="20cm" svg:y="12.038cm">
          <draw:text-box>
            <text:p text:style-name="P1"><text:span text:style-name="T10">Often NULL</text:span></text:p>
          </draw:text-box>
        </draw:frame>
        <draw:frame draw:style-name="gr6" draw:text-style-name="P11" draw:layer="layout" svg:width="6.264cm" svg:height="1.673cm" svg:x="17cm" svg:y="9cm">
          <draw:text-box>
            <text:p text:style-name="P1"><text:span text:style-name="T10">List of Cipher-Tuples</text:span></text:p>
            <text:p text:style-name="P1"><text:span text:style-name="T10">supported by Client</text:span></text:p>
          </draw:text-box>
        </draw:frame>
        <draw:connector draw:style-name="gr7" draw:text-style-name="P4" draw:layer="layout" draw:type="curve" svg:x1="11.291cm" svg:y1="14.608cm" svg:x2="7.437cm" svg:y2="16.038cm" draw:start-shape="id92" draw:start-glue-point="6" draw:end-shape="id93">
          <text:p text:style-name="P1"/>
        </draw:connector>
        <draw:connector draw:style-name="gr7" draw:text-style-name="P4" draw:layer="layout" draw:type="curve" svg:x1="11.291cm" svg:y1="11.025cm" svg:x2="4.294cm" svg:y2="10cm" draw:start-shape="id92" draw:start-glue-point="4" draw:end-shape="id94" draw:end-glue-point="0">
          <text:p text:style-name="P1"/>
        </draw:connector>
        <draw:line draw:style-name="gr7" draw:text-style-name="P4" draw:layer="layout" svg:x1="13cm" svg:y1="12cm" svg:x2="16.5cm" svg:y2="10cm">
          <text:p text:style-name="P1"/>
        </draw:line>
        <draw:line draw:style-name="gr7" draw:text-style-name="P4" draw:layer="layout" svg:x1="16cm" svg:y1="13cm" svg:x2="19.5cm" svg:y2="12.5cm">
          <text:p text:style-name="P1"/>
        </draw:line>
        <presentation:notes draw:style-name="dp2">
          <draw:page-thumbnail draw:style-name="gr1" draw:layer="layout" svg:width="14.848cm" svg:height="11.136cm" svg:x="3.069cm" svg:y="2.256cm" draw:page-number="96" presentation:class="page"/>
          <draw:frame presentation:style-name="pr10" draw:text-style-name="P7" draw:layer="layout" svg:width="16.79cm" svg:height="13.114cm" svg:x="2.097cm" svg:y="14.106cm" presentation:class="notes" presentation:placeholder="true" presentation:user-transformed="true">
            <draw:text-box/>
          </draw:frame>
        </presentation:notes>
      </draw:page>
      <draw:page draw:name="page97"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2. ServerHello</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ServerHello</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7.5cm" svg:height="3.095cm" svg:x="9.5cm" svg:y="11.405cm">
          <draw:text-box>
            <text:p text:style-name="P1"><text:span text:style-name="T10">SessionID</text:span></text:p>
            <text:p text:style-name="P1"><text:span text:style-name="T10">Choosen CipherSuites</text:span></text:p>
            <text:p text:style-name="P1"><text:span text:style-name="T10">CompressionMethods</text:span></text:p>
            <text:p text:style-name="P1"><text:span text:style-name="T10">Server's Random Nonce</text:span></text:p>
          </draw:text-box>
        </draw:frame>
        <draw:custom-shape draw:style-name="gr10" draw:text-style-name="P4" draw:id="id95" draw:layer="layout" svg:width="7.486cm" svg:height="3.975cm" svg:x="9.5cm" svg:y="11.02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2.124cm" svg:height="1.475cm" svg:x="16.986cm" svg:y="13.525cm">
          <draw:text-box>
            <text:p text:style-name="P1"><text:span text:style-name="T4">E</text:span><text:span text:style-name="T5">none</text:span></text:p>
          </draw:text-box>
        </draw:frame>
        <draw:frame draw:style-name="gr6" draw:text-style-name="P12" draw:id="id97" draw:layer="layout" svg:width="4.46cm" svg:height="1.673cm" svg:x="2.5cm" svg:y="10cm">
          <draw:text-box>
            <text:p text:style-name="P6"><text:span text:style-name="T10">For Identifying</text:span></text:p>
            <text:p text:style-name="P6"><text:span text:style-name="T10">a Session</text:span></text:p>
          </draw:text-box>
        </draw:frame>
        <draw:frame draw:style-name="gr6" draw:text-style-name="P11" draw:layer="layout" svg:width="3.791cm" svg:height="0.962cm" svg:x="20cm" svg:y="12.038cm">
          <draw:text-box>
            <text:p text:style-name="P1"><text:span text:style-name="T10">Often NULL</text:span></text:p>
          </draw:text-box>
        </draw:frame>
        <draw:frame draw:style-name="gr6" draw:text-style-name="P12" draw:layer="layout" svg:width="7.237cm" svg:height="1.673cm" svg:x="16.8cm" svg:y="9cm">
          <draw:text-box>
            <text:p text:style-name="P6"><text:span text:style-name="T10">List of Cipher-Tuples</text:span></text:p>
            <text:p text:style-name="P6"><text:span text:style-name="T10">supported by both Sides</text:span></text:p>
          </draw:text-box>
        </draw:frame>
        <draw:connector draw:style-name="gr7" draw:text-style-name="P4" draw:layer="layout" draw:type="curve" svg:x1="11.486cm" svg:y1="15cm" svg:x2="7.438cm" svg:y2="16.038cm" draw:start-shape="id95" draw:start-glue-point="6" draw:end-shape="id96" draw:end-glue-point="0">
          <text:p text:style-name="P1"/>
        </draw:connector>
        <draw:connector draw:style-name="gr7" draw:text-style-name="P4" draw:layer="layout" draw:type="curve" svg:x1="11.486cm" svg:y1="11.025cm" svg:x2="4.73cm" svg:y2="10cm" draw:start-shape="id95" draw:start-glue-point="4" draw:end-shape="id97" draw:end-glue-point="0">
          <text:p text:style-name="P1"/>
        </draw:connector>
        <draw:line draw:style-name="gr7" draw:text-style-name="P4" draw:layer="layout" svg:x1="13.5cm" svg:y1="12cm" svg:x2="16.5cm" svg:y2="10cm">
          <text:p text:style-name="P1"/>
        </draw:line>
        <draw:line draw:style-name="gr7" draw:text-style-name="P4" draw:layer="layout" svg:x1="16.5cm" svg:y1="13cm" svg:x2="19.5cm" svg:y2="12.5cm">
          <text:p text:style-name="P1"/>
        </draw:line>
        <draw:line draw:style-name="gr7" draw:text-style-name="P4" draw:layer="layout" svg:x1="20.5cm" svg:y1="7cm" svg:x2="7.5cm" svg:y2="7cm">
          <text:p text:style-name="P1"/>
        </draw:line>
        <draw:frame draw:style-name="gr6" draw:text-style-name="P12" draw:id="id96" draw:layer="layout" svg:width="7.021cm" svg:height="2.384cm" svg:x="3.928cm" svg:y="16.038cm">
          <draw:text-box>
            <text:p text:style-name="P6"><text:span text:style-name="T10">For Key-Generation</text:span></text:p>
            <text:p text:style-name="P6"><text:span text:style-name="T10">4 Bytes for Time of Day</text:span></text:p>
            <text:p text:style-name="P6"><text:span text:style-name="T10">28 Bytes Random</text:span></text:p>
          </draw:text-box>
        </draw:frame>
        <presentation:notes draw:style-name="dp2">
          <draw:page-thumbnail draw:style-name="gr1" draw:layer="layout" svg:width="14.84cm" svg:height="11.136cm" svg:x="3.067cm" svg:y="2.256cm" draw:page-number="97"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98"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3. Server's Certificate (X.509)</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Certificate</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draw:frame draw:style-name="gr9" draw:text-style-name="P11" draw:layer="layout" svg:width="4.5cm" svg:height="3.095cm" svg:x="13cm" svg:y="12.194cm">
          <draw:text-box>
            <text:p text:style-name="P1"><text:span text:style-name="T10">Subject</text:span></text:p>
            <text:p text:style-name="P1"><text:span text:style-name="T10">Issuer</text:span></text:p>
            <text:p text:style-name="P1"><text:span text:style-name="T10">Serial</text:span></text:p>
            <text:p text:style-name="P1"><text:span text:style-name="T10">Certificate</text:span></text:p>
          </draw:text-box>
        </draw:frame>
        <draw:frame draw:style-name="gr23" draw:text-style-name="P11" draw:layer="layout" svg:width="8cm" svg:height="1.173cm" svg:x="11cm" svg:y="10.327cm">
          <draw:text-box>
            <text:p text:style-name="P1"><text:span text:style-name="T10">List of X.509 certificates</text:span></text:p>
          </draw:text-box>
        </draw:frame>
        <draw:custom-shape draw:style-name="gr10" draw:text-style-name="P4" draw:layer="layout" svg:width="4cm" svg:height="3.5cm" svg:x="12.5cm" svg:y="12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1.717cm" svg:height="0.962cm" svg:x="10.253cm" svg:y="13.038cm">
          <draw:text-box>
            <text:p text:style-name="P1"><text:span text:style-name="T10">1...n</text:span></text:p>
          </draw:text-box>
        </draw:frame>
        <draw:frame draw:style-name="gr6" draw:text-style-name="P5" draw:layer="layout" svg:width="2.124cm" svg:height="1.475cm" svg:x="16.5cm" svg:y="14.5cm">
          <draw:text-box>
            <text:p text:style-name="P1"><text:span text:style-name="T4">E</text:span><text:span text:style-name="T5">none</text:span></text:p>
          </draw:text-box>
        </draw:frame>
        <presentation:notes draw:style-name="dp2">
          <draw:page-thumbnail draw:style-name="gr1" draw:layer="layout" svg:width="14.832cm" svg:height="11.136cm" svg:x="3.065cm" svg:y="2.256cm" draw:page-number="98"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99"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4. CertificateRequest</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5.5cm" svg:height="1.5cm" svg:x="11.5cm" svg:y="5cm">
          <text:p text:style-name="P6"><text:span text:style-name="T10">CertificateRequest</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draw:frame draw:style-name="gr9" draw:text-style-name="P11" draw:layer="layout" svg:width="6.5cm" svg:height="1.673cm" svg:x="11cm" svg:y="12.025cm">
          <draw:text-box>
            <text:p text:style-name="P1"><text:span text:style-name="T10">CertificateTypes</text:span></text:p>
            <text:p text:style-name="P1"><text:span text:style-name="T10">CertificateAuthorities</text:span></text:p>
          </draw:text-box>
        </draw:frame>
        <draw:custom-shape draw:style-name="gr10" draw:text-style-name="P4" draw:layer="layout" svg:width="6.5cm" svg:height="2cm" svg:x="11cm" svg:y="12.02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2.124cm" svg:height="1.475cm" svg:x="17.5cm" svg:y="13.525cm">
          <draw:text-box>
            <text:p text:style-name="P1"><text:span text:style-name="T4">E</text:span><text:span text:style-name="T5">none</text:span></text:p>
          </draw:text-box>
        </draw:frame>
        <presentation:notes draw:style-name="dp2">
          <draw:page-thumbnail draw:style-name="gr1" draw:layer="layout" svg:width="14.824cm" svg:height="11.136cm" svg:x="3.063cm" svg:y="2.256cm" draw:page-number="99" presentation:class="page"/>
          <draw:frame presentation:style-name="pr10" draw:text-style-name="P7" draw:layer="layout" svg:width="16.763cm" svg:height="13.114cm" svg:x="2.091cm" svg:y="14.106cm" presentation:class="notes" presentation:placeholder="true" presentation:user-transformed="true">
            <draw:text-box/>
          </draw:frame>
        </presentation:notes>
      </draw:page>
      <draw:page draw:name="page100"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5. ServerHelloDone</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5cm" svg:height="1.5cm" svg:x="12cm" svg:y="5cm">
          <text:p text:style-name="P6"><text:span text:style-name="T10">ServerHelloDone</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presentation:notes draw:style-name="dp2">
          <draw:page-thumbnail draw:style-name="gr1" draw:layer="layout" svg:width="14.824cm" svg:height="11.136cm" svg:x="3.063cm" svg:y="2.256cm" draw:page-number="100" presentation:class="page"/>
          <draw:frame presentation:style-name="pr10" draw:text-style-name="P7" draw:layer="layout" svg:width="16.763cm" svg:height="13.114cm" svg:x="2.091cm" svg:y="14.106cm" presentation:class="notes" presentation:placeholder="true" presentation:user-transformed="true">
            <draw:text-box/>
          </draw:frame>
        </presentation:notes>
      </draw:page>
      <draw:page draw:name="page101"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6. Verify Server's Certificate</text:p>
          </draw:text-box>
        </draw:frame>
        <draw:frame presentation:style-name="pr4" draw:text-style-name="P3" draw:layer="layout" svg:width="25.199cm" svg:height="13.86cm" svg:x="1.4cm" svg:y="4.914cm" presentation:class="outline" presentation:user-transformed="true">
          <draw:text-box>
            <text:list text:style-name="L2">
              <text:list-item>
                <text:p text:style-name="P3">Check each Certificate in Chain received from Server</text:p>
              </text:list-item>
            </text:list>
            <text:list text:style-name="L2">
              <text:list-item>
                <text:p text:style-name="P3">Last Cert hast to be a trusted Root CA Cert</text:p>
              </text:list-item>
            </text:list>
            <text:list text:style-name="L2">
              <text:list-item>
                <text:p text:style-name="P3">Cert has not to be on a Black-List (CRT) or expired</text:p>
              </text:list-item>
            </text:list>
          </draw:text-box>
        </draw:frame>
        <presentation:notes draw:style-name="dp2">
          <draw:page-thumbnail draw:style-name="gr1" draw:layer="layout" svg:width="14.848cm" svg:height="11.136cm" svg:x="3.069cm" svg:y="2.256cm" draw:page-number="101" presentation:class="page"/>
          <draw:frame presentation:style-name="pr10" draw:text-style-name="P7" draw:layer="layout" svg:width="16.79cm" svg:height="13.114cm" svg:x="2.097cm" svg:y="14.106cm" presentation:class="notes" presentation:placeholder="true" presentation:user-transformed="true">
            <draw:text-box/>
          </draw:frame>
        </presentation:notes>
      </draw:page>
      <draw:page draw:name="page102"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7. Client's Certificate (X.509)</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Certificate</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7.5cm" svg:y1="7cm" svg:x2="20.5cm" svg:y2="7cm">
          <text:p text:style-name="P1"/>
        </draw:line>
        <draw:frame draw:style-name="gr9" draw:text-style-name="P11" draw:layer="layout" svg:width="4.5cm" svg:height="3.095cm" svg:x="13cm" svg:y="12.194cm">
          <draw:text-box>
            <text:p text:style-name="P1"><text:span text:style-name="T10">Subject</text:span></text:p>
            <text:p text:style-name="P1"><text:span text:style-name="T10">Issuer</text:span></text:p>
            <text:p text:style-name="P1"><text:span text:style-name="T10">Serial</text:span></text:p>
            <text:p text:style-name="P1"><text:span text:style-name="T10">Certificate</text:span></text:p>
          </draw:text-box>
        </draw:frame>
        <draw:frame draw:style-name="gr23" draw:text-style-name="P11" draw:layer="layout" svg:width="8cm" svg:height="1.173cm" svg:x="11cm" svg:y="10.327cm">
          <draw:text-box>
            <text:p text:style-name="P1"><text:span text:style-name="T10">List of X.509 certificates</text:span></text:p>
          </draw:text-box>
        </draw:frame>
        <draw:custom-shape draw:style-name="gr10" draw:text-style-name="P4" draw:layer="layout" svg:width="4cm" svg:height="3.5cm" svg:x="12.5cm" svg:y="12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1.717cm" svg:height="0.962cm" svg:x="10.253cm" svg:y="13.038cm">
          <draw:text-box>
            <text:p text:style-name="P1"><text:span text:style-name="T10">1...n</text:span></text:p>
          </draw:text-box>
        </draw:frame>
        <draw:frame draw:style-name="gr6" draw:text-style-name="P5" draw:layer="layout" svg:width="2.124cm" svg:height="1.475cm" svg:x="16.5cm" svg:y="14.5cm">
          <draw:text-box>
            <text:p text:style-name="P1"><text:span text:style-name="T4">E</text:span><text:span text:style-name="T5">none</text:span></text:p>
          </draw:text-box>
        </draw:frame>
        <presentation:notes draw:style-name="dp2">
          <draw:page-thumbnail draw:style-name="gr1" draw:layer="layout" svg:width="14.824cm" svg:height="11.136cm" svg:x="3.063cm" svg:y="2.256cm" draw:page-number="102" presentation:class="page"/>
          <draw:frame presentation:style-name="pr10" draw:text-style-name="P7" draw:layer="layout" svg:width="16.763cm" svg:height="13.114cm" svg:x="2.091cm" svg:y="14.106cm" presentation:class="notes" presentation:placeholder="true" presentation:user-transformed="true">
            <draw:text-box/>
          </draw:frame>
        </presentation:notes>
      </draw:page>
      <draw:page draw:name="page103"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8. Verify Client's Certificate</text:p>
          </draw:text-box>
        </draw:frame>
        <draw:frame presentation:style-name="pr4" draw:text-style-name="P3" draw:layer="layout" svg:width="25.199cm" svg:height="13.86cm" svg:x="1.4cm" svg:y="4.914cm" presentation:class="outline" presentation:user-transformed="true">
          <draw:text-box>
            <text:list text:style-name="L2">
              <text:list-item>
                <text:p text:style-name="P3">Check each Certificate in Chain received from Server</text:p>
              </text:list-item>
            </text:list>
            <text:list text:style-name="L2">
              <text:list-item>
                <text:p text:style-name="P3">Last Cert hast to be a trusted (at least only by the Server) Root CA Cert</text:p>
              </text:list-item>
            </text:list>
            <text:list text:style-name="L2">
              <text:list-item>
                <text:p text:style-name="P3">Cert has not to be on a Black-List (CRT) or expired</text:p>
              </text:list-item>
            </text:list>
          </draw:text-box>
        </draw:frame>
        <presentation:notes draw:style-name="dp2">
          <draw:page-thumbnail draw:style-name="gr1" draw:layer="layout" svg:width="14.84cm" svg:height="11.136cm" svg:x="3.067cm" svg:y="2.256cm" draw:page-number="103"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104"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9. ClientKeyExchange</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lientKeyExchang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5.5cm" svg:height="0.962cm" svg:x="1.5cm" svg:y="15.314cm">
          <draw:text-box>
            <text:p text:style-name="P1"><text:span text:style-name="T10">PreMasterSecret</text:span></text:p>
          </draw:text-box>
        </draw:frame>
        <draw:custom-shape draw:style-name="gr10" draw:text-style-name="P4" draw:id="id98" draw:layer="layout" svg:width="5.5cm" svg:height="1.975cm" svg:x="1.5cm" svg:y="14.934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7.5cm" svg:y1="7cm" svg:x2="20.5cm" svg:y2="7cm">
          <text:p text:style-name="P1"/>
        </draw:line>
        <draw:frame draw:style-name="gr6" draw:text-style-name="P5" draw:layer="layout" svg:width="4.931cm" svg:height="1.475cm" svg:x="6.985cm" svg:y="16.409cm">
          <draw:text-box>
            <text:p text:style-name="P1"><text:span text:style-name="T4">E</text:span><text:span text:style-name="T5">server_public_key</text:span></text:p>
          </draw:text-box>
        </draw:frame>
        <draw:frame draw:style-name="gr6" draw:text-style-name="P12" draw:id="id99" draw:layer="layout" svg:width="3.724cm" svg:height="2.384cm" svg:x="5cm" svg:y="11cm">
          <draw:text-box>
            <text:p text:style-name="P6"><text:span text:style-name="T10">48 Bytes:</text:span></text:p>
            <text:p text:style-name="P6"><text:span text:style-name="T10">46 Random</text:span></text:p>
            <text:p text:style-name="P6"><text:span text:style-name="T10">2 Version</text:span></text:p>
          </draw:text-box>
        </draw:frame>
        <draw:connector draw:style-name="gr7" draw:text-style-name="P4" draw:layer="layout" draw:type="curve" svg:x1="2.487cm" svg:y1="14.934cm" svg:x2="5cm" svg:y2="12.192cm" draw:start-shape="id98" draw:start-glue-point="4" draw:end-shape="id99" draw:end-glue-point="3">
          <text:p text:style-name="P1"/>
        </draw:connector>
        <draw:line draw:style-name="gr7" draw:text-style-name="P4" draw:layer="layout" svg:x1="8.5cm" svg:y1="13.384cm" svg:x2="9.5cm" svg:y2="14.384cm">
          <text:p text:style-name="P1"/>
        </draw:line>
        <draw:frame draw:style-name="gr6" draw:text-style-name="P12" draw:layer="layout" svg:width="5.154cm" svg:height="1.673cm" svg:x="8.248cm" svg:y="14.384cm">
          <draw:text-box>
            <text:p text:style-name="P6"><text:span text:style-name="T10">Protection aginst</text:span></text:p>
            <text:p text:style-name="P6"><text:span text:style-name="T10">Rollback-Attack</text:span></text:p>
          </draw:text-box>
        </draw:frame>
        <draw:frame draw:style-name="gr9" draw:text-style-name="P11" draw:layer="layout" svg:width="7cm" svg:height="1.673cm" svg:x="17cm" svg:y="14.827cm">
          <draw:text-box>
            <text:p text:style-name="P1"><text:span text:style-name="T10">DiffieHellmanClient publicValue</text:span></text:p>
          </draw:text-box>
        </draw:frame>
        <draw:custom-shape draw:style-name="gr10" draw:text-style-name="P4" draw:layer="layout" svg:width="8cm" svg:height="2.5cm" svg:x="16.5cm" svg:y="14.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2.124cm" svg:height="1.475cm" svg:x="24.5cm" svg:y="16.525cm">
          <draw:text-box>
            <text:p text:style-name="P1"><text:span text:style-name="T4">E</text:span><text:span text:style-name="T5">none</text:span></text:p>
          </draw:text-box>
        </draw:frame>
        <presentation:notes draw:style-name="dp2">
          <draw:page-thumbnail draw:style-name="gr1" draw:layer="layout" svg:width="14.84cm" svg:height="11.136cm" svg:x="3.067cm" svg:y="2.256cm" draw:page-number="104"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105"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0. Compute Keys</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frame draw:style-name="gr24" draw:text-style-name="P15" draw:layer="layout" svg:width="23.362cm" svg:height="9.049cm" svg:x="2.353cm" svg:y="10cm">
          <draw:text-box>
            <text:p text:style-name="P6"><text:span text:style-name="T4">The Client and the Server independently compute</text:span></text:p>
            <text:p text:style-name="P6"><text:span text:style-name="T4">the Encryption and MAC Keys from the exchanged</text:span></text:p>
            <text:p text:style-name="P6"><text:span text:style-name="T4">Random Nonces and the Pre-Master-Secret</text:span></text:p>
            <text:p text:style-name="P6"><text:span text:style-name="T4"/></text:p>
            <text:p text:style-name="P6"><text:span text:style-name="T4"/></text:p>
            <text:p text:style-name="P6"><text:span text:style-name="T4"/></text:p>
            <text:p text:style-name="P6"><text:span text:style-name="T19">master_secret</text:span></text:p>
            <text:p text:style-name="P6"><text:span text:style-name="T19">=</text:span></text:p>
            <text:p text:style-name="P6"><text:span text:style-name="T19">KDF(pre_master_secret, random</text:span><text:span text:style-name="T20">client</text:span><text:span text:style-name="T19">, random</text:span><text:span text:style-name="T20">server</text:span><text:span text:style-name="T19">)</text:span></text:p>
          </draw:text-box>
        </draw:frame>
        <presentation:notes draw:style-name="dp2">
          <draw:page-thumbnail draw:style-name="gr1" draw:layer="layout" svg:width="14.832cm" svg:height="11.136cm" svg:x="3.065cm" svg:y="2.256cm" draw:page-number="105"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106"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1. CertificateVerify</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5cm" svg:height="1.5cm" svg:x="12cm" svg:y="5cm">
          <text:p text:style-name="P6"><text:span text:style-name="T10">CertificateVerify</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7.5cm" svg:y1="7cm" svg:x2="20.5cm" svg:y2="7cm">
          <text:p text:style-name="P1"/>
        </draw:line>
        <draw:frame draw:style-name="gr9" draw:text-style-name="P11" draw:layer="layout" svg:width="6.977cm" svg:height="0.962cm" svg:x="10.546cm" svg:y="10.538cm">
          <draw:text-box>
            <text:p text:style-name="P1"><text:span text:style-name="T10">HandshakeMessages</text:span></text:p>
          </draw:text-box>
        </draw:frame>
        <draw:custom-shape draw:style-name="gr10" draw:text-style-name="P4" draw:id="id100" draw:layer="layout" svg:width="6.5cm" svg:height="1cm" svg:x="10.523cm" svg:y="10.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5" draw:layer="layout" svg:width="4.905cm" svg:height="1.475cm" svg:x="17.023cm" svg:y="11.025cm">
          <draw:text-box>
            <text:p text:style-name="P1"><text:span text:style-name="T4">S</text:span><text:span text:style-name="T5">client_private_key</text:span></text:p>
          </draw:text-box>
        </draw:frame>
        <draw:frame draw:style-name="gr6" draw:id="id101" draw:layer="layout" svg:width="6.437cm" svg:height="0.962cm" svg:x="3.453cm" svg:y="13cm">
          <draw:text-box>
            <text:p text:style-name="P1">Messages sent so far</text:p>
          </draw:text-box>
        </draw:frame>
        <draw:connector draw:style-name="gr7" draw:text-style-name="P4" draw:layer="layout" draw:type="curve" svg:x1="13.773cm" svg:y1="11.5cm" svg:x2="9.89cm" svg:y2="13.481cm" draw:start-shape="id100" draw:start-glue-point="2" draw:end-shape="id101" draw:end-glue-point="1">
          <text:p text:style-name="P1"/>
        </draw:connector>
        <presentation:notes draw:style-name="dp2">
          <draw:page-thumbnail draw:style-name="gr1" draw:layer="layout" svg:width="14.832cm" svg:height="11.136cm" svg:x="3.065cm" svg:y="2.256cm" draw:page-number="106"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107"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12. Verify Client knows Private-Key</text:p>
          </draw:text-box>
        </draw:frame>
        <draw:frame presentation:style-name="pr4" draw:text-style-name="P3" draw:layer="layout" svg:width="25.199cm" svg:height="13.86cm" svg:x="1.4cm" svg:y="4.914cm" presentation:class="outline" presentation:user-transformed="true">
          <draw:text-box>
            <text:list text:style-name="L2">
              <text:list-item>
                <text:p text:style-name="P3">Signature of Handshake-Messages is validated with Publiy-Key in Client's Certificate</text:p>
              </text:list-item>
            </text:list>
          </draw:text-box>
        </draw:frame>
        <presentation:notes draw:style-name="dp2">
          <draw:page-thumbnail draw:style-name="gr1" draw:layer="layout" svg:width="14.84cm" svg:height="11.136cm" svg:x="3.067cm" svg:y="2.256cm" draw:page-number="107"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108"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3. ChangeCipherSpec</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hangeCipherSpec</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7.5cm" svg:y1="7cm" svg:x2="20.5cm" svg:y2="7cm">
          <text:p text:style-name="P1"/>
        </draw:line>
        <draw:frame draw:style-name="gr6" draw:text-style-name="P15" draw:layer="layout" svg:width="11.835cm" svg:height="2.139cm" svg:x="7.967cm" svg:y="11cm">
          <draw:text-box>
            <text:p text:style-name="P6"><text:span text:style-name="T4">Notify Peer that we changed to</text:span></text:p>
            <text:p text:style-name="P6"><text:span text:style-name="T4">new Cipher Specs</text:span></text:p>
          </draw:text-box>
        </draw:frame>
        <presentation:notes draw:style-name="dp2">
          <draw:page-thumbnail draw:style-name="gr1" draw:layer="layout" svg:width="14.832cm" svg:height="11.136cm" svg:x="3.065cm" svg:y="2.256cm" draw:page-number="108"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109"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4. Finished</text:p>
          </draw:text-box>
        </draw:frame>
        <draw:custom-shape draw:style-name="gr4" draw:text-style-name="P4" draw:layer="layout" svg:width="2cm" svg:height="2cm" svg:x="5.5cm" svg:y="7.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7.5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6.5cm">
          <draw:text-box>
            <text:p text:style-name="P1"><text:span text:style-name="T10">Client</text:span></text:p>
          </draw:text-box>
        </draw:frame>
        <draw:frame draw:style-name="gr8" draw:text-style-name="P22" draw:layer="layout" svg:width="2.5cm" svg:height="0.962cm" svg:x="20.5cm" svg:y="6.038cm">
          <draw:text-box>
            <text:p text:style-name="P21"><text:span text:style-name="T10">Server</text:span></text:p>
          </draw:text-box>
        </draw:frame>
        <draw:line draw:style-name="gr7" draw:text-style-name="P4" draw:layer="layout" svg:x1="7.5cm" svg:y1="8.5cm" svg:x2="20.5cm" svg:y2="8.5cm">
          <text:p text:style-name="P1"/>
        </draw:line>
        <draw:custom-shape draw:style-name="gr12" draw:text-style-name="P12" draw:layer="layout" svg:width="4cm" svg:height="1.5cm" svg:x="12.5cm" svg:y="6cm">
          <text:p text:style-name="P6"><text:span text:style-name="T10">Finished</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3.5cm" svg:height="0.962cm" svg:x="12.5cm" svg:y="10.88cm">
          <draw:text-box>
            <text:p text:style-name="P1"><text:span text:style-name="T10">VerifyData</text:span></text:p>
          </draw:text-box>
        </draw:frame>
        <draw:custom-shape draw:style-name="gr10" draw:text-style-name="P4" draw:layer="layout" svg:width="3.5cm" svg:height="2cm" svg:x="12.5cm" svg:y="10.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1.882cm" svg:height="0.962cm" svg:x="16.088cm" svg:y="11cm">
          <draw:text-box>
            <text:p text:style-name="P1"><text:span text:style-name="T10">MAC</text:span></text:p>
          </draw:text-box>
        </draw:frame>
        <draw:frame draw:style-name="gr25" draw:text-style-name="P23" draw:layer="layout" svg:width="18cm" svg:height="5.056cm" svg:x="5cm" svg:y="15.5cm">
          <draw:text-box>
            <text:p text:style-name="P6"><text:span text:style-name="T19">verify_data</text:span></text:p>
            <text:p text:style-name="P6"><text:span text:style-name="T19">=</text:span></text:p>
            <text:p text:style-name="P6"><text:span text:style-name="T19">PRF(master_secret, finished_label, MD5(handshake_messages) + SHA1(handshake_messages))</text:span></text:p>
          </draw:text-box>
        </draw:frame>
        <draw:frame draw:style-name="gr6" draw:text-style-name="P5" draw:layer="layout" svg:width="3.703cm" svg:height="1.475cm" svg:x="16cm" svg:y="12.025cm">
          <draw:text-box>
            <text:p text:style-name="P1"><text:span text:style-name="T4">E</text:span><text:span text:style-name="T5">session_key</text:span></text:p>
          </draw:text-box>
        </draw:frame>
        <presentation:notes draw:style-name="dp2">
          <draw:page-thumbnail draw:style-name="gr1" draw:layer="layout" svg:width="14.832cm" svg:height="11.136cm" svg:x="3.065cm" svg:y="2.256cm" draw:page-number="109"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110"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5. ChangeCipherSpec</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6cm" svg:height="1.5cm" svg:x="11.5cm" svg:y="5cm">
          <text:p text:style-name="P6"><text:span text:style-name="T10">ChangeCipherSpec</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7" draw:text-style-name="P4" draw:layer="layout" svg:x1="20.5cm" svg:y1="7cm" svg:x2="7.5cm" svg:y2="7cm">
          <text:p text:style-name="P1"/>
        </draw:line>
        <draw:frame draw:style-name="gr6" draw:text-style-name="P15" draw:layer="layout" svg:width="11.835cm" svg:height="2.139cm" svg:x="7.968cm" svg:y="11.001cm">
          <draw:text-box>
            <text:p text:style-name="P6"><text:span text:style-name="T4">Notify Peer that we changed to</text:span></text:p>
            <text:p text:style-name="P6"><text:span text:style-name="T4">new Cipher Specs</text:span></text:p>
          </draw:text-box>
        </draw:frame>
        <presentation:notes draw:style-name="dp2">
          <draw:page-thumbnail draw:style-name="gr1" draw:layer="layout" svg:width="14.824cm" svg:height="11.136cm" svg:x="3.063cm" svg:y="2.256cm" draw:page-number="110" presentation:class="page"/>
          <draw:frame presentation:style-name="pr10" draw:text-style-name="P7" draw:layer="layout" svg:width="16.763cm" svg:height="13.114cm" svg:x="2.091cm" svg:y="14.106cm" presentation:class="notes" presentation:placeholder="true" presentation:user-transformed="true">
            <draw:text-box/>
          </draw:frame>
        </presentation:notes>
      </draw:page>
      <draw:page draw:name="page111"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16. Finished</text:p>
          </draw:text-box>
        </draw:frame>
        <draw:custom-shape draw:style-name="gr4" draw:text-style-name="P4" draw:layer="layout" svg:width="2cm" svg:height="2cm" svg:x="5.5cm" svg:y="7.5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7.5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6.5cm">
          <draw:text-box>
            <text:p text:style-name="P1"><text:span text:style-name="T10">Client</text:span></text:p>
          </draw:text-box>
        </draw:frame>
        <draw:frame draw:style-name="gr8" draw:text-style-name="P22" draw:layer="layout" svg:width="2.5cm" svg:height="0.962cm" svg:x="20.5cm" svg:y="6.038cm">
          <draw:text-box>
            <text:p text:style-name="P21"><text:span text:style-name="T10">Server</text:span></text:p>
          </draw:text-box>
        </draw:frame>
        <draw:line draw:style-name="gr7" draw:text-style-name="P4" draw:layer="layout" svg:x1="7.5cm" svg:y1="8.5cm" svg:x2="20.5cm" svg:y2="8.5cm">
          <text:p text:style-name="P1"/>
        </draw:line>
        <draw:custom-shape draw:style-name="gr12" draw:text-style-name="P12" draw:layer="layout" svg:width="4cm" svg:height="1.5cm" svg:x="12.5cm" svg:y="6cm">
          <text:p text:style-name="P6"><text:span text:style-name="T10">Finished</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3.5cm" svg:height="0.962cm" svg:x="12.5cm" svg:y="10.88cm">
          <draw:text-box>
            <text:p text:style-name="P1"><text:span text:style-name="T10">VerifyData</text:span></text:p>
          </draw:text-box>
        </draw:frame>
        <draw:custom-shape draw:style-name="gr10" draw:text-style-name="P4" draw:layer="layout" svg:width="3.5cm" svg:height="2cm" svg:x="12.5cm" svg:y="10.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11" draw:layer="layout" svg:width="1.882cm" svg:height="0.962cm" svg:x="16.088cm" svg:y="11cm">
          <draw:text-box>
            <text:p text:style-name="P1"><text:span text:style-name="T10">MAC</text:span></text:p>
          </draw:text-box>
        </draw:frame>
        <draw:frame draw:style-name="gr6" draw:text-style-name="P5" draw:layer="layout" svg:width="3.703cm" svg:height="1.475cm" svg:x="16cm" svg:y="12.025cm">
          <draw:text-box>
            <text:p text:style-name="P1"><text:span text:style-name="T4">E</text:span><text:span text:style-name="T5">session_key</text:span></text:p>
          </draw:text-box>
        </draw:frame>
        <draw:frame draw:style-name="gr25" draw:text-style-name="P23" draw:layer="layout" svg:width="18cm" svg:height="5.056cm" svg:x="5cm" svg:y="15.5cm">
          <draw:text-box>
            <text:p text:style-name="P6"><text:span text:style-name="T19">verify_data</text:span></text:p>
            <text:p text:style-name="P6"><text:span text:style-name="T19">=</text:span></text:p>
            <text:p text:style-name="P6"><text:span text:style-name="T19">PRF(master_secret, finished_label, MD5(handshake_messages) + SHA1(handshake_messages))</text:span></text:p>
          </draw:text-box>
        </draw:frame>
        <presentation:notes draw:style-name="dp2">
          <draw:page-thumbnail draw:style-name="gr1" draw:layer="layout" svg:width="14.824cm" svg:height="11.136cm" svg:x="3.063cm" svg:y="2.256cm" draw:page-number="111" presentation:class="page"/>
          <draw:frame presentation:style-name="pr10" draw:text-style-name="P7" draw:layer="layout" svg:width="16.763cm" svg:height="13.114cm" svg:x="2.091cm" svg:y="14.106cm" presentation:class="notes" presentation:placeholder="true" presentation:user-transformed="true">
            <draw:text-box/>
          </draw:frame>
        </presentation:notes>
      </draw:page>
      <draw:page draw:name="page112" draw:style-name="dp1" draw:master-page-name="Default" presentation:presentation-page-layout-name="AL1T1">
        <draw:frame presentation:style-name="pr1" draw:text-style-name="P1" draw:layer="layout" svg:width="25.199cm" svg:height="8.681cm" svg:x="1.401cm" svg:y="6.16cm" presentation:class="title" presentation:user-transformed="true">
          <draw:text-box>
            <text:p text:style-name="P1">SSL/TLS<text:line-break/>-<text:line-break/>The Handshake<text:line-break/>-<text:line-break/>Re-Handshake</text:p>
          </draw:text-box>
        </draw:frame>
        <presentation:notes draw:style-name="dp2">
          <draw:page-thumbnail draw:style-name="gr1" draw:layer="layout" svg:width="14.832cm" svg:height="11.136cm" svg:x="3.065cm" svg:y="2.256cm" draw:page-number="112" presentation:class="page"/>
          <draw:frame presentation:style-name="pr32" draw:text-style-name="P7" draw:layer="layout" svg:width="16.772cm" svg:height="13.365cm" svg:x="2.093cm" svg:y="14.106cm" presentation:class="notes" presentation:placeholder="true" presentation:user-transformed="true">
            <draw:text-box/>
          </draw:frame>
        </presentation:notes>
      </draw:page>
      <draw:page draw:name="page113"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Initiated by Client: ClientHello</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3.5cm" svg:height="1.5cm" svg:x="12.5cm" svg:y="5cm">
          <text:p text:style-name="P6"><text:span text:style-name="T10">ClientHello</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7.5cm" svg:height="3.095cm" svg:x="9.5cm" svg:y="11.405cm">
          <draw:text-box>
            <text:p text:style-name="P1"><text:span text:style-name="T10">Version</text:span></text:p>
            <text:p text:style-name="P1"><text:span text:style-name="T10">CipherSuites</text:span></text:p>
            <text:p text:style-name="P1"><text:span text:style-name="T10">CompressionMethods</text:span></text:p>
            <text:p text:style-name="P1"><text:span text:style-name="T10">Client's Random Nonce</text:span></text:p>
          </draw:text-box>
        </draw:frame>
        <draw:custom-shape draw:style-name="gr10" draw:text-style-name="P4" draw:id="id102" draw:layer="layout" svg:width="7.486cm" svg:height="3.583cm" svg:x="9.5cm" svg:y="11.025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7.5cm" svg:y1="7cm" svg:x2="20.5cm" svg:y2="7cm">
          <text:p text:style-name="P1"/>
        </draw:line>
        <draw:frame draw:style-name="gr6" draw:text-style-name="P5" draw:layer="layout" svg:width="3.703cm" svg:height="1.475cm" svg:x="16.986cm" svg:y="13.525cm">
          <draw:text-box>
            <text:p text:style-name="P1"><text:span text:style-name="T4">E</text:span><text:span text:style-name="T5">session_key</text:span></text:p>
          </draw:text-box>
        </draw:frame>
        <draw:frame draw:style-name="gr6" draw:text-style-name="P11" draw:id="id104" draw:layer="layout" svg:width="3.588cm" svg:height="0.962cm" svg:x="2.5cm" svg:y="10cm">
          <draw:text-box>
            <text:p text:style-name="P1"><text:span text:style-name="T10">3.1 for TLS</text:span></text:p>
          </draw:text-box>
        </draw:frame>
        <draw:frame draw:style-name="gr6" draw:text-style-name="P12" draw:id="id103" draw:layer="layout" svg:width="7.021cm" svg:height="2.384cm" svg:x="3.927cm" svg:y="16.038cm">
          <draw:text-box>
            <text:p text:style-name="P6"><text:span text:style-name="T10">For Key-Generation</text:span></text:p>
            <text:p text:style-name="P6"><text:span text:style-name="T10">4 Bytes for Time of Day</text:span></text:p>
            <text:p text:style-name="P6"><text:span text:style-name="T10">28 Bytes Random</text:span></text:p>
          </draw:text-box>
        </draw:frame>
        <draw:frame draw:style-name="gr6" draw:text-style-name="P11" draw:layer="layout" svg:width="3.791cm" svg:height="0.962cm" svg:x="20cm" svg:y="12.038cm">
          <draw:text-box>
            <text:p text:style-name="P1"><text:span text:style-name="T10">Often NULL</text:span></text:p>
          </draw:text-box>
        </draw:frame>
        <draw:frame draw:style-name="gr6" draw:text-style-name="P11" draw:layer="layout" svg:width="6.264cm" svg:height="1.673cm" svg:x="17cm" svg:y="9cm">
          <draw:text-box>
            <text:p text:style-name="P1"><text:span text:style-name="T10">List of Cipher-Tuples</text:span></text:p>
            <text:p text:style-name="P1"><text:span text:style-name="T10">supported by Client</text:span></text:p>
          </draw:text-box>
        </draw:frame>
        <draw:connector draw:style-name="gr7" draw:text-style-name="P4" draw:layer="layout" draw:type="curve" svg:x1="11.291cm" svg:y1="14.608cm" svg:x2="7.437cm" svg:y2="16.038cm" draw:start-shape="id102" draw:start-glue-point="6" draw:end-shape="id103">
          <text:p text:style-name="P1"/>
        </draw:connector>
        <draw:connector draw:style-name="gr7" draw:text-style-name="P4" draw:layer="layout" draw:type="curve" svg:x1="11.291cm" svg:y1="11.025cm" svg:x2="4.294cm" svg:y2="10cm" draw:start-shape="id102" draw:start-glue-point="4" draw:end-shape="id104" draw:end-glue-point="0">
          <text:p text:style-name="P1"/>
        </draw:connector>
        <draw:line draw:style-name="gr7" draw:text-style-name="P4" draw:layer="layout" svg:x1="13cm" svg:y1="12cm" svg:x2="16.5cm" svg:y2="10cm">
          <text:p text:style-name="P1"/>
        </draw:line>
        <draw:line draw:style-name="gr7" draw:text-style-name="P4" draw:layer="layout" svg:x1="16cm" svg:y1="13cm" svg:x2="19.5cm" svg:y2="12.5cm">
          <text:p text:style-name="P1"/>
        </draw:line>
        <presentation:notes draw:style-name="dp2">
          <draw:page-thumbnail draw:style-name="gr1" draw:layer="layout" svg:width="14.84cm" svg:height="11.136cm" svg:x="3.067cm" svg:y="2.256cm" draw:page-number="113" presentation:class="page"/>
          <draw:frame presentation:style-name="pr10" draw:text-style-name="P7" draw:layer="layout" svg:width="16.781cm" svg:height="13.114cm" svg:x="2.095cm" svg:y="14.106cm" presentation:class="notes" presentation:placeholder="true" presentation:user-transformed="true">
            <draw:text-box/>
          </draw:frame>
        </presentation:notes>
      </draw:page>
      <draw:page draw:name="page114" draw:style-name="dp1" draw:master-page-name="Default" presentation:presentation-page-layout-name="AL2T19">
        <draw:frame presentation:style-name="pr1" draw:text-style-name="P1" draw:layer="layout" svg:width="25.199cm" svg:height="3.507cm" svg:x="1.4cm" svg:y="0.837cm" presentation:class="title" presentation:user-transformed="true">
          <draw:text-box>
            <text:p text:style-name="P1">Initiated by Server: HelloRequest</text:p>
          </draw:text-box>
        </draw:frame>
        <draw:custom-shape draw:style-name="gr4" draw:text-style-name="P4" draw:layer="layout" svg:width="2cm" svg:height="2cm" svg:x="5.5cm" svg:y="6cm">
          <text:p text:style-name="P1"/>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2cm" svg:x="20.5cm" svg:y="6cm">
          <text:p text:style-name="P1"/>
          <draw:enhanced-geometry svg:viewBox="0 0 21600 21600" draw:glue-points="10800 0 0 10800 10800 21600 21600 10800" draw:type="flowchart-process" draw:enhanced-path="M 0 0 L 21600 0 21600 21600 0 21600 0 0 Z N"/>
        </draw:custom-shape>
        <draw:frame draw:style-name="gr6" draw:text-style-name="P11" draw:layer="layout" svg:width="2.098cm" svg:height="0.962cm" svg:x="5.5cm" svg:y="5cm">
          <draw:text-box>
            <text:p text:style-name="P1"><text:span text:style-name="T10">Client</text:span></text:p>
          </draw:text-box>
        </draw:frame>
        <draw:frame draw:style-name="gr8" draw:text-style-name="P22" draw:layer="layout" svg:width="2.5cm" svg:height="0.962cm" svg:x="20.5cm" svg:y="4.538cm">
          <draw:text-box>
            <text:p text:style-name="P21"><text:span text:style-name="T10">Server</text:span></text:p>
          </draw:text-box>
        </draw:frame>
        <draw:custom-shape draw:style-name="gr12" draw:text-style-name="P12" draw:layer="layout" svg:width="4cm" svg:height="1.5cm" svg:x="12.5cm" svg:y="5cm">
          <text:p text:style-name="P6"><text:span text:style-name="T10">HelloRequest</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9" draw:text-style-name="P11" draw:layer="layout" svg:width="5.5cm" svg:height="0.962cm" svg:x="10.738cm" svg:y="11.38cm">
          <draw:text-box>
            <text:p text:style-name="P1"><text:span text:style-name="T10">HandshakeType</text:span></text:p>
          </draw:text-box>
        </draw:frame>
        <draw:custom-shape draw:style-name="gr10" draw:text-style-name="P4" draw:layer="layout" svg:width="5cm" svg:height="1.975cm" svg:x="10.738cm" svg:y="11cm">
          <text:p text:style-name="P1"/>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7" draw:text-style-name="P4" draw:layer="layout" svg:x1="7.5cm" svg:y1="7cm" svg:x2="20.5cm" svg:y2="7cm">
          <text:p text:style-name="P1"/>
        </draw:line>
        <draw:frame draw:style-name="gr6" draw:text-style-name="P5" draw:layer="layout" svg:width="3.703cm" svg:height="1.475cm" svg:x="15.738cm" svg:y="12.475cm">
          <draw:text-box>
            <text:p text:style-name="P1"><text:span text:style-name="T4">E</text:span><text:span text:style-name="T5">session_key</text:span></text:p>
          </draw:text-box>
        </draw:frame>
        <presentation:notes draw:style-name="dp2">
          <draw:page-thumbnail draw:style-name="gr1" draw:layer="layout" svg:width="14.832cm" svg:height="11.136cm" svg:x="3.065cm" svg:y="2.256cm" draw:page-number="114" presentation:class="page"/>
          <draw:frame presentation:style-name="pr10" draw:text-style-name="P7" draw:layer="layout" svg:width="16.772cm" svg:height="13.114cm" svg:x="2.093cm" svg:y="14.106cm" presentation:class="notes" presentation:placeholder="true" presentation:user-transformed="true">
            <draw:text-box/>
          </draw:frame>
        </presentation:notes>
      </draw:page>
      <draw:page draw:name="page115" draw:style-name="dp1" draw:master-page-name="Default" presentation:presentation-page-layout-name="AL2T19">
        <draw:frame presentation:style-name="pr1" draw:text-style-name="P1" draw:layer="layout" svg:width="25.199cm" svg:height="8.681cm" svg:x="1.401cm" svg:y="6.16cm" presentation:class="title" presentation:user-transformed="true">
          <draw:text-box>
            <text:p text:style-name="P1">SSL/TLS<text:line-break/>-<text:line-break/>Anonymous Server<text:line-break/>-<text:line-break/>MISSING</text:p>
          </draw:text-box>
        </draw:frame>
        <presentation:notes draw:style-name="dp2">
          <draw:page-thumbnail draw:style-name="gr1" draw:layer="layout" svg:width="14.856cm" svg:height="11.136cm" svg:x="3.071cm" svg:y="2.256cm" draw:page-number="115" presentation:class="page"/>
          <draw:frame presentation:style-name="pr10" draw:text-style-name="P2" draw:layer="layout" svg:width="16.799cm" svg:height="13.114cm" svg:x="2.099cm" svg:y="14.106cm" presentation:class="notes" presentation:placeholder="true">
            <draw:text-box/>
          </draw:frame>
        </presentation:notes>
      </draw:page>
      <draw:page draw:name="page116" draw:style-name="dp1" draw:master-page-name="Default" presentation:presentation-page-layout-name="AL1T1">
        <draw:frame presentation:style-name="pr33" draw:text-style-name="P1" draw:layer="layout" svg:width="25.199cm" svg:height="3.507cm" svg:x="1.4cm" svg:y="0.837cm" presentation:class="title" presentation:user-transformed="true">
          <draw:text-box>
            <text:p text:style-name="P1">SSH2</text:p>
          </draw:text-box>
        </draw:frame>
        <draw:frame presentation:style-name="pr25" draw:text-style-name="P3" draw:layer="layout" svg:width="25.6cm" svg:height="16.5cm" svg:x="1.4cm" svg:y="4cm" presentation:class="outline" presentation:user-transformed="true">
          <draw:text-box>
            <text:list text:style-name="L2">
              <text:list-item>
                <text:p text:style-name="P3">secure endpoint-to-endpoint encryption</text:p>
              </text:list-item>
            </text:list>
            <text:list text:style-name="L2">
              <text:list-item>
                <text:p text:style-name="P3">SSH was originally developed by ...</text:p>
              </text:list-item>
            </text:list>
            <text:list text:style-name="L2">
              <text:list-item>
                <text:p text:style-name="P3">SSH1: obsolete, insecure</text:p>
              </text:list-item>
            </text:list>
            <text:list text:style-name="L2">
              <text:list-item>
                <text:p text:style-name="P3">no trusted CA needed (but support for a PKI exists)</text:p>
              </text:list-item>
            </text:list>
            <text:list text:style-name="L2">
              <text:list-item>
                <text:p text:style-name="P3">RFC????</text:p>
              </text:list-item>
            </text:list>
          </draw:text-box>
        </draw:frame>
        <presentation:notes draw:style-name="dp2">
          <draw:page-thumbnail draw:style-name="gr1" draw:layer="layout" svg:width="14.856cm" svg:height="11.136cm" svg:x="3.071cm" svg:y="2.256cm" draw:page-number="116" presentation:class="page"/>
          <draw:frame presentation:style-name="pr34" draw:text-style-name="P7" draw:layer="layout" svg:width="16.799cm" svg:height="13.365cm" svg:x="2.099cm" svg:y="14.106cm" presentation:class="notes" presentation:placeholder="true" presentation:user-transformed="true">
            <draw:text-box/>
          </draw:frame>
        </presentation:notes>
      </draw:page>
      <draw:page draw:name="page117" draw:style-name="dp1" draw:master-page-name="Default" presentation:presentation-page-layout-name="AL1T1">
        <draw:frame presentation:style-name="pr1" draw:text-style-name="P1" draw:layer="layout" svg:width="25.199cm" svg:height="3.507cm" svg:x="1.4cm" svg:y="0.837cm" presentation:class="title">
          <draw:text-box>
            <text:p text:style-name="P1">TODO</text:p>
          </draw:text-box>
        </draw:frame>
        <draw:frame presentation:style-name="pr9" draw:text-style-name="P3" draw:layer="layout" svg:width="25.199cm" svg:height="13.629cm" svg:x="1.4cm" svg:y="4.914cm" presentation:class="outline" presentation:user-transformed="true">
          <draw:text-box>
            <text:list text:style-name="L2">
              <text:list-item>
                <text:p text:style-name="P3">SSH2</text:p>
              </text:list-item>
            </text:list>
            <text:list text:style-name="L2">
              <text:list-item>
                <text:p text:style-name="P3">IPSec</text:p>
              </text:list-item>
            </text:list>
            <text:list text:style-name="L2">
              <text:list-item>
                <text:p text:style-name="P3">Needham-Schroeder</text:p>
              </text:list-item>
            </text:list>
            <text:list text:style-name="L2">
              <text:list-item>
                <text:p text:style-name="P3">Diffie-Hellman</text:p>
              </text:list-item>
            </text:list>
            <text:list text:style-name="L2">
              <text:list-item>
                <text:p text:style-name="P3">HTTP *-auth</text:p>
              </text:list-item>
            </text:list>
            <text:list text:style-name="L2">
              <text:list-item>
                <text:p text:style-name="P3">S/Key</text:p>
              </text:list-item>
            </text:list>
            <text:list text:style-name="L2">
              <text:list-item>
                <text:p text:style-name="P3">SRP</text:p>
              </text:list-item>
            </text:list>
            <text:list text:style-name="L2">
              <text:list-item>
                <text:p text:style-name="P3">IPv6</text:p>
              </text:list-item>
            </text:list>
          </draw:text-box>
        </draw:frame>
        <presentation:notes draw:style-name="dp2">
          <draw:page-thumbnail draw:style-name="gr1" draw:layer="layout" svg:width="14.856cm" svg:height="11.136cm" svg:x="3.071cm" svg:y="2.256cm" draw:page-number="117" presentation:class="page"/>
          <draw:frame presentation:style-name="pr10" draw:text-style-name="P2" draw:layer="layout" svg:width="16.799cm" svg:height="13.114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Albany AMT'" style:font-pitch-asian="variable" style:font-size-asian="24pt" style:language-asian="de" style:country-asian="DE" style:font-family-complex="'Albany AMT'"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lbany AMT'"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888cm" svg:height="1.049cm" svg:x="0cm" svg:y="0cm">
        <draw:text-box>
          <text:p text:style-name="P1"><text:span text:style-name="T1"><presentation:header/></text:span></text:p>
        </draw:text-box>
      </draw:frame>
      <draw:frame draw:style-name="gr1" draw:text-style-name="P4" draw:layer="backgroundobjects" svg:width="12.888cm" svg:height="1.049cm" svg:x="16.811cm" svg:y="0cm">
        <draw:text-box>
          <text:p text:style-name="P3"><text:span text:style-name="T1"><presentation:date-time/></text:span></text:p>
        </draw:text-box>
      </draw:frame>
      <draw:frame draw:style-name="gr2" draw:text-style-name="P2" draw:layer="backgroundobjects" svg:width="12.888cm" svg:height="1.049cm" svg:x="0cm" svg:y="19.95cm">
        <draw:text-box>
          <text:p text:style-name="P1"><text:span text:style-name="T1"><presentation:footer/></text:span></text:p>
        </draw:text-box>
      </draw:frame>
      <draw:frame draw:style-name="gr2" draw:text-style-name="P4" draw:layer="backgroundobjects" svg:width="12.888cm" svg:height="1.049cm" svg:x="16.811cm" svg:y="19.95cm">
        <draw:text-box>
          <text:p text:style-name="P3"><text:span text:style-name="T1"><text:page-number>24</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presentation:user-transformed="true">
        <draw:text-box/>
      </draw:frame>
      <draw:frame presentation:style-name="Default-outline1" draw:layer="backgroundobjects" svg:width="25.199cm" svg:height="13.859cm" svg:x="1.4cm" svg:y="4.914cm" presentation:class="outline" presentation:placeholder="true" presentation:user-transformed="true">
        <draw:text-box/>
      </draw:frame>
      <draw:frame presentation:style-name="pr1" draw:text-style-name="P2" draw:layer="backgroundobjects" svg:width="6.523cm" svg:height="1.448cm" svg:x="1.4cm" svg:y="19.131cm" presentation:class="date-time" presentation:user-transformed="true">
        <draw:text-box>
          <text:p text:style-name="P2"><text:span text:style-name="T1"><presentation:date-time/></text:span></text:p>
        </draw:text-box>
      </draw:frame>
      <draw:frame presentation:style-name="pr1" draw:text-style-name="P5" draw:layer="backgroundobjects" svg:width="8.875cm" svg:height="1.448cm" svg:x="9.576cm" svg:y="19.131cm" presentation:class="footer" presentation:user-transformed="true">
        <draw:text-box>
          <text:p text:style-name="P5"><text:span text:style-name="T1"><presentation:footer/></text:span></text:p>
        </draw:text-box>
      </draw:frame>
      <draw:frame presentation:style-name="pr1" draw:text-style-name="P4" draw:layer="backgroundobjects" svg:width="6.523cm" svg:height="1.448cm" svg:x="20.076cm" svg:y="19.131cm" presentation:class="page-number" presentation:user-transformed="true">
        <draw:text-box>
          <text:p text:style-name="P4"><text:span text:style-name="T1"><text:page-number>24</text:page-number></text:span></text:p>
        </draw:text-box>
      </draw:frame>
      <presentation:notes style:page-layout-name="PM2">
        <draw:page-thumbnail presentation:style-name="Default-title" draw:layer="backgroundobjects" svg:width="14.856cm" svg:height="11.136cm" svg:x="3.071cm" svg:y="2.256cm" presentation:class="page"/>
        <draw:frame presentation:style-name="Default-notes" draw:layer="backgroundobjects" svg:width="16.799cm" svg:height="13.364cm" svg:x="2.099cm" svg:y="14.106cm" presentation:class="notes" presentation:placeholder="true" presentation:user-transformed="true">
          <draw:text-box/>
        </draw:frame>
        <draw:frame presentation:style-name="pr2" draw:text-style-name="P2" draw:layer="backgroundobjects" svg:width="9.113cm" svg:height="1.484cm" svg:x="0cm" svg:y="0cm" presentation:class="header" presentation:user-transformed="true">
          <draw:text-box>
            <text:p text:style-name="P2"><text:span text:style-name="T1"><presentation:header/></text:span></text:p>
          </draw:text-box>
        </draw:frame>
        <draw:frame presentation:style-name="pr2" draw:text-style-name="P4" draw:layer="backgroundobjects" svg:width="9.113cm" svg:height="1.484cm" svg:x="11.886cm" svg:y="0cm" presentation:class="date-time" presentation:user-transformed="true">
          <draw:text-box>
            <text:p text:style-name="P4"><text:span text:style-name="T1"><presentation:date-time/></text:span></text:p>
          </draw:text-box>
        </draw:frame>
        <draw:frame presentation:style-name="pr3" draw:text-style-name="P2" draw:layer="backgroundobjects" svg:width="9.113cm" svg:height="1.484cm" svg:x="0cm" svg:y="28.215cm" presentation:class="footer" presentation:user-transformed="true">
          <draw:text-box>
            <text:p text:style-name="P2"><text:span text:style-name="T1"><presentation:footer/></text:span></text:p>
          </draw:text-box>
        </draw:frame>
        <draw:frame presentation:style-name="pr3" draw:text-style-name="P4" draw:layer="backgroundobjects" svg:width="9.113cm" svg:height="1.484cm" svg:x="11.886cm" svg:y="28.215cm" presentation:class="page-number" presentation:user-transformed="true">
          <draw:text-box>
            <text:p text:style-name="P4"><text:span text:style-name="T1"><text:page-number>2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Thomas</meta:initial-creator>
    <meta:creation-date>2005-10-07T12:07:14</meta:creation-date>
    <dc:date>2007-01-31T13:54:57</dc:date>
    <dc:language>de-DE</dc:language>
    <meta:editing-cycles>181</meta:editing-cycles>
    <meta:editing-duration>P2DT6H34M6S</meta:editing-duration>
    <meta:user-defined meta:name="Info 1"/>
    <meta:user-defined meta:name="Info 2"/>
    <meta:user-defined meta:name="Info 3"/>
    <meta:user-defined meta:name="Info 4"/>
    <meta:document-statistic meta:object-count="1371"/>
  </office:meta>
</office:document-meta>
</file>